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7708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3.861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16in" fo:margin-left="-0.0417in" fo:margin-top="0in" fo:margin-bottom="0in" table:align="left"/>
    </style:style>
    <style:style style:name="Table2.A" style:family="table-column">
      <style:table-column-properties style:column-width="0.7493in"/>
    </style:style>
    <style:style style:name="Table2.B" style:family="table-column">
      <style:table-column-properties style:column-width="4.266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3125in" fo:margin-left="-0.0417in" fo:margin-top="0in" fo:margin-bottom="0in" table:align="left"/>
    </style:style>
    <style:style style:name="Table3.A" style:family="table-column">
      <style:table-column-properties style:column-width="0.6847in"/>
    </style:style>
    <style:style style:name="Table3.B" style:family="table-column">
      <style:table-column-properties style:column-width="4.6278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4a9aa" style:font-weight-asian="normal" style:font-weight-complex="normal"/>
    </style:style>
    <style:style style:name="P4"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8"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9" style:family="paragraph" style:parent-style-name="Heading_20_2">
      <loext:graphic-properties draw:fill-gradient-name="gradient" draw:fill-hatch-name="hatch"/>
      <style:paragraph-properties fo:margin-top="0in" fo:margin-bottom="0in" style:contextual-spacing="true"/>
    </style:style>
    <style:style style:name="P10"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47bd7"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2b115"/>
    </style:style>
    <style:style style:name="P1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4a9aa"/>
    </style:style>
    <style:style style:name="P20"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22"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3"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24" style:family="paragraph" style:parent-style-name="Standard">
      <loext:graphic-properties draw:fill-gradient-name="gradient" draw:fill-hatch-name="hatch"/>
      <style:paragraph-properties fo:margin-top="0in" fo:margin-bottom="0in" style:contextual-spacing="tru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erif" fo:font-size="12pt" fo:language="en" fo:country="US" style:font-size-asian="12pt" style:font-size-complex="12pt"/>
    </style:style>
    <style:style style:name="P25" style:family="paragraph" style:parent-style-name="Standard">
      <loext:graphic-properties draw:fill-gradient-name="gradient" draw:fill-hatch-name="hatch"/>
      <style:paragraph-properties fo:margin-top="0in" fo:margin-bottom="0in" style:contextual-spacing="tru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Liberation Serif" fo:font-size="12pt" style:font-size-asian="12pt" style:font-size-complex="12pt"/>
    </style:style>
    <style:style style:name="P26" style:family="paragraph" style:parent-style-name="Standard">
      <loext:graphic-properties draw:fill-gradient-name="gradient" draw:fill-hatch-name="hatch"/>
      <style:paragraph-properties fo:margin-top="0in" fo:margin-bottom="0in" style:contextual-spacing="true"/>
      <style:text-properties style:font-name="Liberation Serif" fo:font-size="12pt" officeooo:paragraph-rsid="0010d860" style:font-size-asian="12pt" style:font-size-complex="12pt"/>
    </style:style>
    <style:style style:name="P27" style:family="paragraph" style:parent-style-name="Standard">
      <loext:graphic-properties draw:fill-gradient-name="gradient" draw:fill-hatch-name="hatch"/>
      <style:paragraph-properties fo:margin-top="0in" fo:margin-bottom="0in" style:contextual-spacing="true"/>
    </style:style>
    <style:style style:name="P28"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9"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30"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officeooo:paragraph-rsid="0010d860" style:font-size-asian="12pt" style:font-size-complex="12pt"/>
    </style:style>
    <style:style style:name="P31" style:family="paragraph" style:parent-style-name="Text_20_body">
      <style:text-properties fo:font-weight="normal" officeooo:paragraph-rsid="0010d860" style:font-weight-asian="normal" style:font-weight-complex="normal"/>
    </style:style>
    <style:style style:name="P32"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3" style:family="paragraph" style:parent-style-name="Text_20_body">
      <loext:graphic-properties draw:fill-gradient-name="gradient" draw:fill-hatch-name="hatch"/>
      <style:paragraph-properties fo:margin-top="0in" fo:margin-bottom="0in" style:contextual-spacing="true"/>
      <style:text-properties fo:font-weight="normal" officeooo:rsid="00147bd7" officeooo:paragraph-rsid="00147bd7" style:font-weight-asian="normal" style:font-weight-complex="normal"/>
    </style:style>
    <style:style style:name="P34" style:family="paragraph" style:parent-style-name="Text_20_body">
      <loext:graphic-properties draw:fill-gradient-name="gradient" draw:fill-hatch-name="hatch"/>
      <style:paragraph-properties fo:margin-top="0in" fo:margin-bottom="0in" style:contextual-spacing="true"/>
      <style:text-properties fo:font-weight="normal" officeooo:paragraph-rsid="00147bd7" style:font-weight-asian="normal" style:font-weight-complex="normal"/>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3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38" style:family="paragraph" style:parent-style-name="Text_20_body">
      <loext:graphic-properties draw:fill-gradient-name="gradient" draw:fill-hatch-name="hatch"/>
      <style:paragraph-properties fo:margin-top="0in" fo:margin-bottom="0in" style:contextual-spacing="true"/>
      <style:text-properties officeooo:rsid="0014fb04" officeooo:paragraph-rsid="0014fb04"/>
    </style:style>
    <style:style style:name="P39" style:family="paragraph" style:parent-style-name="Text_20_body">
      <loext:graphic-properties draw:fill-gradient-name="gradient" draw:fill-hatch-name="hatch"/>
      <style:paragraph-properties fo:margin-top="0in" fo:margin-bottom="0in" style:contextual-spacing="true"/>
      <style:text-properties officeooo:paragraph-rsid="0014fb04"/>
    </style:style>
    <style:style style:name="P40" style:family="paragraph" style:parent-style-name="Title">
      <loext:graphic-properties draw:fill-gradient-name="gradient" draw:fill-hatch-name="hatch"/>
      <style:paragraph-properties fo:margin-top="0in" fo:margin-bottom="0in" style:contextual-spacing="true"/>
      <style:text-properties officeooo:paragraph-rsid="0012b115"/>
    </style:style>
    <style:style style:name="P41"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10d860"/>
    </style:style>
    <style:style style:name="T4" style:family="text">
      <style:text-properties fo:font-variant="normal" fo:text-transform="none" fo:color="#0f0f0f" loext:opacity="100%" style:font-name="Roboto" fo:font-size="10.5pt" fo:letter-spacing="normal" fo:font-style="normal" fo:font-weight="normal" officeooo:rsid="0019a978"/>
    </style:style>
    <style:style style:name="T5" style:family="text">
      <style:text-properties fo:font-variant="normal" fo:text-transform="none" fo:color="#0f0f0f" loext:opacity="100%" style:font-name="Roboto" fo:font-size="10.5pt" fo:letter-spacing="normal" fo:font-style="normal" fo:font-weight="normal" officeooo:rsid="0014a9aa"/>
    </style:style>
    <style:style style:name="T6" style:family="text">
      <style:text-properties fo:font-variant="normal" fo:text-transform="none" fo:color="#0f0f0f" loext:opacity="100%" style:font-name="Roboto1" fo:font-size="13pt" fo:letter-spacing="normal" fo:font-style="normal" fo:font-weight="normal" style:font-size-asian="13pt" style:font-size-complex="13pt"/>
    </style:style>
    <style:style style:name="T7" style:family="text">
      <style:text-properties fo:font-variant="normal" fo:text-transform="none" fo:color="#0f0f0f" loext:opacity="100%" style:font-name="Roboto1" fo:font-size="13pt" fo:letter-spacing="normal" fo:font-style="normal" fo:font-weight="normal" officeooo:rsid="0010d860" style:font-size-asian="13pt" style:font-size-complex="13pt"/>
    </style:style>
    <style:style style:name="T8" style:family="text">
      <style:text-properties fo:font-variant="normal" fo:text-transform="none" fo:color="#0f0f0f" loext:opacity="100%" style:font-name="Roboto1" fo:font-size="13pt" fo:letter-spacing="normal" fo:font-style="normal" fo:font-weight="normal" officeooo:rsid="0012b115" style:font-size-asian="13pt" style:font-size-complex="13pt"/>
    </style:style>
    <style:style style:name="T9" style:family="text">
      <style:text-properties fo:font-variant="normal" fo:text-transform="none" fo:color="#0f0f0f" loext:opacity="100%" style:font-name="Roboto1" fo:font-size="13pt" fo:letter-spacing="normal" fo:font-style="normal" fo:font-weight="normal" officeooo:rsid="0023e46a" style:font-size-asian="13pt" style:font-size-complex="13pt"/>
    </style:style>
    <style:style style:name="T10" style:family="text">
      <style:text-properties fo:font-variant="normal" fo:text-transform="none" fo:color="#0f0f0f" loext:opacity="100%" style:font-name="Roboto1" fo:font-size="13pt" fo:letter-spacing="normal" fo:font-style="normal" fo:font-weight="normal" officeooo:rsid="001344a7" style:font-size-asian="13pt" style:font-size-complex="13pt"/>
    </style:style>
    <style:style style:name="T11" style:family="text">
      <style:text-properties fo:font-variant="normal" fo:text-transform="none" fo:color="#0f0f0f" loext:opacity="100%" style:font-name="Roboto1" fo:font-size="13pt" fo:letter-spacing="normal" fo:font-style="normal" fo:font-weight="normal" officeooo:rsid="0019a978" fo:background-color="transparent" loext:char-shading-value="0" style:font-size-asian="13pt" style:font-size-complex="13pt" loext:padding="0in" loext:border="none"/>
    </style:style>
    <style:style style:name="T12" style:family="text">
      <style:text-properties fo:font-variant="normal" fo:text-transform="none" fo:color="#0f0f0f" loext:opacity="100%" style:font-name="Roboto1" fo:font-size="13pt" fo:letter-spacing="normal" fo:font-style="normal" fo:font-weight="normal" officeooo:rsid="0012b115" fo:background-color="transparent" loext:char-shading-value="0" style:font-size-asian="13pt" style:font-size-complex="13pt" loext:padding="0in" loext:border="none"/>
    </style:style>
    <style:style style:name="T13" style:family="text">
      <style:text-properties officeooo:rsid="001a63e3"/>
    </style:style>
    <style:style style:name="T14" style:family="text">
      <style:text-properties officeooo:rsid="0010d860"/>
    </style:style>
    <style:style style:name="T15" style:family="text">
      <style:text-properties style:text-outline="false" style:text-line-through-style="none" style:text-line-through-type="none" style:font-name="Liberation Sans" fo:font-size="10pt" fo:font-style="normal" fo:text-shadow="none" style:text-underline-style="none" fo:font-weight="normal" fo:background-color="transparent" loext:char-shading-value="0" style:font-size-asian="10pt" style:font-style-asian="normal" style:font-weight-asian="normal" style:text-emphasize="none" loext:padding="0in" loext:border="none"/>
    </style:style>
    <style:style style:name="T16" style:family="text">
      <style:text-properties officeooo:rsid="0012b115"/>
    </style:style>
    <style:style style:name="T17" style:family="text">
      <style:text-properties officeooo:rsid="001344a7"/>
    </style:style>
    <style:style style:name="T18" style:family="text">
      <style:text-properties fo:color="#000000" loext:opacity="100%" fo:language="en" fo:country="US"/>
    </style:style>
    <style:style style:name="T19" style:family="text">
      <style:text-properties fo:color="#000000" loext:opacity="100%" fo:language="en" fo:country="US" officeooo:rsid="001344a7"/>
    </style:style>
    <style:style style:name="T20" style:family="text">
      <style:text-properties officeooo:rsid="00147bd7"/>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14a9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5"/></text:p>
      <text:p text:style-name="P40"><text:span text:style-name="T1">ActInf Livestream 047 ~ “Enactive-Dynamic Social Cognition” &amp; “Active Inference and Abduction”</text:span></text:p>
      <text:p text:style-name="P35"/>
      <text:p text:style-name="P35"/>
      <text:p text:style-name="P36"><text:span text:style-name="T1"/></text:p>
      <text:p text:style-name="P11">Discussion<text:span text:style-name="T16">s</text:span> of t<text:span text:style-name="T16">wo</text:span> <text:span text:style-name="T16">2021 </text:span>paper<text:span text:style-name="T16">s:</text:span></text:p>
      <text:p text:style-name="P11">“Enactive-Dynamic Social Cognition and Active Inference” by Inês Hipólito &amp; Thomas van Es</text:p>
      <text:p text:style-name="P11"><text:a xlink:type="simple" xlink:href="http://philsci-archive.pitt.edu/20352/" text:style-name="Internet_20_link" text:visited-style-name="Visited_20_Internet_20_Link">http://philsci-archive.pitt.edu/20352/</text:a></text:p>
      <text:p text:style-name="P11"/>
      <text:p text:style-name="P11">“Active Inference and Abduction” by Ahti-Veikko Pietarinen &amp; Majid D. Beni</text:p>
      <text:p text:style-name="P11"><text:a xlink:type="simple" xlink:href="https://link.springer.com/article/10.1007/s12304-021-09432-0" text:style-name="Internet_20_link" text:visited-style-name="Visited_20_Internet_20_Link">https://link.springer.com/article/10.1007/s12304-021-09432-0</text:a></text:p>
      <text:p text:style-name="P11"/>
      <text:p text:style-name="P21"/>
      <text:p text:style-name="P1">Presented by Active Inference Institute in 2022</text:p>
      <text:p text:style-name="P27"/>
      <text:h text:style-name="P2" text:outline-level="1"><text:span text:style-name="T13">Session </text:span>0<text:span text:style-name="T16">47</text:span>.0, <text:span text:style-name="T16">August 3</text:span><text:span text:style-name="T13">, 2022</text:span></text:h>
      <text:p text:style-name="P28"><text:a xlink:type="simple" xlink:href="https://www.youtube.com/watch?v=WKjqw3My_xM" text:style-name="Internet_20_link" text:visited-style-name="Visited_20_Internet_20_Link">https://www.youtube.com/watch?v=WKjqw3My_xM</text:a></text:p>
      <text:p text:style-name="P18"><text:span text:style-name="T7">This video </text:span><text:span text:style-name="T8">offers b</text:span><text:span text:style-name="T11">ackground and </text:span><text:span text:style-name="T12">c</text:span><text:span text:style-name="T11">ontext </text:span><text:span text:style-name="T12">for </text:span><text:span text:style-name="T6">some of the ideas </text:span><text:span text:style-name="T9">in the paper</text:span><text:span text:style-name="T10">s</text:span><text:span text:style-name="T9">.</text:span></text:p>
      <text:p text:style-name="P13"/>
      <text:p text:style-name="P17"/>
      <text:h text:style-name="P9" text:outline-level="2"><text:span text:style-name="T14">SESSION SPEAKER</text:span>S</text:h>
      <text:p text:style-name="P23">Daniel Friedman, Dean Tickles, Stephen Sillett</text:p>
      <text:p text:style-name="P23"/>
      <text:p text:style-name="P23"/>
      <text:h text:style-name="P5" text:outline-level="2">CONTENTS</text:h>
      <table:table table:name="Table1" table:style-name="Table1">
        <table:table-column table:style-name="Table1.A"/>
        <table:table-column table:style-name="Table1.B"/>
        <table:table-row table:style-name="Table1.1">
          <table:table-cell table:style-name="Table1.A1" office:value-type="string">
            <text:p text:style-name="P22">0:23</text:p>
          </table:table-cell>
          <table:table-cell table:style-name="Table1.A1" office:value-type="string">
            <text:p text:style-name="P10">Introductions.</text:p>
          </table:table-cell>
        </table:table-row>
        <table:table-row table:style-name="Table1.1">
          <table:table-cell table:style-name="Table1.A1" office:value-type="string">
            <text:p text:style-name="P22">16:01</text:p>
          </table:table-cell>
          <table:table-cell table:style-name="Table1.A1" office:value-type="string">
            <text:p text:style-name="P10">Paper Overviews.</text:p>
          </table:table-cell>
        </table:table-row>
        <table:table-row table:style-name="Table1.1">
          <table:table-cell table:style-name="Table1.A1" office:value-type="string">
            <text:p text:style-name="P22">28:58</text:p>
          </table:table-cell>
          <table:table-cell table:style-name="Table1.A1" office:value-type="string">
            <text:p text:style-name="P10">Background in Context.</text:p>
          </table:table-cell>
        </table:table-row>
        <table:table-row table:style-name="Table1.1">
          <table:table-cell table:style-name="Table1.A1" office:value-type="string">
            <text:p text:style-name="P22">43:11</text:p>
          </table:table-cell>
          <table:table-cell table:style-name="Table1.A1" office:value-type="string">
            <text:p text:style-name="P10">Abduction and Semiotics.</text:p>
          </table:table-cell>
        </table:table-row>
        <table:table-row table:style-name="Table1.1">
          <table:table-cell table:style-name="Table1.A1" office:value-type="string">
            <text:p text:style-name="P22">46:18</text:p>
          </table:table-cell>
          <table:table-cell table:style-name="Table1.A1" office:value-type="string">
            <text:p text:style-name="P10">What is Abductive Reasoning?</text:p>
          </table:table-cell>
        </table:table-row>
        <table:table-row table:style-name="Table1.1">
          <table:table-cell table:style-name="Table1.A1" office:value-type="string">
            <text:p text:style-name="P22">46:34</text:p>
          </table:table-cell>
          <table:table-cell table:style-name="Table1.A1" office:value-type="string">
            <text:p text:style-name="P10">Generative Abduction and Selective Abduction.</text:p>
          </table:table-cell>
        </table:table-row>
        <table:table-row table:style-name="Table1.1">
          <table:table-cell table:style-name="Table1.A1" office:value-type="string">
            <text:p text:style-name="P22">57:01</text:p>
          </table:table-cell>
          <table:table-cell table:style-name="Table1.A1" office:value-type="string">
            <text:p text:style-name="P10">Realism and Instrumentalism.</text:p>
          </table:table-cell>
        </table:table-row>
        <table:table-row table:style-name="Table1.1">
          <table:table-cell table:style-name="Table1.A1" office:value-type="string">
            <text:p text:style-name="P22">1:12:47</text:p>
          </table:table-cell>
          <table:table-cell table:style-name="Table1.A1" office:value-type="string">
            <text:p text:style-name="P10">Section 3.</text:p>
          </table:table-cell>
        </table:table-row>
        <table:table-row table:style-name="Table1.1">
          <table:table-cell table:style-name="Table1.A1" office:value-type="string">
            <text:p text:style-name="P22">1:33:44</text:p>
          </table:table-cell>
          <table:table-cell table:style-name="Table1.A1" office:value-type="string">
            <text:p text:style-name="P10">The Leading Principle of Active Inferences.</text:p>
          </table:table-cell>
        </table:table-row>
      </table:table>
      <text:p text:style-name="P27"/>
      <text:p text:style-name="P23"/>
      <text:h text:style-name="P5" text:outline-level="2"><text:span text:style-name="T14">TRANSCRIPT</text:span></text:h>
      <text:p text:style-name="P25"><text:span text:style-name="T18">00:28 Daniel:</text:span></text:p>
      <text:p text:style-name="P25"><text:span text:style-name="T18">Alright. Hello and welcome everyone. This is ActInf Livestream number 47.0. It is August 2022. </text:span><text:soft-page-break/><text:span text:style-name="T18">Welcome to the active inference institute.</text:span></text:p>
      <text:p text:style-name="P25"><text:span text:style-name="T18">We are a participatory online lab and institute that is communication, learning and practicing applied active coherence. You can find us at some of the links on the slide. This is a recorded and an archived and transcribed and published Livestream so please provide us with feedback so we can improve our work. All backgrounds and perspectives are welcome and we'll be following video etiquette for live streams.</text:span></text:p>
      <text:p text:style-name="P25"><text:span text:style-name="T18">Active Coherence lab institute activities are participatory, so do let us know if you want to contribute or get involved, head over to active and click the links to participate directly and to learn more. Well, we are about to set off on a odd numbered and unique adventure in 47.</text:span></text:p>
      <text:p text:style-name="P25"><text:span text:style-name="T18">01:34 We're gain to be discussing and juxtaposing not one paper as per usual, but have a multiple eyes open approach towards two papers. In this situation, we're going to be learning and discussing in a juxtaposed fashion two papers Active Inference and Abduction in 2021 by ATI Vaiko Pieterin and Sajid Beni also will be discussing an active dynamics, social cognition and active inference by Ines Hipolito and Thomas Vin S, also from 2021. All videos, dot, zero, zeros and otherwise are introduction to these ideas and additional context, not a review or evaluation or final word.</text:span></text:p>
      <text:p text:style-name="P25"><text:span text:style-name="T18">And we are going to consistently, we hope, use this coloration of a light red for the abductive paper and a light Bleu for the inactive, leaving the space open for new colors and combinations to arise that demonstrate some Brea of synthesis.</text:span></text:p>
      <text:p text:style-name="P25"><text:span text:style-name="T18">02:39 And we're going to talk in this dot zero with some big questions and go over our aims as well as reading in between those aims, which is a little bit different than many live streams, we're then going to provide overview information on each paper in terms of the aims, the claims, the roadmap and the abstract. We'll then move to a background and context section that will include a lot of information on inaction, semiotics, abductive logic and so on. We'll then move into adjusted position of the two papers and we're going to have a lot of time to discuss with hopefully multiple authors in the upcoming discussions. Dot one, dot two and maybe beyond.</text:span></text:p>
      <text:p text:style-name="P25"><text:span text:style-name="T18">So today we wanted to bring a big picture context, talk about some very interesting threads, provide a little bit of background that helps one enter into this space and then provide an initial juxtaposition and run through these papers.</text:span></text:p>
      <text:p text:style-name="P25"><text:span text:style-name="T18">03:39 That, again, will just get somebody excited to read the papers, dive in more deeply, and bring their own perspective to bear on these very interesting topics. So we'll move to the introductions. I'm Daniel, I'm a researcher in California and I'll talk more about what's exciting in the coming slides. I'll pass it to Dean.</text:span></text:p>
      <text:p text:style-name="P24"/>
      <text:p text:style-name="P25"><text:span text:style-name="T18">04:03 Speaker B:</text:span></text:p>
      <text:p text:style-name="P25"><text:span text:style-name="T18">Good morning. My name is Dean in Calgary and I guess I was maybe the work mind that tried to put this idea together and maybe change a little bit the way that we look. Active inference lab by trying to pull two different papers of seemingly different focuses and then both of those also incorporating the use active inference lab as a methodology to situationally analyze. And so what are the implication for that? So I find that really kind of exciting and I'll pass it over to Stephen.</text:span></text:p>
      <text:p text:style-name="P24"/>
      <text:p text:style-name="P25"><text:span text:style-name="T18">04:43 Speaker C:</text:span></text:p>
      <text:p text:style-name="P25"><text:span text:style-name="T18">So. Thank you, Dean. Yes, Steven here, I'm in Toronto, Canada and I'm really interested in about both of these papers because they both speak a lot to kind of participate approaches in general and the idea of how people are engaging in the world. So the questions around in action is really relevant, as is the abduction piece. So while they're both quite different papers, they're both speaking to me quite strongly.</text:span></text:p>
      <text:p text:style-name="P25"><text:span text:style-name="T18">So that's really interesting. So I'm looking forward to being able to explore that. I work with participation theater, community psychology, community development and multiscale development processes and I'm really excited to just see how this scientific take can meet a more what might be </text:span><text:soft-page-break/><text:span text:style-name="T18">called a practicebased participatory question that I've been looking at.</text:span></text:p>
      <text:p text:style-name="P25"><text:span text:style-name="T18">05:52 So I'll pass it back to Daniel.</text:span></text:p>
      <text:p text:style-name="P24"/>
      <text:p text:style-name="P25"><text:span text:style-name="T18">05:54 Daniel:</text:span></text:p>
      <text:p text:style-name="P25"><text:span text:style-name="T18">Excellent.</text:span></text:p>
      <text:p text:style-name="P25"><text:span text:style-name="T18">Thank you both. And Dean, thanks again for the many month journey, the many email and month and message journey that we've walked because I do hope this will unfold and include in a way that is taking live streams and the kind of materials that we're working through beyond where we have gone. And in spirit of that, I will pass the Dean to introduce some of the big questions here.</text:span></text:p>
      <text:p text:style-name="P24"/>
      <text:p text:style-name="P25"><text:span text:style-name="T18">06:25 Speaker B:</text:span></text:p>
      <text:p text:style-name="P25"><text:span text:style-name="T18">Well, if you're going to pull two papers that don't seem to have a heck of a lot in common in terms of their subject matter, you're going to have to come at it from a little bit of a different angle in terms of not just figuring out what's within a paper, but how those papers might be compared. So we pulled together some questions around the idea of what role as a situational analysis, either tool or reality method, active inference might play in pulling things that seem to be a long ways away and Clark and entangled them.</text:span></text:p>
      <text:p text:style-name="P25"><text:span text:style-name="T18">And so question for basically can active inference be both something that pulls or contains or bounds something and also be the thing bounded or being gripped? What active inference lab or what if active infants is both the thing being contained, say a partitioner line in a table and the cell, so the actual gap that we can actually put more information into what that looked like, what it would look like both as a constraint and a separator simultaneously.</text:span></text:p>
      <text:p text:style-name="P25"><text:span text:style-name="T18">07:36 And I think it's that mutuality piece that we're going to try to tease out in the next few livestreams and what is similar or different in getting a grip on models and a different process, which is modeling.</text:span></text:p>
      <text:p text:style-name="P24"/>
      <text:p text:style-name="P25"><text:span text:style-name="T18">07:51 Daniel:</text:span></text:p>
      <text:p text:style-name="P25"><text:span text:style-name="T18">Thank you. Stephen, do you want to add anything here?</text:span></text:p>
      <text:p text:style-name="P24"/>
      <text:p text:style-name="P25"><text:span text:style-name="T18">07:55 Speaker C:</text:span></text:p>
      <text:p text:style-name="P25"><text:span text:style-name="T18">No, I think that covers a lot of it. The only thing that x that's there is sort of denoting can active inference ModelStream modeling frameworks. So this contextualization of the term sort of comes into play but we're gain to talk about that a bit later. So yeah, thanks.</text:span></text:p>
      <text:p text:style-name="P24"/>
      <text:p text:style-name="P25"><text:span text:style-name="T18">08:16 Daniel:</text:span></text:p>
      <text:p text:style-name="P25"><text:span text:style-name="T18">Awesome.</text:span></text:p>
      <text:p text:style-name="P25"><text:span text:style-name="T18">And this is one of potentially the first hour Aims slides because it is hopefully going to help to come back to this level. The meme here represents this live stream bringing together the two papers in a way where we've had one hand clapping. Now we're going to bring that together into two. You can hear the sound coming out of the Livestream already, especially if you're listening. Dean, what would you describe about our Aims?</text:span></text:p>
      <text:p text:style-name="P25"><text:span text:style-name="T18">Or how would you summarize? One other note I'll add about our name Ames is we ant it to be comprehensive but also to have videos that are listenable and of reasonable temporal duration. So there will be many slides that will have a lot of text copied out of the paper and will merely note pause the video if you'd like to read. But we're just going to move on from many of the text slides. We just really wanted to make sure that all the text was there, invisible.</text:span></text:p>
      <text:p text:style-name="P25"><text:span text:style-name="T18">But we're not going to read everything.</text:span></text:p>
      <text:p text:style-name="P25"><text:span text:style-name="T18">09:17 So please, Dean, summarize what of these Aims you'd like to talk about?</text:span></text:p>
      <text:p text:style-name="P24"/>
      <text:p text:style-name="P25"><text:soft-page-break/><text:span text:style-name="T18">09:23 Speaker B:</text:span></text:p>
      <text:p text:style-name="P25"><text:span text:style-name="T18">I'm just going to talk about sort of the root of each one of these bullets, which is take a closer look at the realism instrumentalism debate. I don't have to go into what that is if you've been a participant in it. You know, what we're describing reinforce a two eyes open approach where one eye takes in the pair of active inference papers, the active dynamic social condition and abduction, while the other eye manifests active coherence lab, an integrator of both.</text:span></text:p>
      <text:p text:style-name="P25"><text:span text:style-name="T18">Because we think that it actually can do that without blending. It can actually cause a weave or a braid. And then the third bullet is make explicit the absolute necessity if we're going to do those first two things of understanding the temporal depth of models that would actually incorporate two papers of seeming distant topics as we make active inference into two different subjects. And then just while we did is pulled out different things that the authors noted about their peers.</text:span></text:p>
      <text:p text:style-name="P24"/>
      <text:p text:style-name="P25"><text:span text:style-name="T18">10:29 Daniel:</text:span></text:p>
      <text:p text:style-name="P25"><text:span text:style-name="T18">Thank you.</text:span></text:p>
      <text:p text:style-name="P25"><text:span text:style-name="T18">And Stephen, if you could carry forth with reading in between those Aims or adding anything you'd like from this slide.</text:span></text:p>
      <text:p text:style-name="P24"/>
      <text:p text:style-name="P25"><text:span text:style-name="T18">10:36 Speaker C:</text:span></text:p>
      <text:p text:style-name="P25"><text:span text:style-name="T18">Yeah. Thanks, Daniel. So one set of authors says is really looking at instrumentalism and as a valid scientific perspective, but that then describes this question about the road towards realism and normalism. So where the idea is that in one paper that instrumentalism is the way to sort of culture or to sort of hold ourselves in this scientific work, well, that can be challenged and we would see ways that we might need to loosen that when we get into participatory approaches.</text:span></text:p>
      <text:p text:style-name="P25"><text:span text:style-name="T18">So something in between which loosens that scientific space and the practice space. So the same with the second point where, okay, is instrumentalism the way forward?</text:span></text:p>
      <text:p text:style-name="P25"><text:span text:style-name="T18">11:40 So what constitutes behaviors when living in a niche? What constitutes living beings? And how do we resolve which way forward?</text:span></text:p>
      <text:p text:style-name="P25"><text:span text:style-name="T18">So if there are contradictions, should we reconcile them? If we're in a team trying to use this, should we just live with them and just move forward? Or where should we actually highlight them? So this is, in a way, trying to think outside of maybe this sort of laser focus on the scientific philosophical point and saying, okay, when we're trying to bring these into a team context, would we loosen some of that? It just mentions here to give and application.</text:span></text:p>
      <text:p text:style-name="P25"><text:span text:style-name="T18">Should we then also think about active inference being prefaced or suffix, adaptive active coherence, effective active inference or active inference modeling? How important is that clarification to then also think about how the instrumentalism realism piece might be utilized in these other ways?</text:span></text:p>
      <text:p text:style-name="P25"><text:span text:style-name="T18">12:48 Do we need to position fully in one, fully on another? And if we're in between, can there be greater or lesser access to knowing based on the context? So often in participation, we work different types of practices.</text:span></text:p>
      <text:p text:style-name="P25"><text:span text:style-name="T18">The context is key. And then this sort of speaks a little bit to my own idea of the cocreative work. And I know that Daniel is very much with teams and Dean's very much with transformation. Often there's a co correlation piece. There's a bit where you want to support the butterfly without crushing it.</text:span></text:p>
      <text:p text:style-name="P25"><text:span text:style-name="T18">There's something quite delicate there. So how can we at times bring this into spaces where it's a correlation space, where there's modeling happening in a more subtle contextual way? And while we have these scientific definitions and strategic designs and hard analysis and they're useful, we don't want them to crush what's happening.</text:span></text:p>
      <text:p text:style-name="P25"><text:span text:style-name="T18">13:49 And there's a couple of pictures there that sort of speak to that, and I'll pass it over to Dean maybe, and he could speak to the sampling the waters in between and the mine the gap.</text:span></text:p>
      <text:p text:style-name="P24"/>
      <text:p text:style-name="P25"><text:span text:style-name="T18">14:00 Speaker B:</text:span></text:p>
      <text:p text:style-name="P25"><text:soft-page-break/><text:span text:style-name="T18">Well, I think that was a beautiful explanation.</text:span></text:p>
      <text:p text:style-name="P25"><text:span text:style-name="T18">And I think if and when the authors are able to come on, that'll be something that we'll now be able to put some color to. I think we put some anchors in the ground, but we haven't said how much flow can go between those different nodes. And that's what I think we wanted to establish right here, is the between this lots of times, like it says, mind the gap. That's the only thing that can kill you as a subway, all right? Because you're not paying attention to the gap.</text:span></text:p>
      <text:p text:style-name="P25"><text:span text:style-name="T18">And I think the sampling of the waters in between does the same thing, except it provides a little subtle difference in terms of the fluidity of those kinds of gaps. So I think it would be really interesting if we use that as our portal into how we might bring things together and make them dance when they otherwise would be sitting on chairs on opposite side of the room. That might be an interesting conversation to start in dot one or two.</text:span></text:p>
      <text:p text:style-name="P24"/>
      <text:p text:style-name="P25"><text:span text:style-name="T18">15:06 Daniel:</text:span></text:p>
      <text:p text:style-name="P25"><text:span text:style-name="T18">Thank you both. And the only coherent I'll add here is this discussion we've been having on the adjectives that preface the adaptive, affective, etc.</text:span></text:p>
      <text:p text:style-name="P25"><text:span text:style-name="T18">Active inference and then also Stephen, the focus you've brought to the suffix that x and brackets active inference model as one instance or case or realization, active inference framework, active coherence process theory, what follows? And this really reminds me of left branching and right branching clauses in grammar and syntax and that there's a base clause. What is our base clause and then what branches before, during and after? I think there's a very rich space and I really like these embodied and flux based metaphors that help us understand so much. So into the paper overviews, this will just be some metadata and descriptions on the papers before we pull back to the background and context and then move forward into the papers running through their main points.</text:span></text:p>
      <text:p text:style-name="P25"><text:span text:style-name="T18">16:17 So we're not going to read the abstracts. They're both of course available for these papers. Here is the abstract for active inference and abduction.</text:span></text:p>
      <text:p text:style-name="P25"><text:span text:style-name="T18">Here's the abstract for inactive dynamics, social cognition and active inference.</text:span></text:p>
      <text:p text:style-name="P25"><text:span text:style-name="T18">Here are the keywords for both of these papers. The inactive paper has the keywords social cognition, niche construction, active inference, theory of mind inactivism and dynamical systems theory. The abduction paper has the keywords abduction, active coherence, free energy principle, Friston, blanket triadic relations and Pierce. Let's go to the aims of and the claims of the abduction paper. So Dean, would you like to COVID any of the aims of the abduction paper?</text:span></text:p>
      <text:p text:style-name="P24"/>
      <text:p text:style-name="P25"><text:span text:style-name="T18">17:19 Speaker B:</text:span></text:p>
      <text:p text:style-name="P25"><text:span text:style-name="T18">What I would like to do is just sort of foretell what both papers want to aim at and that is you'll see a key word in the second bullet of this one which is alliance. And then there are words that you're going to see in the other paper where they're again saying we want things to come together but we want to be careful in how we describe that coming together. We don't want it to be perceived metaphorically as a blending, as an undoing of two or more things that we believe have an associative relationship. And so I think when you're going through the aims of the two papers, if you kind of step back a little bit, you'll see that the authors of both papers are doing a hard explanation on what relationship they want us to pay attention to and so that's something that they both pay for share. It's a heavy emphasis on relationship.</text:span></text:p>
      <text:p text:style-name="P24"/>
      <text:p text:style-name="P25"><text:span text:style-name="T18">18:18 Daniel:</text:span></text:p>
      <text:p text:style-name="P25"><text:span text:style-name="T18">Great point and they both are very richly and powerfully written and here we see alliance and allegiance. And certainly there is going to be a lot of discussion in both the papers about integrating disparate or partially related ontologies and vocabulary sets and different thinkers, different threads of intellectual development. These quotes from the paper can be read and of course are expanded upon in the paper. But as Dean said, this paper's focus is on the intellectual alliance between active inference </text:span><text:soft-page-break/><text:span text:style-name="T18">and free energy principle FEP and primarily the work of CS. Pierce in terms of semiotics pragmatics, pragmaticism abductive logic.</text:span></text:p>
      <text:p text:style-name="P25"><text:span text:style-name="T18">That is the aim synthesis is bringing those two together in a way that's synergistic and is providing meaning.</text:span></text:p>
      <text:p text:style-name="P24"/>
      <text:p text:style-name="P25"><text:span text:style-name="T18">19:11 Speaker C:</text:span></text:p>
      <text:p text:style-name="P25"><text:span text:style-name="T18">Esteves yeah, I'm just following on from what you're saying, both these papers and particularly the abductive one. It gives it a way to look at areas that are really hard to simulate for computers and the way that abduction happens of a particular humans is very sophisticated and I think it's really helpful to then see semiotics which is actually used a lot in theater sonography and set design pragmatism. So brought into this with a really a theory that transcends science often, right? It's often used in other field like the natural sciences has some use for it, but it's often used in humanity.</text:span></text:p>
      <text:p text:style-name="P25"><text:span text:style-name="T18">So I think this is speaking to that piece about what is it that is revealed, that kind of secret source, that kind of hidden soul which is normally missing and in action is also something that's like that awesome.</text:span></text:p>
      <text:p text:style-name="P24"/>
      <text:p text:style-name="P25"><text:span text:style-name="T18">20:19 Daniel:</text:span></text:p>
      <text:p text:style-name="P25"><text:span text:style-name="T18">Claims of the paper are throughout the paper. But just to highlight some of the key claims, they're claiming that that aim that they set out to make between the work active coherence lab and the abduction and semiotic perspective appears. They're claiming that that is feasible and that they're providing an individual sketch for it. In this theoretical integration of the new and the old something red, something Bleu, something new, something old and the two framework, the new and the old respectively, are the Modern instantiations of neuroscience and cognitive science, represented by a free energy principle, and on the old, a historically accurate and precise interpretation of abductive inference, including the importance of the economy of research.</text:span></text:p>
      <text:p text:style-name="P25"><text:span text:style-name="T18">All things that we're going to come back to. Just wanted to clarify the claims there.</text:span></text:p>
      <text:p text:style-name="P24"/>
      <text:p text:style-name="P25"><text:span text:style-name="T18">21:14 Speaker B:</text:span></text:p>
      <text:p text:style-name="P25"><text:span text:style-name="T18">Can I just add one thing? Yes, please, real quick. So theoretical integration there I mean from what if you can think back to when we were talking about our aims.</text:span></text:p>
      <text:p text:style-name="P25"><text:span text:style-name="T18">Now the question is this is what the authors are saying. What we're wondering is does that make active coherence, both the integration product and the integrator the process? And again, I ant to kind of tease back that one step because I think that's going to happen again when we look at the other paper, they'll use different nomenclature but they're going to say the same thing. And again, it's hard to see the commonalities unless you and you don't have to make them up, you just have to notice them in the two different types of forests.</text:span></text:p>
      <text:p text:style-name="P24"/>
      <text:p text:style-name="P25"><text:span text:style-name="T18">22:00 Daniel:</text:span></text:p>
      <text:p text:style-name="P25"><text:span text:style-name="T18">And a point on that they're both in a way using active inference as an integrator as well as a differentiate.</text:span></text:p>
      <text:p text:style-name="P25"><text:span text:style-name="T18">We're making an integrated model of internal and external and blanket states by differentiating them. And then, of course, integration and differentiation also have a joint usage in mathematics with the integral and the derivative notation. So there's going to be a lot of things coming together. Esteves, is your hands still up? Yes, please.</text:span></text:p>
      <text:p text:style-name="P24"/>
      <text:p text:style-name="P25"><text:span text:style-name="T18">22:28 Speaker C:</text:span></text:p>
      <text:p text:style-name="P25"><text:span text:style-name="T18">Yeah, just one thing as well. I think this is really helpful to talk about neuroscience in this computational neuroscience and to highlight that, because I think something that is the reality in the world out there, the culture out there where these ideas are circulating, is that neuroscience is turned on its head basically by active influence. Neuroscience as a field, as people understand it, is some sort of </text:span><text:soft-page-break/><text:span text:style-name="T18">deductive process of stuff coming in and being evaluated and concretised as opposed to this predictive journey. So I think it's really, really useful because this is something that we all face. And I think what I also have noted when I've spoken to some neuroscientists is they've actually had like an existential crisis and shifted partly often by coming up with active states and seeing really if an active claims are there, how can they work with neuroscience be sort of held together?</text:span></text:p>
      <text:p text:style-name="P25"><text:span text:style-name="T18">23:34 So there's a piece here that relates to the general, and that general piece is more important when we start to bring active coherence lab from the specialist areas where it's kind of enclaved and it's rules of the game are known, and you're into the areas where people say, neuroscience. Well, I know what that means, and off you go. So thanks. Great.</text:span></text:p>
      <text:p text:style-name="P24"/>
      <text:p text:style-name="P25"><text:span text:style-name="T18">23:59 Daniel:</text:span></text:p>
      <text:p text:style-name="P25"><text:span text:style-name="T18">Thank you.</text:span></text:p>
      <text:p text:style-name="P25"><text:span text:style-name="T18">The paper has relatively few sections. It has an introduction. It then presents a pairing active inference lab in the light of action, prediction in the light of active inference. Slightly oblique reference to nothing in biology makes sense except in the light of evolution or except in the light of something. And these are two lights back to that islands.</text:span></text:p>
      <text:p text:style-name="P25"><text:span text:style-name="T18">What is the space between? And then there's a discussion on the economy of research and it's free energy naturalization and the conclusion and the Pierce rabbit holes run deep. We're going to go into a few soon on to the active paper. So here we're going to be describing the Ames claims and roadmap of the inactive dynamics, social cognition active inference lab paper. The paper presents a two fold aim to dissect new accounts that blend in activism with inferential accounts and explain why doing so involves contradiction is the first aim.</text:span></text:p>
      <text:p text:style-name="P25"><text:span text:style-name="T18">25:06 And the second aim is to offer the only reasonable account linking in activism and inferential accounts, especially on this case of social cognition. Yes, please.</text:span></text:p>
      <text:p text:style-name="P24"/>
      <text:p text:style-name="P25"><text:span text:style-name="T18">25:18 Speaker B:</text:span></text:p>
      <text:p text:style-name="P25"><text:span text:style-name="T18">That's what I was hoping. Could you now turn the word linking purple for us?</text:span></text:p>
      <text:p text:style-name="P24"/>
      <text:p text:style-name="P25"><text:span text:style-name="T18">25:25 Speaker C:</text:span></text:p>
      <text:p text:style-name="P25"><text:span text:style-name="T18">Yes, thank you.</text:span></text:p>
      <text:p text:style-name="P24"/>
      <text:p text:style-name="P25"><text:span text:style-name="T18">25:29 Daniel:</text:span></text:p>
      <text:p text:style-name="P25"><text:span text:style-name="T18">Yes.</text:span></text:p>
      <text:p text:style-name="P24"/>
      <text:p text:style-name="P25"><text:span text:style-name="T18">25:30 Speaker B:</text:span></text:p>
      <text:p text:style-name="P25"><text:span text:style-name="T18">But now all of a sudden, we have different ways of describing between that. Esteves did a lovely job of emphasizing before we actually started looking at the papers themselves.</text:span></text:p>
      <text:p text:style-name="P24"/>
      <text:p text:style-name="P25"><text:span text:style-name="T18">25:43 Daniel:</text:span></text:p>
      <text:p text:style-name="P25"><text:span text:style-name="T18">It's in between yeah, it's awesome and it is actually through your request and the slides platform it becomes active dynamic social stigmagic.</text:span></text:p>
      <text:p text:style-name="P25"><text:span text:style-name="T18">And so that's a proof of concept for what but this is the aims of this paper.</text:span></text:p>
      <text:p text:style-name="P24"/>
      <text:p text:style-name="P25"><text:span text:style-name="T18">26:01 Speaker B:</text:span></text:p>
      <text:p text:style-name="P25"><text:span text:style-name="T18">Okay.</text:span></text:p>
      <text:p text:style-name="P24"/>
      <text:p text:style-name="P25"><text:span text:style-name="T18">26:02 Daniel:</text:span></text:p>
      <text:p text:style-name="P25"><text:span text:style-name="T18">They also have many claims articulated throughout the discussion and they actually use some very clear notation to describe the specific claims from other work and from their own work and about </text:span><text:soft-page-break/><text:span text:style-name="T18">which claims and hypotheses have which logical relationship. They are going to make claims about the nature of cognition and its embodied basis. They're going to be discussing some of the claims related to the human social cognitive niche and talking about the importance of relationship exploration, niche construction and then they're going to be talking about theory of mind tom and about the compatibility or contradictions associated with linking active claims with theory of mind or inferential accounts.</text:span></text:p>
      <text:p text:style-name="P25"><text:span text:style-name="T18">The paper's roadmap lays out many of these aims and claims quite clearly.</text:span></text:p>
      <text:p text:style-name="P25"><text:span text:style-name="T18">27:03 They begin with an introduction and introduce a recent, though influential work in the active inference field which is the thinking through other minds framework Ttom. And they, as they say, dissect this account to try to tease apart the way that in their view the inactive and the inferential counts were brought together. They also have a figure describing a Markov blanket which is going to be a concept that plays keeley in both of the papers. Section two something's Costa give rejecting active inference lab through other minds.</text:span></text:p>
      <text:p text:style-name="P25"><text:span text:style-name="T18">They're going to utilize two assumptions, namely that social cognition reduces to mental representation and two, that social cognition is hardwired from birth. And they're going to disagree with both of these assumptions and in their opposition to these assumptions supported by sub claims and evidence that is going to lead them to their broader conclusions. They're going to use dynamics systems theory and talk about how DST can be linked with enactivism in terms of its compatibility and what these two frameworks offer each other within an instrumentalist reading.</text:span></text:p>
      <text:p text:style-name="P25"><text:span text:style-name="T18">28:14 And then they're going to discuss active inference specifically in the context of dynamical systems theory on one hand and inactive cognition, social cognition on the other hand. That's the inactive dynamic hyphenation they'll describe with a few figures about similarities and differences between social and action generally as conceptualized outside of active inference.</text:span></text:p>
      <text:p text:style-name="P25"><text:span text:style-name="T18">And then they're going to introduce visually active inference lab enriches that picture and then they have a very interesting table distinguishing between or amongst phenomena observed in the natural world and observed behavior in the natural world. Okay, awesome to run through the papers that way. Now let us move to the background and context section. So in this section of the dot zero zero we're going to use some quotes from the paper for sure but we're also going to pull a step back and demonstrate just the tip of the iceberg of the scholarship and the research that we carried out leading up to this point.</text:span></text:p>
      <text:p text:style-name="P25"><text:span text:style-name="T18">29:16 Hopefully to excite the listener or reader and to provide some context into these very deep threads that are going to be approached and approximated in the papers.</text:span></text:p>
      <text:p text:style-name="P25"><text:span text:style-name="T18">I'll provide a first note here or Dean, please go for it because I.</text:span></text:p>
      <text:p text:style-name="P24"/>
      <text:p text:style-name="P25"><text:span text:style-name="T18">29:34 Speaker B:</text:span></text:p>
      <text:p text:style-name="P25"><text:span text:style-name="T18">Think it's a spectacular moment to say, okay, so background and context. So we're talking maybe the temporal and the physical setting. So that's now something that we can situationally analyze. And again, it doesn't matter whether you use active inference or whether you use a Cask model or whether you use professional initiatives programming.</text:span></text:p>
      <text:p text:style-name="P25"><text:span text:style-name="T18">Bottom line is everybody is trying to figure out what the situation is through an analysis method.</text:span></text:p>
      <text:p text:style-name="P25"><text:span text:style-name="T18">I would imagine that every one of those methods has a greater or lesser viability depending upon what the situation, both temporally and physically is. So I think that's the critical thing. We're not saying that each of these papers are good or bad. We're saying that each of these papers has a focus on a different background, context combination, minimum of two.</text:span></text:p>
      <text:p text:style-name="P25"><text:span text:style-name="T18">30:35 So now if we pull the two things together we can't say that it's going to be the same thing that we're going to come up with.</text:span></text:p>
      <text:p text:style-name="P25"><text:span text:style-name="T18">That our aims as people who have now looked at the two papers side by each, that's going to create a whole new entity.</text:span></text:p>
      <text:p text:style-name="P24"/>
      <text:p text:style-name="P25"><text:span text:style-name="T18">30:51 Daniel:</text:span></text:p>
      <text:p text:style-name="P25"><text:soft-page-break/><text:span text:style-name="T18">Thank you. To lead off this background and contextualizing section, I wanted to invoke one of my favorite artists and poets, William Blake. And Blake wrote contraries are positives a negation is not a contrary negations are not contraries. Contraries mutually exist, but negations exist not.</text:span></text:p>
      <text:p text:style-name="P25"><text:span text:style-name="T18">Exceptions and objections and unbeliefs exist not, nor shall they ever be organized forever and ever. And quote contraries in this Blakeian fourfold logical framework in fact, are part of a dialectic and they exist as a function of each other, like convex and concave or like gravity and radiation as Bugmanster Fuller might take it towards. And so negations in this poetical framework are those which exist not, whereas A and B can be on the contrary, whereas A and not A have a different logical relationship.</text:span></text:p>
      <text:p text:style-name="P25"><text:span text:style-name="T18">31:59 And this kind of fourfold logical approach to recognizing the state, space and the truth claims that multiple juxtaposed assertions can have amongst each other is also forage in a lot of worldknowledge traditions. For example the kataskoti.</text:span></text:p>
      <text:p text:style-name="P25"><text:span text:style-name="T18">And this is a logical tool and method that's been applied force a very long time in the Dharmic traditions of the Indian context wanted to provide that. And also with these images which either of you are welcome to explore. What does one hand clapping or a person doing the splits have to do with contradiction and negation?</text:span></text:p>
      <text:p text:style-name="P25"><text:span text:style-name="T18">Yes. Steam.</text:span></text:p>
      <text:p text:style-name="P24"/>
      <text:p text:style-name="P25"><text:span text:style-name="T18">32:47 Speaker C:</text:span></text:p>
      <text:p text:style-name="P25"><text:span text:style-name="T18">Yeah. Regarding introduction as well and I think this points to the kind of the contextual piece, the situational analysis piece is there's the situation inside which the contradictions are constructed, if that makes sense and that's also embodied and enacted through our life. So it might well be as a baby.</text:span></text:p>
      <text:p text:style-name="P25"><text:span text:style-name="T18">The morphology of the child at different stages in different concepts gives the ways to establish situational awareness and the contradictions within that as things become codified. So you've got these situational processes are what we're doing in this ongoing modeling flow the field of practice in these different papers that underpin them.</text:span></text:p>
      <text:p text:style-name="P25"><text:span text:style-name="T18">33:56 The inactivist Fields of practice or the more computational Fields of practice. They're what we kind of embody and we get into and we learn. And that's what we're kind of intuitively modeling in a way.</text:span></text:p>
      <text:p text:style-name="P25"><text:span text:style-name="T18">We get a feel for how we should model being in these situations, the introduction. But that modeling often, and this is the danger gets overpowered by someone with their model, someone's in their world modeling what it's like to be themselves or trying to process it. They go and see a counselor with their model and that model is being used to fit them to the model. And then that counselor will tell us what their problem is, how it's framed. So I think this model modeling is quite relevant here because once these contradictions are established, it might well be that there's a model created within that domain and then someone who's not necessarily in that domain can be ascribed to the model.</text:span></text:p>
      <text:p text:style-name="P25"><text:span text:style-name="T18">35:00 They don't know what the game is. They're not in the process, and the model takes over. So that sort of switches over to the splits because then, okay, we've got two things that together we were talking about the Esteves. You open up and you've got a stance. Okay?</text:span></text:p>
      <text:p text:style-name="P25"><text:span text:style-name="T18">And at some point it's like, that's not a stance, brother. That's a slit you've got into there. You got to be careful. Right? So you've gone into this idea that you're opening things up.</text:span></text:p>
      <text:p text:style-name="P25"><text:span text:style-name="T18">Now, were they one thing to start with? Were they a stance that they Beren held in some ways? Have they split in a way where they're now isolated from each other? I suppose we're trying to hopefully find a way to neither push them to one, neither have them split, maybe have a chance in between that is somehow Anil and relates in this case to realism, instrumentalism, but kind of echoes some broader themes.</text:span></text:p>
      <text:p text:style-name="P24"/>
      <text:p text:style-name="P25"><text:span text:style-name="T18">35:57 Daniel:</text:span></text:p>
      <text:p text:style-name="P25"><text:span text:style-name="T18">Thank you, Dean.</text:span></text:p>
      <text:p text:style-name="P24"/>
      <text:p text:style-name="P25"><text:soft-page-break/><text:span text:style-name="T18">35:58 Speaker B:</text:span></text:p>
      <text:p text:style-name="P25"><text:span text:style-name="T18">Just real quick. A lot of people heard the Yogi Barretism of when you see a fork in a road, take it. And I know that with the term joint has come up a lot, joint probability, for example. And so the idea of split here is a really good one for metaphorically speaking. Because if you are looking at something with active inference and you are assumptions that in a teammates experiment, you have to go left or right.</text:span></text:p>
      <text:p text:style-name="P25"><text:span text:style-name="T18">Well, human beings can see a fork in the road and take it. That's kind of the standing joke. If you see a fork in my legs, take them. Don't necessarily you have to choose A or B. You can take the whole thing.</text:span></text:p>
      <text:p text:style-name="P25"><text:span text:style-name="T18">And I think that's what. Blake is trying to point out with this exercise. And so is that a contradiction? No. If I see utensil on the road, I can take it.</text:span></text:p>
      <text:p text:style-name="P25"><text:span text:style-name="T18">But if I'm not open to the idea that fork doesn't only mean left or right, then I'm already self limited in terms of what I am testing, what I'm situationally analyzed.</text:span></text:p>
      <text:p text:style-name="P24"/>
      <text:p text:style-name="P25"><text:span text:style-name="T18">37:09 Daniel:</text:span></text:p>
      <text:p text:style-name="P25"><text:span text:style-name="T18">Thank you both. All right, into the more direct keyword pieces. So action from this definitions net site action is one of the possible ways of organizing knowledge and the forms of interaction with the world. Inactive knowledge is knowledge that comes through action and is constructed on motor skills such as manipulating objects, riding a bicycle or playing a sport.</text:span></text:p>
      <text:p text:style-name="P25"><text:span text:style-name="T18">That's just one of many definitions that have been provided. We've also had several livestreams and paper discussions on an action in active inference. For example, in Active Livestream number six, way back when in 2020, we discussed Ramsette et al. A tale of two densities active inference is an active inference. In 2021 we discussed a paper also of Hipolito ant all embodied skillful performance where the action is and interestingly fMRI imaging in some ways this very discussion.</text:span></text:p>
      <text:p text:style-name="P25"><text:span text:style-name="T18">38:11 Here's a slide from that live stream of the Hipolito paper. And here we had the Persian triad and we had the symbolism and the semiotics and the references to French. So we actually were talking about the very related concept of representation and indeed those who support and or reject and or find contradiction and linkage all of the above. The discussion around inactivism and the inferential account is going to hinge very much on the question of representation and cognitive representations, what those are, where or if they exist and so on. That was Livestream 23 also from this paper of syngotti ant all they lay out just visually.</text:span></text:p>
      <text:p text:style-name="P25"><text:span text:style-name="T18">We're going to see more representations soon in their view some of the distinctions between traditional social cognition and inactive social cognition.</text:span></text:p>
      <text:p text:style-name="P25"><text:span text:style-name="T18">39:14 And so rather than just a visual interpretation of the image beam Dean, would you like to provide it?</text:span></text:p>
      <text:p text:style-name="P24"/>
      <text:p text:style-name="P25"><text:span text:style-name="T18">39:20 Speaker B:</text:span></text:p>
      <text:p text:style-name="P25"><text:span text:style-name="T18">No way to you don't?</text:span></text:p>
      <text:p text:style-name="P24"/>
      <text:p text:style-name="P25"><text:span text:style-name="T18">39:22 Daniel:</text:span></text:p>
      <text:p text:style-name="P25"><text:span text:style-name="T18">Okay, here what I see is that in the traditional social cognitive differentiate accounts, the gears are turning inside the brain and then there's perception action loops and linkages that connect social entities that are in their body. But the body is seen as like an interface for that kind of information transfer, one extreme stance or simple visual representation.</text:span></text:p>
      <text:p text:style-name="P25"><text:span text:style-name="T18">And then here in contrast, we see like the gears are everywhere, including in the environment, in the niche in the space between, and that, yes, the brain is doing things, but also it's part of an enacted system that is implementing this encultured social cognitive process a little bit more in a holistic framing. So Dean? Yes.</text:span></text:p>
      <text:p text:style-name="P24"/>
      <text:p text:style-name="P25"><text:span text:style-name="T18">40:07 Speaker B:</text:span></text:p>
      <text:p text:style-name="P25"><text:span text:style-name="T18">Yeah, I was just going to say in a minute we're going to look at what the action thing talks about. But </text:span><text:soft-page-break/><text:span text:style-name="T18">for now I would like people just to sort of hold in their mind the idea that this is speaking to a type of temporal depth, but that temporal depth is vertical.</text:span></text:p>
      <text:p text:style-name="P25"><text:span text:style-name="T18">I think abduction looking at longer timelines over hundreds of years is more horizontal. So just keep in mind that we're talking temporal depth, but the focus is on a vertical or a deep temporal depth instead of a wide lateral temporal. Seth they both matter, but they're orthogonal. Doesn't mean that they're in conflict with one another, it just means they're going in different directions. That's all I want to say about that.</text:span></text:p>
      <text:p text:style-name="P24"/>
      <text:p text:style-name="P25"><text:span text:style-name="T18">40:53 Daniel:</text:span></text:p>
      <text:p text:style-name="P25"><text:span text:style-name="T18">It's funny, left and right or west and east, those are contrary directions, but they're not negatory directions. And so right there is where we start to see like how orthagonality or sparsity or conditional independence granted by Markov Blanket, for example, how those can be seen in the framework of controller, though not negations.</text:span></text:p>
      <text:p text:style-name="P24"/>
      <text:p text:style-name="P25"><text:span text:style-name="T18">41:13 Speaker C:</text:span></text:p>
      <text:p text:style-name="P25"><text:span text:style-name="T18">Esteves that gear in the right and diagram there, the gear in between, that can have temporal depth, that can have this mind body environment piece is definitely there, like you're saying, and obviously makes as a unit of analysis that's really challenging. And I would also put in there as a gear twitching of our voice box is giving us words in space around us. So they're being used as tools as well.</text:span></text:p>
      <text:p text:style-name="P25"><text:span text:style-name="T18">So suddenly we're much more enmeshed. Even if it's just speech.</text:span></text:p>
      <text:p text:style-name="P24"/>
      <text:p text:style-name="P25"><text:span text:style-name="T18">41:53 Daniel:</text:span></text:p>
      <text:p text:style-name="P25"><text:span text:style-name="T18">Yeah, and it takes time for the speech to travel through the Internet and through space and time. A little bit more depth on social inaction. This action research resource describes several meanings and senses of inaction in the performative and the bringing forth senses.</text:span></text:p>
      <text:p text:style-name="P25"><text:span text:style-name="T18">So please read. And also a really nice 2009 paper in Cognitive Semiotics by Dubron and Dayan discuss some of the relationships of enactivism and social cognition. And they did an excellent job of summarizing what the differentiate and the enactivism account can bring together and sort of discuss that linkage. Yes, please.</text:span></text:p>
      <text:p text:style-name="P24"/>
      <text:p text:style-name="P25"><text:span text:style-name="T18">42:36 Speaker B:</text:span></text:p>
      <text:p text:style-name="P25"><text:span text:style-name="T18">Dean yeah, I read that piece because I found it.</text:span></text:p>
      <text:p text:style-name="P25"><text:span text:style-name="T18">And here's an interesting thing. If they're going to use a bridge metaphor, I think an activism does have a bridge. It's just a vertical bridge. It's the side of a building going up. And so not to criticize what they've written here, but I think there is a debt and there is an ability to span.</text:span></text:p>
      <text:p text:style-name="P25"><text:span text:style-name="T18">It's just that it's going vertical. It's not going traditionally side to side.</text:span></text:p>
      <text:p text:style-name="P24"/>
      <text:p text:style-name="P25"><text:span text:style-name="T18">43:08 Daniel:</text:span></text:p>
      <text:p text:style-name="P25"><text:span text:style-name="T18">Awesome. So on to a little bit of depth into abduction and semiotics. Well, we had quite the learning journey together.</text:span></text:p>
      <text:p text:style-name="P25"><text:span text:style-name="T18">And the abduction paper with one or one and a half or even two of the authors being true. Pearson experts provided many details. Pierce was a prolific writer and thinker and collaborator, and also much of the work was unpublished, which means that there are some arcane reference systems and not all of it is hyper accessible. We found the Commons.org site to be immensely useful in providing many distinctions as well as links to resources. Dean would you like to summarize anything on this page?</text:span></text:p>
      <text:p text:style-name="P24"/>
      <text:p text:style-name="P25"><text:span text:style-name="T18">43:55 Speaker B:</text:span></text:p>
      <text:p text:style-name="P25"><text:span text:style-name="T18">Nothing other than if you are interested in Pragmatism and you want to get past William James. Actually, William James and Charles Under Spears had a bit of a they were maybe 150 years ago, the </text:span><text:soft-page-break/><text:span text:style-name="T18">first conflictors around how things work. It's actually really an amazing takeoff point in terms of how people who appear to be in competition with one another actually make one another smarter. But in fact, a lot of the things a lot of the ideas that we, 150 years later are now looking back on, we would have to say they may have felt they were in competition with one another, but I think what they were doing was relaying or somehow building a better model because they weren't always looking at things as through the same eyes. They had both eyes open.</text:span></text:p>
      <text:p text:style-name="P25"><text:span text:style-name="T18">So that's all. Just go to the common site. It's really good.</text:span></text:p>
      <text:p text:style-name="P24"/>
      <text:p text:style-name="P25"><text:span text:style-name="T18">44:51 Daniel:</text:span></text:p>
      <text:p text:style-name="P25"><text:span text:style-name="T18">Yeah, it's great. This representation, ironically appropriately, is of the well known person triad semiotic framework where a stop sign is called the representative, the represented instance, the physical stop sign, the real stop sign.</text:span></text:p>
      <text:p text:style-name="P25"><text:span text:style-name="T18">The object is the message cars must stop here and the interpretation is I should stop here and that's where we get that entity agency. I found an interesting paper about the user interface which brings some of these truly timeless discussions on semiotics and logic into a digital control theory. Applying that semiosis to the user interface metaphor. One could imagine if that were a stop sign in the real world, or if it were a button on a website in a user interface context. And anyone may pause and read some of these very excellent selections from quotes and lectures given on how copies, signs and symbols are linked through logic and semiosis.</text:span></text:p>
      <text:p text:style-name="P25"><text:span text:style-name="T18">46:00 A lot here, but we'll carry on to abduction specifically. So this was a little bit on Pierce and the definition of semiotics as opposed to the science of things, the more positive sciences and the science of forms which are the more formal sciences. What is abductive reasoning? This was very fascinating to explore. This is a quote from the abduction paper they wrote it is common in the secondary literature, e.</text:span></text:p>
      <text:p text:style-name="P25"><text:span text:style-name="T18">G that building onpirce to conceive abduction as occurring in two parts or two kinds generative abduction and selective action. Here's another perspective on the two types or the two varietals or two components two stroke engine of abduction from the Stanford Encyclopedia philosophy they wrote in the philosophical literature the term abduction is used in two related but different senses. In both senses the term refers to explanatory reasoning. In the historically first sense it refers to the place of explanatory reasoning in generative process that's generative abduction.</text:span></text:p>
      <text:p text:style-name="P25"><text:span text:style-name="T18">47:10 While in the second sense which is the sense which it is used most frequently in the Modern literature, it refers to the place of explanatory reasoning in justifying or evaluating, in enumerated set of hypotheses and in a sense, it makes it makes sense.</text:span></text:p>
      <text:p text:style-name="P25"><text:span text:style-name="T18">The content has to be generated to be curated. The ideas have to be be specified, enumerated in order to be justified or evaluated. Dean, please continue on this.</text:span></text:p>
      <text:p text:style-name="P24"/>
      <text:p text:style-name="P25"><text:span text:style-name="T18">47:41 Speaker B:</text:span></text:p>
      <text:p text:style-name="P25"><text:span text:style-name="T18">Well, just real quickly. So we now have red and Bleu, which was really, really important to highlight that you need both, you need a minimum of two for the explanation to appear next.</text:span></text:p>
      <text:p text:style-name="P25"><text:span text:style-name="T18">Active reasoning in the probabilistic sense is also known as coherence to the best explanation is a form of logical reasoning that looks to the most likely hypothesis to explain something. In an example, did the white Heins in the left hand come from the bag of objects held in the right hand? Here we can see how the hypothesis put forward depends on an incomplete observation or an inference. Are there beans also in the bag? And even if so, is that the source for what has been transferred to the left hand?</text:span></text:p>
      <text:p text:style-name="P25"><text:span text:style-name="T18">So again, temporal depth when you arrive into a situation, what kind of background and what kind of context do you possess? Is going to go to this fourth form of logic that purse literally agent a lifetime trying to disentangle and then reform into some sort of coherence.</text:span></text:p>
      <text:p text:style-name="P24"/>
      <text:p text:style-name="P25"><text:span text:style-name="T18">48:50 Daniel:</text:span></text:p>
      <text:p text:style-name="P25"><text:soft-page-break/><text:span text:style-name="T18">And those listening along may start to see inklings of errors, sensory observations, posterior updating of beliefs about the world, even action selection coming into play, especially translation of the affordance instantaneous action availabilities into policies which can be evaluated by their expected free energy. But we're going to get there. Let's turn to abduction and here are some of the very fascinating papers available on Commons related to abduction lot there and to kind of continue on with one of the resources from Commons on Abduction as Practical Inference by Thomas Capitan.</text:span></text:p>
      <text:p text:style-name="P25"><text:span text:style-name="T18">This work, which we're not going to read everything about, goes into a lot of interesting points about that dual nature of abduction with hypothesis generating and hypothesis selection and distinguishes that hypothesis selection can make deductively valid evolution.</text:span></text:p>
      <text:p text:style-name="P25"><text:span text:style-name="T18">49:57 However, the creativity phase is noninferential and that has a lot of resonance with not precensoring ideas and having an inclusive discussion when brainstorming and recognizing that there has to be a winnowing in a finite period of space and time. Additionally, there's some discussion here this was relating as we move back towards or interweave with free energy principle. Initial awareness of the hypothesis comes with the observation of a collagen whole by means of an uncontrolled insight into the world of ideas, into what he called thirdness, as given in perception.</text:span></text:p>
      <text:p text:style-name="P25"><text:span text:style-name="T18">The novel conceiving of any instance of premise two, citing the previous part of the paper, is caused by prior cognitions. Hashtag priors its content is suggested by the facts, observations, sensory observations. But not everything suggested is inferred from the cognition of the facts.</text:span></text:p>
      <text:p text:style-name="P25"><text:span text:style-name="T18">51:00 And so Pierce goes on to describe there are operations of the mind which are logically exactly analogous to inferences, accepting only that they are unconscious and therefore uncontrollable and therefore not subject to criticism. So leaving aside questions like whether unconscious processes can be considered controllable, here we very much see hints of perception as unconscious inference and we see also continuity between processes of attention and awareness, conscious inferences and other subconscious inferences.</text:span></text:p>
      <text:p text:style-name="P25"><text:span text:style-name="T18">And so in a way, this is also providing and integrated framework of perception, learning, belief, updating, temporal depth, conscious and unconscious awareness. All these features are explored in the Bayesian work and the abduction paper is going to very specifically highlight that fact. Okay, carrying on a little bit more abduction and retroduction, would you like to add anything on this one?</text:span></text:p>
      <text:p text:style-name="P24"/>
      <text:p text:style-name="P25"><text:span text:style-name="T18">52:02 Speaker B:</text:span></text:p>
      <text:p text:style-name="P25"><text:span text:style-name="T18">Dean well, I mean, people have studied and analyzed this wonder at times whether or not this was a morphology or whether or not we can use the two terms simultaneously or interchangeably. Again, it's probably one of those things where if you want to find out what the details are, you should probably go and have a look, because it's interesting, but it doesn't at this point, all we basically want to do is here.</text:span></text:p>
      <text:p text:style-name="P25"><text:span text:style-name="T18">I'll just read this introduction of the process whereby from the surprising array of facts, we are led to a conjectural. We've used conjecture theory to account for them. Many logicians refuse to call this last coherence because its conclusion is so extremely problematical as to amount to little Jorge than an interrogation. I'm sure they are wrong. However, they have not possessed themselves of the true scientific definition of inference.</text:span></text:p>
      <text:p text:style-name="P25"><text:span text:style-name="T18">53:03 So what he's basically saying here is let's not call active reasoning, inductive reasoning, the biological justification of a retroduction of which the proper conclusion is that the conjectured state of things is likely in the vague sense of tending to resemble the real state of things. And this is the part where so what replaces that instrumentalism, whatever we define as instrumentalism, this is again, this is one of those conundrums. If it's not real state, then what is an unreal or a non entorhinal states? Because it's there we've labeled it what fills that? What fills that eventually to make the whole that's the question.</text:span></text:p>
      <text:p text:style-name="P24"/>
      <text:p text:style-name="P25"><text:span text:style-name="T18">53:58 Daniel:</text:span></text:p>
      <text:p text:style-name="P25"><text:span text:style-name="T18">Beren and also, again, worthwhile reading some of the prior work of one of the authors of the </text:span><text:soft-page-break/><text:span text:style-name="T18">abduction paper. And one can see in their research a strong line of developing and extending and modernizing a lot of the work.</text:span></text:p>
      <text:p text:style-name="P24"/>
      <text:p text:style-name="P25"><text:span text:style-name="T18">54:13 Speaker B:</text:span></text:p>
      <text:p text:style-name="P25"><text:span text:style-name="T18">Let's just real quick, so I put down those bear signs because I want to tell a really quick story. So if you live somewhere where there are bears, if the bear sign stays up, people begin to ignore the actual sign object and they no longer become interprets, they willfully lose that triadic. So if you're in the business of Anil welfare and you don't want bears to become too used to human contact, you have to be very selective of when you put the sign up and most importantly, when you remove the sign.</text:span></text:p>
      <text:p text:style-name="P25"><text:span text:style-name="T18">So I wanted to put that up there because that's a big part of the abductive and retroduction piece. You have to sometimes take things away for abduction to work. It's the removal of possibilities that actually creates an emphasis.</text:span></text:p>
      <text:p text:style-name="P24"/>
      <text:p text:style-name="P25"><text:span text:style-name="T18">55:13 Daniel:</text:span></text:p>
      <text:p text:style-name="P25"><text:span text:style-name="T18">I think we'll just carry on to realism and instrumentalism because we're going to come back to abduction in the subsequent discussions. More so, here are some quotes from a force and paper.</text:span></text:p>
      <text:p text:style-name="P25"><text:span text:style-name="T18">According to realism, such knowledge, factual knowledge, is descriptive of general or particular features of the universe. So that doesn't mean that the model of gravity is gravity, doesn't mean that the model of gravity is what the objects of gravity are. But a realist would remark that, for example, formal models of gravity teach us of the existence of objects acted upon by the force gravity and license the description of a force which cannot be directly seen, heard or felt, but still has noticeable influence. Forces are real, things are real according to instrumentalism. Even a theory that is wholly correct does not describe anything, but serves as an instrument for the prediction of the facts that constitute its empirical content.</text:span></text:p>
      <text:p text:style-name="P25"><text:span text:style-name="T18">And so again, on this Newton's gravitational examples, the instrumentalists could take the position there are no entities.</text:span></text:p>
      <text:p text:style-name="P25"><text:span text:style-name="T18">56:19 Gravitational force and gravitational Fields are merely instrumental applications of statistical arguments or potentially even social or power dynamical arguments. And an instrumentalist may deny the existence of objects, entities and force in this case, and even take things to the level of having skepticism around words as instruments and the relationships around communication and how it orders and predicts sense data. We've explore realism and instrumentalism quite a lot over the streams and we highlighted a lot in Mel Andrew's work in Livestream number 14. One more slide on realism and instrumentalism and then either of you please feel free.</text:span></text:p>
      <text:p text:style-name="P25"><text:span text:style-name="T18">I'll describe some of the bottom ones. Again, the map territory distinctions is very key to the realism and instrumentalism conversation. There's also been variety of excellent philosophical work, for example, a successor to the realism antihalism question.</text:span></text:p>
      <text:p text:style-name="P25"><text:span text:style-name="T18">57:26 Those two, by the way, I would say are implication, whereas realism and instrumentalism we are suggesting might be seen as contraries. And also Helen Longgano's work on scientific pluralism has a lot to say about this by taking a multidisciplinary lens on realism and instrumentalism.</text:span></text:p>
      <text:p text:style-name="P25"><text:span text:style-name="T18">And then Dean, would you like to describe anything about this top paper you found?</text:span></text:p>
      <text:p text:style-name="P24"/>
      <text:p text:style-name="P25"><text:span text:style-name="T18">57:53 Speaker B:</text:span></text:p>
      <text:p text:style-name="P25"><text:span text:style-name="T18">I don't remember this in the grand.</text:span></text:p>
      <text:p text:style-name="P24"/>
      <text:p text:style-name="P25"><text:span text:style-name="T18">57:55 Daniel:</text:span></text:p>
      <text:p text:style-name="P25"><text:span text:style-name="T18">Scheme, let's be honest, it's here for people to read. There were many papers and again, we're just putting a lot of text up for those who want to pause and follow the trails and it all kind of gets meshed in. Stephen, any comments on realism is shamalism?</text:span></text:p>
      <text:p text:style-name="P24"/>
      <text:p text:style-name="P25"><text:soft-page-break/><text:span text:style-name="T18">58:12 Speaker C:</text:span></text:p>
      <text:p text:style-name="P25"><text:span text:style-name="T18">I suppose the piece that comes to mind for me a lot is all of this chaos been underpinned within action at some level. So the idea of looking for different contradictions or different retro approaches could be a case of you imagine when someone thinks about taking a path through the woods or you could reembody a lot of these things and maybe everything at some level goes through some embodiment. And when it's conceptual, that embodiment is just happening in a more conceptual space that doesn't rely on as many other kind of stories or feeling your way through things. So the difference that happens when you're in a field of practice is that you're so used to being in that field of practice that that embodiment becomes the water that you swim in.</text:span></text:p>
      <text:p text:style-name="P25"><text:span text:style-name="T18">59:20 So that could be something that sort of relates to this.</text:span></text:p>
      <text:p text:style-name="P24"/>
      <text:p text:style-name="P25"><text:span text:style-name="T18">59:25 Speaker B:</text:span></text:p>
      <text:p text:style-name="P25"><text:span text:style-name="T18">Justine, just real quick. So again, we'll ask at this point, yes to realism, yes to instrumentalism, yes to the and not or I'm done.</text:span></text:p>
      <text:p text:style-name="P24"/>
      <text:p text:style-name="P25"><text:span text:style-name="T18">59:42 Daniel:</text:span></text:p>
      <text:p text:style-name="P25"><text:span text:style-name="T18">We had a little ampersand here and we emphasized the and here one brief note on four E cognition. We won't go into depth here, but four E can refer to as per the Shiva and Andersen 2018 paper, which was in the context of music pedagogy, which is a very fascinating area. Four E is embodied, embedded, embedded, extended, enacted, encultured, etc, etc, etc.</text:span></text:p>
      <text:p text:style-name="P25"><text:span text:style-name="T18">Seven e, eleven e, 22 e, all of them. And then a fun quote from Karl Friston from our Applied Active Inference symposium in 2021. He said one key thing about active Coherence is it's beyond predictive processing. It's beyond sentience and it emphasizes or reflects the Pragmatic turn at the beginning of this century really epitomized by the four Es to make it clear that sentience is active and that you are talking about the circular causality of engagement with any particle, personal or plant with whatever's out there.</text:span></text:p>
      <text:p text:style-name="P25"><text:span text:style-name="T18">1:00:46 Purple, circular causality and all of that entails.</text:span></text:p>
      <text:p text:style-name="P25"><text:span text:style-name="T18">Then, quite briefly, we're not going to go into any of these details, but here's a bunch of work that's relevant for the inactive paper. Just some of the other background citations and other work that one might want to look into and for the abductive paper and also a little bit of leaning even into something hopefully the authors can unpack for us on the role in relationship of nominalism with all of this. But many previous papers by the authors here listed and a lot of great work again. So thanks to you fellows for this journey. Now we can enter into the two papers or the space between.</text:span></text:p>
      <text:p text:style-name="P25"><text:span text:style-name="T18">Let's have an initial juxtaposition of the two papers. I'll put our video will be the tip of the iceberg here. So Dean, you're the tip of the iceberg. What would you like to say about these two papers in an initial juxtaposition?</text:span></text:p>
      <text:p text:style-name="P24"/>
      <text:p text:style-name="P25"><text:span text:style-name="T18">1:01:48 Speaker B:</text:span></text:p>
      <text:p text:style-name="P25"><text:span text:style-name="T18">Well, as I said, I think if you actually step back and realize that what people are doing by pairing to active inference, you are saying I have a particular kind of situational analysis that I would like to perform and in doing so I would like to try to remove contradictions or I would like to formulate integrations. And if you step back to that place, your example of hyper subject is situational analysis. Your example fitting under that you're not now making the mistake of saying my way of looking at things automatically negates or turns other ways of looking at everything that's under that title of situational analysis to dust. Now there are comparisons and they're not written here.</text:span></text:p>
      <text:p text:style-name="P25"><text:span text:style-name="T18">1:02:52 And they're so ready.</text:span></text:p>
      <text:p text:style-name="P25"><text:span text:style-name="T18">Long I just basically chose examples within each of the papers where papers are talking about two different focal points, but they're still within this larger, larger marginal boundary of active inference and how active inference is behaving around the behavior within a regime of attention and opening that </text:span><text:soft-page-break/><text:span text:style-name="T18">up to something more available than the specifics or the scale friendly thing of does theory of mind necessarily blend with active inference? Or does the idea that abduction, the moment when I arrive actually negate any possibility of using instruments to extend my sensory window? Right? So again, we're not going to spend a whole lot of time pulling those other things out. But if people want to actually see how when you set approximately two papers beside one another you can find a ton of similarities, it's kind of an interesting exercise.</text:span></text:p>
      <text:p text:style-name="P25"><text:span text:style-name="T18">1:03:57 It takes a while, but when you actually see them side by each and entangle there's a lot of breeding going on.</text:span></text:p>
      <text:p text:style-name="P24"/>
      <text:p text:style-name="P25"><text:span text:style-name="T18">1:04:05 Daniel:</text:span></text:p>
      <text:p text:style-name="P25"><text:span text:style-name="T18">Thank you, Dean. Stephen.</text:span></text:p>
      <text:p text:style-name="P24"/>
      <text:p text:style-name="P25"><text:span text:style-name="T18">1:04:08 Speaker C:</text:span></text:p>
      <text:p text:style-name="P25"><text:span text:style-name="T18">Yeah. I like this.</text:span></text:p>
      <text:p text:style-name="P25"><text:span text:style-name="T18">Like what Dean was talking about there you've got these two papers, it could almost be seen as two icebergs where their philosophies are kind of frozen and given shape and form and there is stuff underneath and stuff above. There's also the water around between which may have lots of shrimp and all sorts of things swimming around. So I think in this list here you've only got realism, instrumentalism. Well, there are your two icebergs, right? We want them to be nice and sharp and maybe you get knocked a bit if you bang off them.</text:span></text:p>
      <text:p text:style-name="P25"><text:span text:style-name="T18">And then your case statistics and model comparison, they're still out there but they might jive a little bit. Multiagent belief communication. Hold on, we've got something flowing here. Things as ensemble, ensemble. So models as ensembles, perspective or types of perspective?</text:span></text:p>
      <text:p text:style-name="P25"><text:span text:style-name="T18">Where are those perspectives coming from?</text:span></text:p>
      <text:p text:style-name="P25"><text:span text:style-name="T18">1:05:10 Ways of knowing, stochasticity complex systems and so forth. We're now maybe, I don't know if we're not dissolving the iceberg, that's not about that the iceberg is there but there are different types of ways of starting to maybe be more flexible and less stable.</text:span></text:p>
      <text:p text:style-name="P24"/>
      <text:p text:style-name="P25"><text:span text:style-name="T18">1:05:36 Daniel:</text:span></text:p>
      <text:p text:style-name="P25"><text:span text:style-name="T18">Awesome. So into the active paper we go. So to keep things reasonable and also have a lot to discuss in the one and two. Again, we put a lot of content onto the slides for your pausing and enjoying. Most of the content is COVID and quoted from the papers.</text:span></text:p>
      <text:p text:style-name="P25"><text:span text:style-name="T18">So that is the point of reference. To learn more, we'll just walk through in the order of the roadmap some of the key pieces that the papers go through. So in section one of the inactive paper. They're going to begin with a summarization of Vessier et ALS 2020 argument for understanding others in the world and that's presented in this Thinking through other Minds ttom paper. And then Tom is theory of mind.</text:span></text:p>
      <text:p text:style-name="P25"><text:span text:style-name="T18">They summarize or capture the arguments of thinking through other minds as one premise. One social cognition is inactive and embodied.</text:span></text:p>
      <text:p text:style-name="P25"><text:span text:style-name="T18">1:06:36 Two inactive and embodied the social action cannot directly grasp social cognition. Three anything that cannot be directly grasp must be inferred. Beren go QED conclusion inactive and embodied social cognition must be inferred.</text:span></text:p>
      <text:p text:style-name="P25"><text:span text:style-name="T18">There must be inference about social cognition. And the authors of the active paper state that by premise two and three ttom joins the t om orthodoxy understanding the world and others to them comes down to the ability to infer and attribute mental states, that is the summarization of thinking through other minds. And they are going to call into question on this critical dissection that such a ttom account is indeed making this happy marriage with inactivism. They're going to pull on yes anyone or continue okay, they're going to pull out on a few different of these premises and what hidden assumptions might be underlying those premises.</text:span></text:p>
      <text:p text:style-name="P25"><text:soft-page-break/><text:span text:style-name="T18">1:07:48 Like what axioms lead one to generate such premises?</text:span></text:p>
      <text:p text:style-name="P25"><text:span text:style-name="T18">The contradiction between p one and p two results from two hidden assumptions in that ttum argument. So here we see p one, two, three above and then hidden assumption. One social cognition reduces to information in explicit propositional form mental representation and ascription they are going to say this, they are feeling this way as a mental representation and hidden assumption to social cognition is hard wired with the concepts and logical tools for inference for example ant birth. And in the subsequent sections they're going to analyze and clarify the contradiction between premises one and two. This tension of if social cognition is and active and embodied, is it really the case or is it a contradictory claim that social cognition cannot be directly grasped by such a social actor?</text:span></text:p>
      <text:p text:style-name="P25"><text:span text:style-name="T18">They're then going to critically assess from the inactive perspective what problems might underlie these assumptions, the hidden assumptions and why enactivism reject these hidden assumptions and hence reject the premises listed above.</text:span></text:p>
      <text:p text:style-name="P25"><text:span text:style-name="T18">1:09:00 And then they're going to be exploring what are these non representational methods and mechanisms of co construction in social action. They have a Markov blanket, a representation visually that we've seen here before with the internal states, external states and the implication of internal and external states by blanket states which as per the Pearl 1988 definition are the blanket states making the internal and external states conditionally independent. Sometimes people go further and describe Karl Friston blanket where the blanket states b are partitioned into two kinds of states sense and active. And those two kinds of states are defined by their incoming from the perspective of internal states, statistical dependencies, sensory states and outgoing statistical dependencies which can be interpreted as actions or interfaces from the entity or thing towards the niche but we'll come back to Markov blanket and more later.</text:span></text:p>
      <text:p text:style-name="P25"><text:span text:style-name="T18">1:10:09 Yes, Steven. Go for it.</text:span></text:p>
      <text:p text:style-name="P24"/>
      <text:p text:style-name="P25"><text:span text:style-name="T18">1:10:11 Speaker C:</text:span></text:p>
      <text:p text:style-name="P25"><text:span text:style-name="T18">Just coming back to that actually the page the slide before this but relating to this is when it says things cannot be directly there's a couple of things that directly be grasped. But I would argue that that's a useful distinction because when we think about when we Beren talking about the grip and the grip or a pair of pliers and I can't directly grip a hot pipe, I need the pliers, I can't directly do a number of things without maybe more than one tool. But there's a sense that when we talk about grasping things or when people are thinking about if something is to grasp something that is explicitly propositional, we have other kinds of tools that might be coming to play even when we think about words and the act of ascribing.</text:span></text:p>
      <text:p text:style-name="P25"><text:span text:style-name="T18">All these things can be performances with tools ant every level.</text:span></text:p>
      <text:p text:style-name="P25"><text:span text:style-name="T18">1:11:13 So there's an interesting blending going on here depending on how the iceberg gets melted great.</text:span></text:p>
      <text:p text:style-name="P24"/>
      <text:p text:style-name="P25"><text:span text:style-name="T18">1:11:22 Daniel:</text:span></text:p>
      <text:p text:style-name="P25"><text:span text:style-name="T18">In section two one, which you can read in the paper or pause here and capture many aspects of it. They're going to question the assumption that social cognition reduces to mental representation and their point can be distilled as understanding others is a matter of being skilled at shared nonexplicit meanings and potentially some abductive ding ding ding and model based reasoning, all of which are context specific, modifiable and dynamic. And they are going to unpack in the further paragraphs that in there in lies an evident contradiction between those first two premises which is really like the Achilles heel or the soft spot where they're going to be targeting their logic.</text:span></text:p>
      <text:p text:style-name="P25"><text:span text:style-name="T18">In section two, they're going to question that second of the assumptions, which is that social cognition is hardwired from birth. And so while they do qualify the Ttom position and they say Vessier do not hold a nativist position for example, like a pure inborn perspective because they do have a focus on the developmental and ecological dynamics of how culture is acquired.</text:span></text:p>
      <text:p text:style-name="P25"><text:soft-page-break/><text:span text:style-name="T18">1:12:31 They do call into question the acquisition of the starter pack and they are also explore more in this section some inactivist critiques of, for example, hardwired perspectives on social cognition. In section three, having critique assumptions that in their mind highlight the contradiction inherent within thinking through other minds, they're going to suggest another relationship oh, you don't like that dish? Let's try this one.</text:span></text:p>
      <text:p text:style-name="P25"><text:span text:style-name="T18">And this is going to be an approach from Dynamical Systems Theory or DST. They write DST, as we shall argue in this section, is an approach that serves to learn about and generative predictive power about the socioculturally situated practices of agents constructing their niche. Because DST has ant its core useful tools such as emergence, nonlinearity and spontaneity, etc.</text:span></text:p>
      <text:p text:style-name="P25"><text:span text:style-name="T18">1:13:33 It allows us to move away from prefabricated notions of tom theory of mindlike theories of social cognition. One should therefore refrain from.</text:span></text:p>
      <text:p text:style-name="P25"><text:span text:style-name="T18">Making biological assumptions ontological here being about how things are in the world. So more of the philosopher's ontology rather than the computer science knowledge management sense of ontology. One should refrain from making these kinds of ontological assumptions licensed by realism about the complex system based upon a tractable model. So just because the model is so tractable doesn't mean that we have the license to make ontological assumptions. Since the tractable model is an opportunity for learning about the complex behavior, only epistemic claims are allowed.</text:span></text:p>
      <text:p text:style-name="P25"><text:span text:style-name="T18">Let us take a closer look at the claim to make it tractable. We can represent a dynamical system by a static relationship as follows. And here are their equations, one, two and three with the captions below.</text:span></text:p>
      <text:p text:style-name="P25"><text:span text:style-name="T18">1:14:33 And they're using these very simple kind of like the kernel of the dynamical systems theory is understanding how things are a function of how they change broadly. And it's represented in a few different ways in terms of a successor model and more of a rate of change model.</text:span></text:p>
      <text:p text:style-name="P24"/>
      <text:p text:style-name="P25"><text:span text:style-name="T18">1:14:55 Speaker C:</text:span></text:p>
      <text:p text:style-name="P25"><text:span text:style-name="T18">Esteves I think this is a very useful point number three there the bullet point because it also speaks to that sense of this is a model in approach. Let's see what the modeling is telling us rather than a model fitting approach, which is often what ends up happening. If you have the defined biology, you effectively reassure so many things. So that's maybe a key piece that links a lot of how things can be bridged in terms active inference lab and how it could be held between you know, that is a stance in a way. It's holding the legs apart and saying, okay, am I doing the splits or I've got my legs together right?</text:span></text:p>
      <text:p text:style-name="P25"><text:span text:style-name="T18">So let's find out rather than you someone expert, tell me.</text:span></text:p>
      <text:p text:style-name="P25"><text:span text:style-name="T18">1:15:58 Thanks.</text:span></text:p>
      <text:p text:style-name="P24"/>
      <text:p text:style-name="P25"><text:span text:style-name="T18">1:15:59 Daniel:</text:span></text:p>
      <text:p text:style-name="P25"><text:span text:style-name="T18">Thank you. Dean yes.</text:span></text:p>
      <text:p text:style-name="P24"/>
      <text:p text:style-name="P25"><text:span text:style-name="T18">1:16:00 Speaker B:</text:span></text:p>
      <text:p text:style-name="P25"><text:span text:style-name="T18">I just want to and to what Stephen was just saying up to this point. I love the paper.</text:span></text:p>
      <text:p text:style-name="P25"><text:span text:style-name="T18">It's the constructivist piece, though, that I think has me pausing for a minute because I believe that in order for us to be able to make that decision is it the splits or is it a fork? Is it literally a fork instead of having to go left or right, that requires a deconstruction that I think is oftentimes left out prior to a reconstruction. So again, I'm not arguing with the audience because I think they're respecting the autonomy and I think they've done a brilliant job of saying, okay, this logic, this deductive path that other authors have taken may not necessarily apply here because it causes too much blending. So good. You're holding up what actually is left and right, but you're leaving out the and the amp part is it could be a fork that I could literally pick up.</text:span></text:p>
      <text:p text:style-name="P25"><text:span text:style-name="T18">1:17:04 And the only way you can see that is if you can deconstruct before you reconstruct. And deconstruct doesn't mean differentiate that's already present. Deconstruct literally means as the winner. </text:span><text:soft-page-break/><text:span text:style-name="T18">When did I arrive in this moment? What parts of the puzzle am I still missing because I'm in a hurry to figure out if I'm supposed to go left or right next, especially in social context.</text:span></text:p>
      <text:p text:style-name="P25"><text:span text:style-name="T18">Especially there.</text:span></text:p>
      <text:p text:style-name="P24"/>
      <text:p text:style-name="P25"><text:span text:style-name="T18">1:17:35 Daniel:</text:span></text:p>
      <text:p text:style-name="P25"><text:span text:style-name="T18">Yes. Steven, if you would like to get a quick point here.</text:span></text:p>
      <text:p text:style-name="P24"/>
      <text:p text:style-name="P25"><text:span text:style-name="T18">1:17:38 Speaker C:</text:span></text:p>
      <text:p text:style-name="P25"><text:span text:style-name="T18">Thanks. Just adding to that that piece of the situationalness, I believe that's where you come into the awareness of what's going on.</text:span></text:p>
      <text:p text:style-name="P25"><text:span text:style-name="T18">So science is very much telling us what's going on, what is the thing, what is this, what is that but that fork in the road or being a teammate junction or something else. Ultimately there's awareness piece where is that situated? And in active coherence that's often more complex nebulous with the scientific being about the accuracy of the method. Well, other times the awareness and the complexity comes active inference lab can have.</text:span></text:p>
      <text:p text:style-name="P24"/>
      <text:p text:style-name="P25"><text:span text:style-name="T18">1:18:24 Daniel:</text:span></text:p>
      <text:p text:style-name="P25"><text:span text:style-name="T18">Both of those great continuing on through the latter parts of the paper.</text:span></text:p>
      <text:p text:style-name="P25"><text:span text:style-name="T18">They talk a lot about complexity, which many of us love. So complexity, complexity science complexity theory brings so many great terms, concepts, people, methods, tools, ideas, everything and they talk a lot about autopolysis and this recursiveness. So there's a lot of really creative linkages made in the inactive paper and complexities used in a really valuable way. In section four they're going to move into active inference in an active dynamics setting and that is where active inference is going to be deployed as an insightful instrument to learn about and understand the dynamics underlying cultural co conversation, considering it does not necessarily take agent as passive agents. Together are the authors of the states of one another and so kind of analogous to the inactive figures shown earlier where we had the gears in the head and then that went to like the gears being more distributed in the body and in the mind.</text:span></text:p>
      <text:p text:style-name="P25"><text:span text:style-name="T18">1:19:34 Here in figure two there's more of a classical meaning and model based reasoning where different social actors are kind of having this inferential account that is very like one directional as shown here with and arrow pointing just to the middle. And in figure three they're depicting the social action in figure two under active inference in terms of labeling here the internal states of the social actor two and the external states being social actor one. So this is from the perspective of social actor two where the blanket states are being framed as socio cultural meaning and that model based reasoning which opens up for inferential accounts that are distributed and enacted. And hopefully we'll go into more detail because this is where they are supporting their positive instrumentalist application of active inference into the social inactive space.</text:span></text:p>
      <text:p text:style-name="P25"><text:span text:style-name="T18">1:20:34 And then they write characterizing a social scene as analogous to scientific practice is there by a mischaracterization.</text:span></text:p>
      <text:p text:style-name="P25"><text:span text:style-name="T18">It's almost like taking what happens in the laboratory in a certain context and even a certain view on what happens in the laboratory in a certain concept, comma in a certain context and then critiquing that and thinking a bit more expansively about what happens in the hallways of the laboratory and in the basement and in the world around the building. And that is also really nicely connected to some yellow Brunberg at all's. Work on the anticipating brain is not a scientist, which also focuses on the inactive perspective from an ecological perspective, not only necessarily the social, but the social is an important case. In table one, they're going to discuss a little bit more about some of the dividers and contents of cells related to the natural world and scientific tools and constructs for sure.</text:span></text:p>
      <text:p text:style-name="P25"><text:span text:style-name="T18">1:21:38 We're going to return here in subsequent discussions.</text:span></text:p>
      <text:p text:style-name="P25"><text:span text:style-name="T18">So just check out table one, see what you think. What other lines would you draw? Would they be kind </text:span><text:soft-page-break/><text:span text:style-name="T18">of like curved lines that look like letters? Would you circle anything? Would you draw some triangles?</text:span></text:p>
      <text:p text:style-name="P25"><text:span text:style-name="T18">Would you add another row? Would you make it a tensor? What else would you draw on table one, even if only another double bounding line to emphasize that it's perfect as.</text:span></text:p>
      <text:p text:style-name="P24"/>
      <text:p text:style-name="P25"><text:span text:style-name="T18">1:22:02 Speaker B:</text:span></text:p>
      <text:p text:style-name="P25"><text:span text:style-name="T18">Is Dean, all I would say is if you do go and have a look at this, ask yourself why these hyper parameters and why these laterals? Because I think that will lead to all kinds of well, for me, it just got me so twisted around.</text:span></text:p>
      <text:p text:style-name="P24"/>
      <text:p text:style-name="P25"><text:span text:style-name="T18">1:22:21 Daniel:</text:span></text:p>
      <text:p text:style-name="P25"><text:span text:style-name="T18">Fun. Okay. And then conclusion before we move to the second paper, we have shown that holding both enactivism and theory of mind entails contradiction and confusion. This is evident when we critically dissect the two hidden assumptions held by T OMLike theories such as Ttom, which are rejected by an activism. Those two covert assumptions that they believe disrepute the linkage and then they reiterate the co constructive nature and the embedded and ecological components of social inaction and the recursion and the encoding through time, the rolling out of social inaction.</text:span></text:p>
      <text:p text:style-name="P25"><text:span text:style-name="T18">And they suggest that dynamics systems theory, active coherence lab instrumentally applied as a type of dynamical systems modeling has promise and is a suitable and complexity tool to consider social understanding as generalized synchronization held in a certain way.</text:span></text:p>
      <text:p text:style-name="P25"><text:span text:style-name="T18">1:23:25 So that was that paper and it will now be paired with the abducted paper. So one breath before we move into abduction.</text:span></text:p>
      <text:p text:style-name="P24"/>
      <text:p text:style-name="P25"><text:span text:style-name="T18">1:23:39 Speaker C:</text:span></text:p>
      <text:p text:style-name="P25"><text:span text:style-name="T18">Yes, Steven taking that breath, that last sentence there about how it can be almost abridged, the complexity use of dynamics systems theory sort of fills the gap. They're sort of filling the gap. And in a way, I think as we talk about the abduction paper, some of the gaps that doesn't fill. I know we're not trying to talk about filling gaps here, but let's say you're filling gaps abduction might also fill. So the beauty of active inference and the Bayesian approach is that lots of different scales and modalities can be weighted and blended to give you potentially a feel of what to do.</text:span></text:p>
      <text:p text:style-name="P25"><text:span text:style-name="T18">Right? So doesn't mean one excludes the other.</text:span></text:p>
      <text:p text:style-name="P24"/>
      <text:p text:style-name="P25"><text:span text:style-name="T18">1:24:33 Daniel:</text:span></text:p>
      <text:p text:style-name="P25"><text:span text:style-name="T18">Awesome. Okay, into action. We abduce away the paper.</text:span></text:p>
      <text:p text:style-name="P25"><text:span text:style-name="T18">Heins with a relatively short and very concise introduction to some of the key points of the paper we described earlier in their aims that they're interested in this naturalistic rendering of some of CS purses, later e g post. 19 three or post 19 five mostly unpublished work unpacking the semiotic and logical notions of abductive reasoning which we covered in the context section. They're aiming for this biological model of abduction, which is going to thread the needle, weave, the fabric, whatever it is that maintains the functional integrity of the organism, the evolutionary imperative for that living being, existence, and to be compatible with Modern neuroscience.</text:span></text:p>
      <text:p text:style-name="P25"><text:span text:style-name="T18">1:25:39 They focus on the Allegiance and the alliance, which we talked about earlier, and they're all introduced also in the introduction, the Markov blanket concept, which will be a great point of juxtaposition to add a little bit more detail. Like if it is a front, a contact front with active inference, with social interaction and abduction, then these are like hot points or points of contact within the interface front to really zoom in.</text:span></text:p>
      <text:p text:style-name="P25"><text:span text:style-name="T18">Okay, how is internal state being used in these two models? And that's where the active inference ontology is of immense value. Because even when people are speaking in different languages or we have a computer program, an equation, a poem, and then a scientific paper, when we can link and proactively use or proactively annotate with the active inference ontology, we gain the ambiguity to not </text:span><text:soft-page-break/><text:span text:style-name="T18">just say, well, we're both pointing at the moon. Is your finger my finger? Or are we pointing at the same finger because it's so far away and so maybe it's a little bit off and your ray is missing the moon from my point of view, and so on.</text:span></text:p>
      <text:p text:style-name="P25"><text:span text:style-name="T18">1:26:47 Instead, we can actually get down and not Bleu out on the operating table, but rather pin down transiently and find a tractor that helps us really go into that intersection rather than merely hitting and running with just points of resonance.</text:span></text:p>
      <text:p text:style-name="P24"/>
      <text:p text:style-name="P25"><text:span text:style-name="T18">1:27:05 Speaker B:</text:span></text:p>
      <text:p text:style-name="P25"><text:span text:style-name="T18">Dean, again, I'll just summarize that by saying we can situationally analyze better because we now actually have a way of being able to hold some common thing together. So that's all I want to add to what you just said and just.</text:span></text:p>
      <text:p text:style-name="P24"/>
      <text:p text:style-name="P25"><text:span text:style-name="T18">1:27:26 Speaker C:</text:span></text:p>
      <text:p text:style-name="P25"><text:span text:style-name="T18">Adding one on to that as well.</text:span></text:p>
      <text:p text:style-name="P25"><text:span text:style-name="T18">And where there may be a difference, there could be this understanding of a lot of the terms, the ontological understanding, say, what often is a problem is if there's something that's not aligned but is just not noticed or is brushed over, say, okay, this is different. Okay, there's an ontological change here.</text:span></text:p>
      <text:p text:style-name="P25"><text:span text:style-name="T18">There's a way for that to be tracked like we have with active coherence. It's a tractable way to do it because otherwise there's so many ontological things floating around in this space, which is its beauty, that it's not cognitively possible to find what you need to look at.</text:span></text:p>
      <text:p text:style-name="P24"/>
      <text:p text:style-name="P25"><text:span text:style-name="T18">1:28:15 Daniel:</text:span></text:p>
      <text:p text:style-name="P25"><text:span text:style-name="T18">Thank you. The next section again with these two lights coiluminating coconstructing. No two lights can physically overlap.</text:span></text:p>
      <text:p text:style-name="P25"><text:span text:style-name="T18">So there must be parallax induced by these two lights and shadows and all kinds of effects. And maybe it's not the same wavelength and maybe you're walking around and different sides have different illuminations. The section is on active inference in the light of abduction. This is very fascinating section because they're going to take that almost quasi algorithmic but certainly pre computational framework being developed in the latter 18 hundreds and early one nine hundred s and start to interface and see how it relates active inference lab so we can highlight more and we'll look forward to discussing in further sections.</text:span></text:p>
      <text:p text:style-name="P25"><text:span text:style-name="T18">1:29:18 So do pause it if you want to read all of this or read the paper.</text:span></text:p>
      <text:p text:style-name="P25"><text:span text:style-name="T18">But they're focusing on the late schema. Yes, please, Dean.</text:span></text:p>
      <text:p text:style-name="P24"/>
      <text:p text:style-name="P25"><text:span text:style-name="T18">1:29:25 Speaker B:</text:span></text:p>
      <text:p text:style-name="P25"><text:span text:style-name="T18">All I was going to say is it's mood lighting. If you actually look down at the bottom bullet the lighting is actually trying first talked about maybe I don't know if he actually did have the formalisms to back that up, but active inference actually does. Now talk about the kind of level of energy that we can now maybe see within the two constraints that idea of parameterizing back to the vice group sort of thing.</text:span></text:p>
      <text:p text:style-name="P24"/>
      <text:p text:style-name="P25"><text:span text:style-name="T18">1:30:01 Daniel:</text:span></text:p>
      <text:p text:style-name="P25"><text:span text:style-name="T18">Thank you. So just a few quotes that are really fascinating here. So in science, abduction can be likened to the logic of discovery of hypotheses, which, as we discussed earlier, has a generative creative element and then a secondary selective component, like Bayesian model selection, Bayesian model reduction. And they even. Add with a cautionary remark that no full assimilation of Pearson abduction can occur to ive that's inference to the best exploration, which is one half of the two stroke engine and commonly people will use abduction to refer to probabilistic reasoning from a given set like abduction.</text:span></text:p>
      <text:p text:style-name="P25"><text:span text:style-name="T18">Elsewhere in the writings, this later schema those ones that are after 19 free but according to experts, have been the least research ones there's, beginning with an observation of surprising factor events.</text:span></text:p>
      <text:p text:style-name="P25"><text:soft-page-break/><text:span text:style-name="T18">1:31:01 Observation, surprise and through a conditional major premise, concludes in a Conor of mood. Again a mood which peers termed the investigans it's like it has and right in it. And that is that something of imperative importance ought to be done pragmatism action policy selection initially aroused by curiosity, uncertainty, introduction, entropy that leads to the formulation of a question which is semantic and there's more discussion of the investigative mood and other moods.</text:span></text:p>
      <text:p text:style-name="P24"/>
      <text:p text:style-name="P25"><text:span text:style-name="T18">1:31:41 Speaker B:</text:span></text:p>
      <text:p text:style-name="P25"><text:span text:style-name="T18">Yes, Dean, one other quick thing.</text:span></text:p>
      <text:p text:style-name="P25"><text:span text:style-name="T18">Cohorted or co constructed from the other paper again share a common prefix that we again, I think we'll maybe be able to tease some more of that the importance of that in the next few weeks.</text:span></text:p>
      <text:p text:style-name="P24"/>
      <text:p text:style-name="P25"><text:span text:style-name="T18">1:31:58 Daniel:</text:span></text:p>
      <text:p text:style-name="P25"><text:span text:style-name="T18">Awesome. They're going to continue with this question of the economy of research. So they force three argumentative cores, really specified areas of contact with active inference and abduction that they're suggesting form an initial trio or triad that will start to form the allegiance between active and active inference. First, the presence of nondegeneratively triadic relations, then the utilization of the leading principles of Abductive Reasoning B, and third, the subjunctive conditional formulation.</text:span></text:p>
      <text:p text:style-name="P25"><text:span text:style-name="T18">There are some logical technicalities thrown around, but that's what the streams are for. In point A, which you can pause and read the text of. They're going to highlight the Markov blanket concept, or rather their realist interpretation, as frist and blanket states.</text:span></text:p>
      <text:p text:style-name="P25"><text:span text:style-name="T18">1:33:05 Argue that the Markov blanket, again implemented in a realist Friston blanket sense, have a markedly piercean, irreducibly triadic form, focusing on the boundary as mediator between external and internal states and therefore the thirdness arising in semiosis. There's a lot more to say, but if either of you want to give one more point on A, okay in B, they're going to continue on by talking about some of the guiding principles of coherence and specifically discuss abduction's role in guiding inference.</text:span></text:p>
      <text:p text:style-name="P25"><text:span text:style-name="T18">What is the leading principle of active inference then? Here they're going to describe some technical details of active inference in terms of free energy variational or expected as bounding surprise and then they'll connect that to some of the primary sources of Pierce and discussions of biosemiatics which have also been connected in a lot of discussions that we've had on representation and meaning and so on.</text:span></text:p>
      <text:p text:style-name="P25"><text:span text:style-name="T18">1:34:13 And it goes even further or deeper field with discussions of synechism as well as this question of universal mind which is force foraging in some ways the universal cognition pan cognitive dynamics, distributed cognitive systems matter is affect mind by Von Schiller and then they're going to argue about Friston blanket and their construction in terms of triadic relationships. Pearson Triath sign object interpretant leads to unexplored semantic possibilities, bringing together some of these broader qualitative threads in semiotic analysis with potentially dynamical systems theory, quantitative Bayesian methods and everything else that active coherence brings along with the toolkits to implement. And C they're also in C going to unpack some extremely interesting, though nuanced, logical constructive elements of the semiotic proposition, if I could call it that.</text:span></text:p>
      <text:p text:style-name="P25"><text:span text:style-name="T18">1:35:27 We'll go into it more in further discussions, but they're going to explore how different framings of logical relationships amongst clauses or assertions and warrants and all this rhetoric relate to realism, abduction and Pierce's version of realism as the possible is what can become actual? Yes, there are things that are possible but cannot become actual and then what do we use for that adjacent or realizable possible? And where might we want to use it and what's going to break that symmetry? Where is pragmatism? Well, what would be useful to consider would be the space of all possibles that could happen and none other and not be surprised by adjacent possibles that we didn't consider but did happen.</text:span></text:p>
      <text:p text:style-name="P25"><text:span text:style-name="T18">And then maybe it's not so bad to spend a little bit of extra thought or a few extra computer resources on considering possibilities that couldn't happen.</text:span></text:p>
      <text:p text:style-name="P25"><text:soft-page-break/><text:span text:style-name="T18">1:36:34 But we wouldn't want to get lost in the potentially exponential space of possibilities that can't happen and end up losing our focus and attention on possibilities that can happen, which are what Pierce describes as real possibilities. And the pragmatist stance and mood also closes a loop with policy selection and pragmatism in active inference where they say that the pragmatist meaning of beliefs in the brain Parr formulation is that upon which one is capable of ActInf lab. There's a lot of resonances there.</text:span></text:p>
      <text:p text:style-name="P24"/>
      <text:p text:style-name="P25"><text:span text:style-name="T18">1:37:15 Speaker C:</text:span></text:p>
      <text:p text:style-name="P25"><text:span text:style-name="T18">Esteves yeah, I think this also speaks in the need to have we talk about scale friendly or levels or some sort of structure that enables this to be present because active coherence lab sort of go all the way down to the cellular level.</text:span></text:p>
      <text:p text:style-name="P25"><text:span text:style-name="T18">There's ways of looking at it here. There's a sense that, okay, we're looking at these ideas of a signifier. But we know with active coherence it's not that. It beliefs that we have signals coming in which get processed and aggregated. So there's a sort of a scale at which you have the structures, that you have the morphogenesis maybe to get to and the scale to make the stop sign make sense to be interpreted as its own signifier.</text:span></text:p>
      <text:p text:style-name="P25"><text:span text:style-name="T18">So I think that may be where there's this tension going to happen between the enactivism here and where that can happen.</text:span></text:p>
      <text:p text:style-name="P25"><text:span text:style-name="T18">1:38:22 But the argument, I would say is that certain scales, certain structures and maybe certain realist ways of things happening, something like that is feasible.</text:span></text:p>
      <text:p text:style-name="P24"/>
      <text:p text:style-name="P25"><text:span text:style-name="T18">1:38:38 Daniel:</text:span></text:p>
      <text:p text:style-name="P25"><text:span text:style-name="T18">Great, just Dean and then we'll quickly move through the rest.</text:span></text:p>
      <text:p text:style-name="P24"/>
      <text:p text:style-name="P25"><text:span text:style-name="T18">1:38:41 Speaker B:</text:span></text:p>
      <text:p text:style-name="P25"><text:span text:style-name="T18">I'll just be real quick here. I think especially in B and to a lesser extent in C.</text:span></text:p>
      <text:p text:style-name="P25"><text:span text:style-name="T18">The business of how we take Piercean thinking into active inference lab realm is built on an assumption, and that is that our continuing existence, our continuing reality means that we're accumulating more experiences with the tools in the world, the rules in the world and the pools. And by pools I mean those aggregations that Esteves was just pointing to. Thank you for bringing that up, Stephen, because that made me want to write this down. Aggregations as densities tale of two densities materializing. So again, I don't know that you exclusively say everything is real and then all the examples underneath it are also real because even Pierce himself said that there is an aspect of this reality which we will never be able to describe as anything other than non reality, even though we're fundamentally using it.</text:span></text:p>
      <text:p text:style-name="P25"><text:span text:style-name="T18">1:39:53 So how does that enable these densities to form? And I know that sounds way the heck and gone out there, I'm sorry, but it's actually something we have to contemplate.</text:span></text:p>
      <text:p text:style-name="P24"/>
      <text:p text:style-name="P25"><text:span text:style-name="T18">1:40:07 Daniel:</text:span></text:p>
      <text:p text:style-name="P25"><text:span text:style-name="T18">Thanks. They're then going to flip the script or at least the syntax and Clark about abduction in the light of active inference. Here is where they kick off with that acknowledgement of the twostroke engine with generative abduction and selective abduction and then they're going to connect that to some of the ontology active coherence lab in terms of like seeing selective abduction as a sampling process and understanding where generative abduction fits in.</text:span></text:p>
      <text:p text:style-name="P25"><text:span text:style-name="T18">So continuing on with seeing abduction from the light of active inference, which we might even operationalize as saying like foraging or viewing abduction from the perspective of active inference lab ontology. So rather than us self electing as interpretance of active inference as some concept which we cannot necessarily speak for a concept, we can't speak for English, but we can use English words.</text:span></text:p>
      <text:p text:style-name="P25"><text:span text:style-name="T18">1:41:12 And so analogously, we don't need to necessarily speak for active inference, though I'm the last </text:span><text:soft-page-break/><text:span text:style-name="T18">to say what those should or shouldn't do. It's possible to use the active inference ontology and then it's kind of like a two step checklist. Was the term in the active inference ontology in the core supplement or entailed action?</text:span></text:p>
      <text:p text:style-name="P25"><text:span text:style-name="T18">Was it used in a way that was pragmatic, that made sense in that situation, in that multi scale context? And that is actually a two step process to ask if we're speaking using active inference rather than if we're speaking for like an advocate or like a salesperson for active coherence per se. And they're going to restate the case in terms of the FEP framework, in the sense of and using the terms of and they're going to highlight the relationship of internal states to external states mediated through the blanket.</text:span></text:p>
      <text:p text:style-name="P25"><text:span text:style-name="T18">1:42:12 And they then go through this syllogism and they restructure and restate their qualitative schema of abductive active inference. And they describe this action cognition perception loop where a surprisal, any incoming sensory information is experienced.</text:span></text:p>
      <text:p text:style-name="P25"><text:span text:style-name="T18">And then they take that not just into the passive or even active interpretation of it in the context of a Bayesian generative model, but rather something that is unfolding in that mood of the indoctrination.</text:span></text:p>
      <text:p text:style-name="P25"><text:span text:style-name="T18">They do continue on and bring in important person idea of the economy of research. So we'll go over this again, hopefully with authors.</text:span></text:p>
      <text:p text:style-name="P25"><text:span text:style-name="T18">It relates to Pearce's theory of science.</text:span></text:p>
      <text:p text:style-name="P25"><text:span text:style-name="T18">1:43:14 Pearce's original paper on the economy of research wrote the doctrine of economy in general treats the relationships between utility and cost. And specifically that is going to be related to research in this socially enacted pragmatic sense by asking how, given expenditure of money, time and energy, what is going to obtain the most valuable addition to knowledge? What experiment that my eyes could succade to will have the most information gained? What experiment could the researcher carry out to reduce their uncertainty the most about the natural system?</text:span></text:p>
      <text:p text:style-name="P25"><text:span text:style-name="T18">Not merely to verify something they know, not merely to falsify something that they know will be falsified, but rather to exist in this optimal experimentation space. And then Pierce and later the authors are going to naturalize contextualize bring to the social cognitive area by asking, well, how does money, time and energy happen?</text:span></text:p>
      <text:p text:style-name="P25"><text:span text:style-name="T18">1:44:19 Because that optimal experiment is encultured and it uses energy, it uses agent. So perhaps in this way we could say that Pierce was one of the first Modern program managers for a major funding agency. But no, he wasn't.</text:span></text:p>
      <text:p text:style-name="P25"><text:span text:style-name="T18">And they discussed this economy of research a bit more.</text:span></text:p>
      <text:p text:style-name="P25"><text:span text:style-name="T18">They describe in this section how Pierce promotes several values or virtues or qualities that characterize the economy of scientific hypothesis making incomplexity which is like a derisking breadth which speaks to implication and caution as the economic quality of avoiding diminishing marginal returns by skillfully breaking down questions into a series of small questions that can be answered with reasonable limits of investment.</text:span></text:p>
      <text:p text:style-name="P25"><text:span text:style-name="T18">1:45:20 How many interesting threads are being brought together? For example, questions that are broken down to binary yes, no questions can be connected to information theory and quantum as well.</text:span></text:p>
      <text:p text:style-name="P25"><text:span text:style-name="T18">Here, Dean, I will let you speak to fairness.</text:span></text:p>
      <text:p text:style-name="P24"/>
      <text:p text:style-name="P25"><text:span text:style-name="T18">1:45:45 Speaker B:</text:span></text:p>
      <text:p text:style-name="P25"><text:span text:style-name="T18">To be fair and as we know the beginning of this paper, there are no instrumental misinterpretations of FEP and its ingredients such as Markov blankets. But this is a footnote in this paper but our faith for one of the better worded realist credentials of FEP as it roots in the pragmatist optimism or rather its act of melirism about the gain from the alliance between evolutionarily useful processes that contribute to maximizing survival. If this pragmatist approach to realism displeases the elevated taste of one who looks for some stars metaphysical criteria let a thousand flowers bloom. I think what's fascinating about this is that to hold the idea that there is a realism is a very easily defendable position to take. But even in the previous two slides, one of the things that first talked about without saying them directly, or at least on a nose quote, was that that optimal position is some element of exploitation or economy or </text:span><text:soft-page-break/><text:span text:style-name="T18">simplicity or somebody chaos.</text:span></text:p>
      <text:p text:style-name="P25"><text:span text:style-name="T18">1:46:54 Done this before me is that a shortcut and exploration, which tends to take longer, has more trial and error, but also doesn't have you constantly overfitting to a particular outcome. So that's the reality. And again, I wouldn't push back on the claim that there is a very real piece to this playing play, a minimum of two going back and forth in this. So in fact I fully agree with these authors like I fully agree with the other authors about the idea of a co construction. So I don't know that you are necessarily confused if you can say yes and yes and yes again.</text:span></text:p>
      <text:p text:style-name="P24"/>
      <text:p text:style-name="P25"><text:span text:style-name="T18">1:47:53 Speaker C:</text:span></text:p>
      <text:p text:style-name="P25"><text:span text:style-name="T18">Stephen yeah, sort of adding to what Dean saying there and the idea of implementation or exploitation definitely has been alluded to and in science there's experimentation is sort of the way of gaining knowledge. But there's the exploration piece and I would argue that you can't get exploration per se within the kind of objective domain there has to be this journey into the performative subjective intersubjective liminal as Einstein did with his mind games and you create these sort of mental constructs. In a way, some of what's happening today is a mixture of that and then that's brought back and modeled, experimented with or whatever.</text:span></text:p>
      <text:p text:style-name="P25"><text:span text:style-name="T18">1:48:55 Modeling is interesting because it kind of can come on that journey a little bit as well. So that could be something which experiments can't do.</text:span></text:p>
      <text:p text:style-name="P24"/>
      <text:p text:style-name="P25"><text:span text:style-name="T18">1:49:08 Daniel:</text:span></text:p>
      <text:p text:style-name="P25"><text:span text:style-name="T18">Here's a summary of an old joke. Person A says A and the referee says you're right. Person B says B. The referee says you're right. And person C says well A and B can't be right and the referee says you know, you're right.</text:span></text:p>
      <text:p text:style-name="P25"><text:span text:style-name="T18">It's a little rapid humor for those who like that genre. They then have a conclusion section and we have many questions and points to make and a lot of connections to bring back to a lot of the naturalization here like the Fields and leaven work. And they even take it to the regenerative capacities of flat worms. So from flat worms to flatmates, that's where we're going today. And then we also saved up for the dot one.</text:span></text:p>
      <text:p text:style-name="P25"><text:span text:style-name="T18">Some of the juxtaposition of the Markov blanket concept, specifically the social and active components of science which are super important and Sajid has brought on to these discussions previously is a great point of contact with the Abductive paper.</text:span></text:p>
      <text:p text:style-name="P25"><text:span text:style-name="T18">1:50:13 And the social and active paper Markov blankets represent like a very constrained, even technical contact front that will provide a lot of discussion in the dot one. And that is where we close the dot zero with again so much excellent groundwork and backpack packing by Dean and Stephen. So is there anything else you'd like to add at this point or anything arising that you want to discuss in the dot one? Yes.</text:span></text:p>
      <text:p text:style-name="P25"><text:span text:style-name="T18">Dean then Stephen if you'd like.</text:span></text:p>
      <text:p text:style-name="P24"/>
      <text:p text:style-name="P25"><text:span text:style-name="T18">1:50:47 Speaker B:</text:span></text:p>
      <text:p text:style-name="P25"><text:span text:style-name="T18">Daniel, fantastic job. We just did an order of magnitude three from what was typically a single paper Livestream and we still got it in under 2 hours so that you'd be applauded for that. And secondly, I just want to maybe as a bit of a tip off for one, there's a research by the name of Espressoez who talks about if you want to be able to look at how things are deconstructed and constructed, you have to look at both product in process. An example being, how do I build a car and process in product.</text:span></text:p>
      <text:p text:style-name="P25"><text:span text:style-name="T18">What is the thing that's either a branching point or an actual utensil? And so if you open your mind up to both that inversion along that continuum, it opens up all kinds of possibilities in terms of bringing things into a place where they don't necessarily come into conflict yet they can integrate and braid.</text:span></text:p>
      <text:p text:style-name="P25"><text:span text:style-name="T18">1:51:47 And so maybe that will be after today something that people who are using active inference, which in my opinion is both product and process and process and product at the same time. It's the </text:span><text:soft-page-break/><text:span text:style-name="T18">gripper and the grip. Maybe they will give some thought over to them.</text:span></text:p>
      <text:p text:style-name="P24"/>
      <text:p text:style-name="P25"><text:span text:style-name="T18">1:52:07 Daniel:</text:span></text:p>
      <text:p text:style-name="P25"><text:span text:style-name="T18">It's almost like the Pragmatist sees the fork in the road and uses it and maybe you use the fork by going one way and maybe you do pick it up, maybe you use it by completing the table setting for someone else who. Will dine there. And so there are so many ways to use, because use is socially enacted, abductive, contextualized, et cetera. And again, at the fork is where that conversation is happening. And at our field site or at base camp is where we can imagine the forks and the rows that will come across. </text:span><text:span text:style-name="T19">Stephen.</text:span></text:p>
      <text:p text:style-name="P24"/>
      <text:p text:style-name="P25"><text:span text:style-name="T18">1:52:41 S</text:span><text:span text:style-name="T19">tephen</text:span><text:span text:style-name="T18">:</text:span></text:p>
      <text:p text:style-name="P25"><text:span text:style-name="T19">Y</text:span><text:span text:style-name="T18">eah, next in the dock, one sort of finding a way to bring the authors, if whoever's there on a bit of a journey, maybe down one of the forks, maybe it goes to the edge of the lake and we need to get in and get a bit wet. So how can scientific abduction or some of the more scientifically bounded models rules substantiated by expectation and instrumentation, okay, when does that get moved away? Maybe because of participation, maybe because of transdisciplinarity, maybe because of transformational processes, maybe because of deep exploration outside of the field. I wonder this is something you might want to think about. How can we give some sort of clear journey options, right, so that they can come a little bit off without getting stuck in quicksand or drowned in the deep water, right?</text:span></text:p>
      <text:p text:style-name="P25"><text:span text:style-name="T18">1:53:47 So we want to sort of navigate. But I think this is given some of those pointers, I think, of, where there is sort of ways off ramps as well as on ramps. So thanks.</text:span></text:p>
      <text:p text:style-name="P24"/>
      <text:p text:style-name="P25"><text:span text:style-name="T18">1:54:03 Daniel:</text:span></text:p>
      <text:p text:style-name="P25"><text:span text:style-name="T18">Thank you, fellows. Thank you all.</text:span></text:p>
      <text:p text:style-name="P24"/>
      <text:p text:style-name="P25"><text:span text:style-name="T18">1:54:05 Speaker B:</text:span></text:p>
      <text:p text:style-name="P25"><text:span text:style-name="T18">Thank you, both of you. This was huge. I really, really appreciate all your help.</text:span></text:p>
      <text:p text:style-name="P24"/>
      <text:p text:style-name="P25"><text:span text:style-name="T18">1:54:11 Daniel:</text:span></text:p>
      <text:p text:style-name="P24"><text:span text:style-name="T17">G</text:span>reat times! <text:span text:style-name="T17">S</text:span>ee you in the <text:span text:style-name="T17">Dot One.</text:span></text:p>
      <text:p text:style-name="P24"/>
      <text:p text:style-name="P26"/>
      <text:p text:style-name="P30"/>
      <text:h text:style-name="P3" text:outline-level="1"><text:span text:style-name="T23">ActInf </text:span><text:span text:style-name="T13">Session </text:span>0<text:span text:style-name="T20">47</text:span>.<text:span text:style-name="T13">1, </text:span><text:span text:style-name="T20">August 10</text:span><text:span text:style-name="T13">, 2022</text:span></text:h>
      <text:p text:style-name="P23"><text:span text:style-name="T22"/></text:p>
      <text:p text:style-name="P23"><text:a xlink:type="simple" xlink:href="https://www.youtube.com/watch?v=1yYFJnf_mHY" text:style-name="Internet_20_link" text:visited-style-name="Visited_20_Internet_20_Link">https://www.youtube.com/watch?v=1yYFJnf_mHY</text:a></text:p>
      <text:p text:style-name="P23"/>
      <text:p text:style-name="P23"/>
      <text:p text:style-name="P17"><text:span text:style-name="T2">First participatory group discussion on the</text:span> <text:span text:style-name="T4">2021 papers “Enactive-Dynamic Social Cognition and Active Inference” &amp; “Active Inference and Abduction.”</text:span></text:p>
      <text:p text:style-name="P14"/>
      <text:p text:style-name="P12"/>
      <text:h text:style-name="P7" text:outline-level="2">S<text:span text:style-name="T20">ESSION S</text:span>PEAKERS</text:h>
      <text:p text:style-name="P37">Daniel Friedman, Dean Tickles, Stephen Sillett, Bleu Knight</text:p>
      <text:p text:style-name="P15"/>
      <text:p text:style-name="P16"/>
      <text:h text:style-name="P7" text:outline-level="2">CONTENTS</text:h>
      <table:table table:name="Table2" table:style-name="Table2">
        <table:table-column table:style-name="Table2.A"/>
        <table:table-column table:style-name="Table2.B"/>
        <table:table-row table:style-name="Table2.1">
          <table:table-cell table:style-name="Table2.A1" office:value-type="string">
            <text:p text:style-name="P22">00:27</text:p>
          </table:table-cell>
          <table:table-cell table:style-name="Table2.A1" office:value-type="string">
            <text:p text:style-name="P10">Introduction</text:p>
          </table:table-cell>
        </table:table-row>
        <table:table-row table:style-name="Table2.1">
          <table:table-cell table:style-name="Table2.A1" office:value-type="string">
            <text:p text:style-name="P22">02:01</text:p>
          </table:table-cell>
          <table:table-cell table:style-name="Table2.A1" office:value-type="string">
            <text:p text:style-name="P10">Dot One and the One Lens.</text:p>
          </table:table-cell>
        </table:table-row>
        <table:table-row table:style-name="Table2.1">
          <table:table-cell table:style-name="Table2.A1" office:value-type="string">
            <text:p text:style-name="P22">03:18</text:p>
          </table:table-cell>
          <table:table-cell table:style-name="Table2.A1" office:value-type="string">
            <text:p text:style-name="P10">Active Inference and the Friston Blanket.</text:p>
          </table:table-cell>
        </table:table-row>
        <table:table-row table:style-name="Table2.1">
          <table:table-cell table:style-name="Table2.A1" office:value-type="string">
            <text:p text:style-name="P22">05:07</text:p>
          </table:table-cell>
          <table:table-cell table:style-name="Table2.A1" office:value-type="string">
            <text:p text:style-name="P10">Enactive Inference and the Blankets</text:p>
          </table:table-cell>
        </table:table-row>
        <table:table-row table:style-name="Table2.1">
          <table:table-cell table:style-name="Table2.A1" office:value-type="string">
            <text:p text:style-name="P22">08:56</text:p>
          </table:table-cell>
          <table:table-cell table:style-name="Table2.A1" office:value-type="string">
            <text:p text:style-name="P10">Markov and the Friston Blanket.</text:p>
          </table:table-cell>
        </table:table-row>
        <table:table-row table:style-name="Table2.1">
          <table:table-cell table:style-name="Table2.A1" office:value-type="string">
            <text:p text:style-name="P22">12:57</text:p>
          </table:table-cell>
          <table:table-cell table:style-name="Table2.A1" office:value-type="string">
            <text:p text:style-name="P10">The Relationship of Real and Non-Real.</text:p>
          </table:table-cell>
        </table:table-row>
        <table:table-row table:style-name="Table2.1">
          <table:table-cell table:style-name="Table2.A1" office:value-type="string">
            <text:p text:style-name="P22">19:22</text:p>
          </table:table-cell>
          <table:table-cell table:style-name="Table2.A1" office:value-type="string">
            <text:p text:style-name="P10">Acquisition Markov Blanket Discussion.</text:p>
          </table:table-cell>
        </table:table-row>
        <table:table-row table:style-name="Table2.1">
          <table:table-cell table:style-name="Table2.A1" office:value-type="string">
            <text:p text:style-name="P22">32:11</text:p>
          </table:table-cell>
          <table:table-cell table:style-name="Table2.A1" office:value-type="string">
            <text:p text:style-name="P10">Border Question in Systems Thinking.</text:p>
          </table:table-cell>
        </table:table-row>
        <table:table-row table:style-name="Table2.1">
          <table:table-cell table:style-name="Table2.A1" office:value-type="string">
            <text:p text:style-name="P22">42:32</text:p>
          </table:table-cell>
          <table:table-cell table:style-name="Table2.A1" office:value-type="string">
            <text:p text:style-name="P10">Bayesian Computation and the Social and Active Networks.</text:p>
          </table:table-cell>
        </table:table-row>
        <table:table-row table:style-name="Table2.1">
          <table:table-cell table:style-name="Table2.A1" office:value-type="string">
            <text:p text:style-name="P22">48:32</text:p>
          </table:table-cell>
          <table:table-cell table:style-name="Table2.A1" office:value-type="string">
            <text:p text:style-name="P10">Evolution and the Feeling for the Organism.</text:p>
          </table:table-cell>
        </table:table-row>
        <table:table-row table:style-name="Table2.1">
          <table:table-cell table:style-name="Table2.A1" office:value-type="string">
            <text:p text:style-name="P22">51:24</text:p>
          </table:table-cell>
          <table:table-cell table:style-name="Table2.A1" office:value-type="string">
            <text:p text:style-name="P10">Realism and the Bayes Project.</text:p>
          </table:table-cell>
        </table:table-row>
        <table:table-row table:style-name="Table2.1">
          <table:table-cell table:style-name="Table2.A1" office:value-type="string">
            <text:p text:style-name="P22">52:44</text:p>
          </table:table-cell>
          <table:table-cell table:style-name="Table2.A1" office:value-type="string">
            <text:p text:style-name="P10">Markov Blanket in Action.</text:p>
          </table:table-cell>
        </table:table-row>
        <table:table-row table:style-name="Table2.1">
          <table:table-cell table:style-name="Table2.A1" office:value-type="string">
            <text:p text:style-name="P22">58:10</text:p>
          </table:table-cell>
          <table:table-cell table:style-name="Table2.A1" office:value-type="string">
            <text:p text:style-name="P10">Markov Blanket and the Cognition Problem.</text:p>
          </table:table-cell>
        </table:table-row>
        <table:table-row table:style-name="Table2.1">
          <table:table-cell table:style-name="Table2.A1" office:value-type="string">
            <text:p text:style-name="P22">1:00:29</text:p>
          </table:table-cell>
          <table:table-cell table:style-name="Table2.A1" office:value-type="string">
            <text:p text:style-name="P10">Active Inference and Non-Realism.</text:p>
          </table:table-cell>
        </table:table-row>
        <table:table-row table:style-name="Table2.1">
          <table:table-cell table:style-name="Table2.A1" office:value-type="string">
            <text:p text:style-name="P22">1:05:06</text:p>
          </table:table-cell>
          <table:table-cell table:style-name="Table2.A1" office:value-type="string">
            <text:p text:style-name="P10">Non-Realism and Semiotics.</text:p>
          </table:table-cell>
        </table:table-row>
        <table:table-row table:style-name="Table2.1">
          <table:table-cell table:style-name="Table2.A1" office:value-type="string">
            <text:p text:style-name="P22">1:12:34</text:p>
          </table:table-cell>
          <table:table-cell table:style-name="Table2.A1" office:value-type="string">
            <text:p text:style-name="P10">3 Reasons Why One Could Be a Non-Realist About Markov.</text:p>
          </table:table-cell>
        </table:table-row>
        <table:table-row table:style-name="Table2.1">
          <table:table-cell table:style-name="Table2.A1" office:value-type="string">
            <text:p text:style-name="P22">1:24:31</text:p>
          </table:table-cell>
          <table:table-cell table:style-name="Table2.A1" office:value-type="string">
            <text:p text:style-name="P10">Exosmiosis and the Alien Question.</text:p>
          </table:table-cell>
        </table:table-row>
        <table:table-row table:style-name="Table2.1">
          <table:table-cell table:style-name="Table2.A1" office:value-type="string">
            <text:p text:style-name="P22">1:36:47</text:p>
          </table:table-cell>
          <table:table-cell table:style-name="Table2.A1" office:value-type="string">
            <text:p text:style-name="P10">Exploring the Investigatory Mood.</text:p>
          </table:table-cell>
        </table:table-row>
        <table:table-row table:style-name="Table2.1">
          <table:table-cell table:style-name="Table2.A1" office:value-type="string">
            <text:p text:style-name="P22">1:39:49</text:p>
          </table:table-cell>
          <table:table-cell table:style-name="Table2.A1" office:value-type="string">
            <text:p text:style-name="P10">Abductive Reasoning and the quantum.</text:p>
          </table:table-cell>
        </table:table-row>
        <table:table-row table:style-name="Table2.1">
          <table:table-cell table:style-name="Table2.A1" office:value-type="string">
            <text:p text:style-name="P22">1:47:10</text:p>
          </table:table-cell>
          <table:table-cell table:style-name="Table2.A1" office:value-type="string">
            <text:p text:style-name="P10">Pushing the boundaries of the philosophical discussion.</text:p>
          </table:table-cell>
        </table:table-row>
      </table:table>
      <text:p text:style-name="P27"/>
      <text:p text:style-name="P20"/>
      <text:p text:style-name="P32"/>
      <text:h text:style-name="P8" text:outline-level="2">TRANSCRIPT</text:h>
      <text:p text:style-name="P32">00:27 Daniel:</text:p>
      <text:p text:style-name="P32">All right. Hello and welcome, everyone. It is ActInf Livestream number 47 Dot One on August 10, 2022, and we're continuing our exploration into the paper. DIAD, inactive dynamics, social cognition and active inference of Hipolito and Venice. Active Inference lab and abduction by PIA, tarnin and Beni.</text:p>
      <text:p text:style-name="P32">Welcome to the ActInf Institute. We're a participatory lab and institute that is communicating, learning and practicing applied active coherence. Links are on the slide. This is recorded in an archive Livestream, so please provide us with feedback so we can improve our work. All backgrounds and <text:soft-page-break/>perspectives are welcome and we'll be following video etiquette for live streams.</text:p>
      <text:p text:style-name="P32">Head over to activity to learn more about other projects at the institute and how to participate and join learning groups.</text:p>
      <text:p text:style-name="P32">01:29 Today in Stream 47.1, we're continuing to learn and discuss this pair of papers mentioned earlier and on the previous video. And we're going to open with some introduction and then probably just jump in wherever anyone has a new question they'd like to ask, maybe ending the introductions with Bleu so that you can bring a new vector into the conversation. So I'm Daniel, I'm a researcher in California, and I'm looking forward to taking a one lens a little bit to the paper, which had an extended dot zero, as there was so much to learn on a few of these angles and so much to kind of think about that. What is the difference between being in the bathtub and then in the middle of the paper pair versus, for example, coming into it to contextualize it or trying to leave it to apply it?</text:p>
      <text:p text:style-name="P32">02:40 Something in between, even there. I'll pass it to Dean.</text:p>
      <text:p text:style-name="P32"/>
      <text:p text:style-name="P32">02:45 Speaker B:</text:p>
      <text:p text:style-name="P32">Thanks. I'm Dean. I'm here in Calgary.</text:p>
      <text:p text:style-name="P32">I don't know what the dot one needs because we've never done a dot one where we've tried to pull two things, put them proximal and see what happens because sometimes that's fire and water and just get a lot of steam and sometimes it's nitrogen glycerin and the whole thing blows up on you. So I'm kind of looking forward to that. That's kind of the risky part that I think is kind of exciting. I'll pass it over to Esteves.</text:p>
      <text:p text:style-name="P32"/>
      <text:p text:style-name="P32">03:17 Speaker C:</text:p>
      <text:p text:style-name="P32">Thanks, Dean. Yes, steven here. I'm in Toronto. I'm really curious around what this infusion of two different approaches to active influence can yield. So what's behind it all?</text:p>
      <text:p text:style-name="P32">What's behind an approach of an activism that brings in instrumentalism or an approach that's more mathematically focused, bringing in realism? So I'm curious and hopefully it's going to be useful and practical. I'm going to pass over to Bleu.</text:p>
      <text:p text:style-name="P32"/>
      <text:p text:style-name="P32">03:54 Speaker D:</text:p>
      <text:p text:style-name="P32">I am Bleu. I'm in New Mexico. I really enjoyed reading so I think we did Ines Hipolito paper before on Another Livestream, so I've read that one before, but I really enjoyed reading this abduction and Active in French paper. I do not have a strong philosophy background, so I kind of come at this like with what is this? What is that?</text:p>
      <text:p text:style-name="P32"/>
      <text:p text:style-name="P32">04:22 Speaker B:</text:p>
      <text:p text:style-name="P32">Like?</text:p>
      <text:p text:style-name="P32"/>
      <text:p text:style-name="P32">04:22 Speaker D:</text:p>
      <text:p text:style-name="P32">I have to go search Wikipedia 100 million times to kind of get more information about from a philosophical aspect. And so one of the key things like where I was having a hard time locking in on this abduction paper, active in France, and abduction is why do Friston blanket?</text:p>
      <text:p text:style-name="P32">The authors presented it as if the Friston blanket necessitate a realist perspective. So is that true? And if <text:soft-page-break/>so, why is that?</text:p>
      <text:p text:style-name="P32"/>
      <text:p text:style-name="P32">05:04 Daniel:</text:p>
      <text:p text:style-name="P32">All right, thanks everyone. So two threads Bleu in what I heard and I think two areas for us to kind of get on this slide and see at the same time. So one was like different approaches that can be taken both by an individual, like different backgrounds in different Fields or disciplines, and then kind of going beyond one person's just learning trajectory and thinking what are the conceptual approaches that we can take to in this case, active inference. But this might be studying active inference and applying active inference kind of both ways might come Hinton play. And then the question of the Friston and blankets, something like what aspects of what enable a situational realist or a instrumentalist?</text:p>
      <text:p text:style-name="P32">06:05 Why are people taking the stances they're taking on a given situation, sometimes even like mixed across different contexts for the same system? They might use one or another or something like that.</text:p>
      <text:p text:style-name="P32"/>
      <text:p text:style-name="P32">06:18 Speaker C:</text:p>
      <text:p text:style-name="P32">Stephen and this brings action back into the equation. I sense that action is quite important because the idea of instrumentalism in a way is there's a use of an instruments and that's the best way to think of what's happening with the blankets. Actually, I think it's really cool that you brought the blankets up because that question comes in an active way.</text:p>
      <text:p text:style-name="P32">It's like the competition is to make everything realist. And then it's like, okay, we've got a blanket. So it's kind of like, well, maybe we should make sure we keep the blanket question in an instrumental way to avoid all those traps. And then on the other side, on the math side, it's like, well, these potentially fundamental dynamics, well, as they're being acted in some way, they must have some relation to reality in some way.</text:p>
      <text:p text:style-name="P32">07:22 So it's almost the mirror.</text:p>
      <text:p text:style-name="P32">It's not the mirror, but it's something that's sitting on the other side in an interesting way. I don't know what Dean thinks from that point.</text:p>
      <text:p text:style-name="P32"/>
      <text:p text:style-name="P32">07:37 Speaker B:</text:p>
      <text:p text:style-name="P32">I was going to mention that I think if we are taking two papers and actually doing a bit of what happens when they get entangled thing, we're looking at what happens when something is active inference lab process as opposed to active inference as a subject matter or topic. And so when we do that, we're essentially asking for the big questions on one of the next slides here is so is active inference both as process, as active coherence and of process? Something falls out of that. And we asked it in the unity metaphor of being both a gripper, right? Something as processing and of process being gripped.</text:p>
      <text:p text:style-name="P32">If we actually look at it as what's going on, not just from the doing sense but from the observing sense or participatory sense, I think it leaves us with no choice but to say that there's got to be some going back and force between both.</text:p>
      <text:p text:style-name="P32">08:50 But that's just my take.</text:p>
      <text:p text:style-name="P32"/>
      <text:p text:style-name="P32">08:56 Speaker D:</text:p>
      <text:p text:style-name="P32">So let me read this quote from the paper specifically going back to the blanket, the one that set off my question bell that's like unanswered. It says, okay, according to recent interpretations of the FEP, the <text:soft-page-break/>dynamical interaction of living systems and the external world under active inference can be interpreted semantically. This is a Ramstead 2020 citation by assuming that sensory states are meaningful representations of the reality. This is especially the case if we assume that the development of Markov blanket by Friston, unlike their original characterization and works of Judea Pearl on probabilistic causal networks, admit a realist interpretation of the relationship between the organism and the environment. So it says while the role of the concepts of Markov blanket andy Markov blanket in many treatments of the free energy principle is an instrumentalist one whereas in Pierce's even stronger terms concept to a nominalist interpretation of their meaning fricks and blankets are realist not only in the noninstrumentalist sense but also in the sense of being nonnominalist entities.</text:p>
      <text:p text:style-name="P32">10:10 The modal terms of references to real possibilities such as what is conceivable or produced by imagination or anticipatorily related to the future states of affairs are used in making sense of the key aspects of the theory. And so in my recollection, the fist and blanket, I didn't have that linked to realism necessarily per se.</text:p>
      <text:p text:style-name="P32">Do you have any more clarification blanket is a realist interpretation of the pro blanket? Or am I just forgetting that when.</text:p>
      <text:p text:style-name="P32"/>
      <text:p text:style-name="P32">10:51 Daniel:</text:p>
      <text:p text:style-name="P32">I read that part I didn't know what nominalism was? So according to the summary, the view that universals and abstract objects do not actually exist other than being merely names or labels, one version denies the existence of universals, the other the abstract. So it's an anti generalist position.</text:p>
      <text:p text:style-name="P32">So let's see where that was used with the Friston blanket, because this is the crux of the discussion. Like one of the frontiers of contact, other than just saying well, enactivism and dynamical systems theory work like this coarsely or this broad area math and chemistry work together like this. This is starting to get into the real contact points of turf semantically that are being vied over.</text:p>
      <text:p text:style-name="P32">11:57 People have different perspectives on how to interpret Bayesian graphs in different concepts. And so then the Markov blanket is like it still might even be two coarse brain for that whole turf to be controlled by one view or another.</text:p>
      <text:p text:style-name="P32">So then let's look at how the abduction paper and anything else that you see, where would it be more justified just in your sense?</text:p>
      <text:p text:style-name="P32">And then we'll unpack this because I think this was just copied Hinton discussed today, since it's obviously a clear area where both papers are talking about their view on the Markov blanket, which might make it clearer to see how multiple views on blankets and graphs come into play. But let's unpack both of their perspectives.</text:p>
      <text:p text:style-name="P32"/>
      <text:p text:style-name="P32">13:01 Speaker D:</text:p>
      <text:p text:style-name="P32">Saying the nominalist interpretation and as you're unpacking that it's something I didn't have to look up because it's a very prominent theme in Buddhism.</text:p>
      <text:p text:style-name="P32">It's like the absence of any kind of inherent existence. Like that existence is nominal. And so it's interesting that in this abduction paper, that they take this construction by peers of nominalism, but also more than once in that paper, they point to an objective reality, which is like, if things are interpreted, if all stuff is nominally interpreted, then what is this objective reality other than, like, linguistics or semantics or perhaps semiotics.</text:p>
      <text:p text:style-name="P32"><text:soft-page-break/></text:p>
      <text:p text:style-name="P32">14:03 Speaker B:</text:p>
      <text:p text:style-name="P32">Esteves?</text:p>
      <text:p text:style-name="P32"/>
      <text:p text:style-name="P32">14:05 Speaker C:</text:p>
      <text:p text:style-name="P32">That's a very good point because it also ties back you mentioned about when we're talking there about the relationship almost being the reality sense that they were sort of saying if there's a relationship, those relational dynamics or they didn't use the word dynamics therefore can be called real which I think is a fair assertion in some senses. Although again, there could be an overextension because there's a question about how much you go up Hinton transcendental and how much you go down into the kind of morphology and the whole morphogenesis. And there's actually a really good Hector Lazerba, he actually does a lot of work with theatre, the oppressed and work with people have been tortured and stuff like that.</text:p>
      <text:p text:style-name="P32">15:06 And he talks about the medicine is in the wounds, the medicine is in the wounds when people get warmer, et cetera.</text:p>
      <text:p text:style-name="P32">And one of the things that's interesting there is that we may be in a culture, there's times when we might try to explain things or do transcendental work to transcend a situation or avoid us and we may actually avoid a situation. But sometimes when you go into the wound, what you might find is literally a bloody mess. So that may not be real in the normal sense.</text:p>
      <text:p text:style-name="P32"/>
      <text:p text:style-name="P32">15:49 Speaker B:</text:p>
      <text:p text:style-name="P32">Do you stabbed it a little bit? I think it's interesting the most representations of Markov blankets show the Markov blanket in between two distinct sets of properties and that's always represented on the horizontal. And I think what's interesting here is that if you exactly if you find yourself in a debate situation of two top down perspectives, one that says it must be from the top down and active, or it must be from the top down. Some series or set of different logic applied depending upon your familiarity with what it is that you're observing that can lead to that whole question of hierarchy. And then what entails the other?</text:p>
      <text:p text:style-name="P32">So for me, it's pretty easy to understand why people who take the exclusive position of instrumentalism as entailing something like logic or the other hierarchical relationship of the logic being the real thing and then the actions to follow, or that's the thing that's being entailed.</text:p>
      <text:p text:style-name="P32">17:21 I think what the diagrams, what a lot of the pictures tell us is that there's a lateral aspect to this as well. And so if we're going to look at that lateral less, which is enveloping the other top down view, because both of the views in both of these papers, if the bias or the position that the authors take is one of topdown what rules under this set of conditions or circumstances placing those two things side by each strips away some of the questions around relativity and now introduces the idea around relationship. Not relationship in terms of power over, but relationship in terms of what needs to be present in order for somebody to be able to actually make fewer prediction errors. So the Markov blanket, I think, can be turned.</text:p>
      <text:p text:style-name="P32">18:25 I mean, right now most of it is perceived as being some sort of a vertical partition between lateral elements. I mean, it can be flipped. And we've talked often in lots of papers about what's the hierarchical structure, what's the bottom up, what's the top down. But I think both of these papers <text:soft-page-break/>admittedly say we are taking a top down view of this and therefore they are constraining themselves to more emphasis on the relativity aspect of what is going on in an active inference lab than they are looking at as a relationship between the sensing and the acting.</text:p>
      <text:p text:style-name="P32"/>
      <text:p text:style-name="P32">19:22 Daniel:</text:p>
      <text:p text:style-name="P32">All right, wow. Lot of stuff. Let's go through the abduction Markov blanket discussion. The first part is the statement of concept potentially for a philosophical background, but it's important that they're placing this along the lines of autopilotis in biology. So these are systems that are self perpetuating in a diffusive multi scale selfway perhaps, but they're self creating.</text:p>
      <text:p text:style-name="P32">We're not just taking them as existing in a certain contrived agreement five minutes ago. We're thinking about systems that have maintained a non equilibrium steady state with their environments. And if someone denies the realism or anything of the environment, then that can be verbalized and even cognized. But it is not enacted by persistent systems either from the view from the inside or like if one just stops breathing or something like that or the view from the outside.</text:p>
      <text:p text:style-name="P32">20:31 Because again, systems with persistent measurements have to be at least doing well enough to persist amidst the regularities of the environment.</text:p>
      <text:p text:style-name="P32">So this is kind of like grounding it in an evolutionary and developmental framework but connecting it to the non equilibrium steady state maintenance which is grounding this realism discussion in a relationship with the environment, not as like an apriori. Then there's a definition of Markov blanket, the blanket state conditional independence between nodes in a vase graph, which doesn't mean that influence doesn't travel or that those states aren't semantically about each other, but it means that they're conditionally independent in a statistical way. External states in siboskyu. Not sure this author, but the endosymiotic view would be like potentially meaning on the inside like photons on the retina really are light.</text:p>
      <text:p text:style-name="P32">21:32 It really is the case that that's the real thing within that facet of biological function and internal states described from exosymiotic perspective.</text:p>
      <text:p text:style-name="P32">So perhaps like the interpretive view, so viewed from the inside the true influence of a feature and the kind of studying of it view from the outside where those agree you have semiosis like with a stop sign and it means stop in the situation with different entities. This speaks directly to active inference given that the regulation of the entropy of external states. So all these functions that we're describing as being, like, bounded or constrained or minimized are having to do with that. Interfaces surprise control on action, outgoing and then bounded surprise on perception which is also very forage by like the perceptual control theory and various motor theories which we've talked about but like the reflex arc challenging the way that people modeled decision making, for example, then in many treatments they're agreement that people take an instrumentalist usage or stance Friston blanket are realist not only in the non instrumentalist sense, opens up the whole discussion with non and anti, but also in the sense of being non nominalist entities.</text:p>
      <text:p text:style-name="P32">23:05 And then in this last quote.</text:p>
      <text:p text:style-name="P32"/>
      <text:p text:style-name="P32">23:10 Speaker B:</text:p>
      <text:p text:style-name="P32">It.</text:p>
      <text:p text:style-name="P32"/>
      <text:p text:style-name="P32"><text:soft-page-break/>23:10 Daniel:</text:p>
      <text:p text:style-name="P32">Would be great to hear more from the authors about what the modal terms of reference are. But the part that stands out here is the real possibilities because for these systems with these features encoding in this way, their cognition can be considered real to the extent it has all of these features and is tied to the environment over time and so on. Hope that is one view on it because many paragraphs in the abductive paper and in the active paper, if you really engage with their structured arguments, there's so much to read in between and to respect the way that they've laid out the argument while also hopefully now all seeing interesting ways to connect it. So Stephen and then anyone else?</text:p>
      <text:p text:style-name="P32"/>
      <text:p text:style-name="P32">24:07 Speaker C:</text:p>
      <text:p text:style-name="P32">Yeah, this is a little bit feeding back to you Daniel so in case you've got a thought on this because there's the biological aspect here that you're bringing up and I agree with that. And you know, in the work on the brain systems been talking about moving from say a causal correlation to a functional correlation and there can be many ways of getting somewhere when it's functional. So then but of course in this case there's a certain element of what's real in terms of what we scientifically because it's scientific realism as a scientist, what is real and what's being scientifically deducted. So if it's being deducted, it is a perspective that's Beren taken. So within the perspective that's being taken on certain states, nonequilibrium steady states, where is that regime of attention, the scientific regime of attention purely an instrument to be considered or is it for the things it's analyzing that could be real?</text:p>
      <text:p text:style-name="P32">25:19 So there could be sort of get outdoors yet they could still be phenomenon rather than perspectives and logic sitting underneath that which have many dynamics to get to the same outcome. So what's your thoughts on that Danny?</text:p>
      <text:p text:style-name="P32"/>
      <text:p text:style-name="P32">25:40 Daniel:</text:p>
      <text:p text:style-name="P32">My thoughts? I want to hear what Bleu and Dean would say on it.</text:p>
      <text:p text:style-name="P32"/>
      <text:p text:style-name="P32">25:44 Speaker C:</text:p>
      <text:p text:style-name="P32">Okay.</text:p>
      <text:p text:style-name="P32"/>
      <text:p text:style-name="P32">25:46 Speaker B:</text:p>
      <text:p text:style-name="P32">Yes.</text:p>
      <text:p text:style-name="P32"/>
      <text:p text:style-name="P32">25:47 Daniel:</text:p>
      <text:p text:style-name="P32">Dean first.</text:p>
      <text:p text:style-name="P32"/>
      <text:p text:style-name="P32">25:48 Speaker B:</text:p>
      <text:p text:style-name="P32">Go ahead. Go ahead Bleu.</text:p>
      <text:p text:style-name="P32"/>
      <text:p text:style-name="P32">25:53 Speaker D:</text:p>
      <text:p text:style-name="P32">Go ahead. I want to hear what you have to say. Okay.</text:p>
      <text:p text:style-name="P32"/>
      <text:p text:style-name="P32">25:55 Speaker B:</text:p>
      <text:p text:style-name="P32"><text:soft-page-break/>Well here's an interesting thing about both papers. Maybe the authors of the papers will push back hard on this but great, that's what I'm used to.</text:p>
      <text:p text:style-name="P32">Both papers take assigned perspective on this very much a scientific perspective which in my books is easily as an idiom is when I see it I'll believe it. They want the evidence right? They ant it. They want that sort of inductive deductive piece to sort of sit front and center. They want proof which is great, I get that.</text:p>
      <text:p text:style-name="P32">But what I think is really fascinating about this is while they are holding up that epistemic priority they're also talking a lot about they invert that and they say I'll believe it when I see it. So there's a lot of faith in this. It hasn't materialized yet but if I continue to exist in a social setting or as an agent, guess what?</text:p>
      <text:p text:style-name="P32">27:00 I dot two have faith that all this time that keeps rolling out I'm going to continue for whatever purposes, goals or directives I'm taking to work through the not seeing it until I actually arrive at that moment where something materializes and I can say oh now I have the evidence. So both papers have a real they play with themselves, they dance with themselves in the sense that they are both papers from an exclusive standpoint saying we are looking at the scientifically and mathematically and yet in order for us to be able to hold onto this thought or idea of the FEP being whatever it called.</text:p>
      <text:p text:style-name="P32">Steady state. I've just lost the expression.</text:p>
      <text:p text:style-name="P32"/>
      <text:p text:style-name="P32">27:59 Daniel:</text:p>
      <text:p text:style-name="P32">Not equilibrium.</text:p>
      <text:p text:style-name="P32"/>
      <text:p text:style-name="P32">28:00 Speaker B:</text:p>
      <text:p text:style-name="P32">Thank you. Not equilibrium state.</text:p>
      <text:p text:style-name="P32">I do have to believe in something in order for whatever materialization goal or outcome I'm moving towards. If that's homeostasis or allostasis or I ant a sandwich five minutes from now I have to believe in that thing or my agency or my ability to achieve or attain before I can actually have the thing. So from that view alone I find it really interesting that there's a certain amount of naivete in both papers. We have to tip our hat to this rookie view that every time we realize something there has to be a little bit of faith or a little bit of belief in what's going on. Those priors actually exist and I'm going to use them because I want to carry out whatever my priorities are.</text:p>
      <text:p text:style-name="P32">And it doesn't matter whether it's the top down enos of abduction and logic or the top downliness of an enactivism.</text:p>
      <text:p text:style-name="P32">29:08 They both tip their hat to the bottom upuppiness of I dot two kind of have a coherence that even if it's not here now, at some point it will either continue the way I want it to or whatever change I want to impose on it. I have that capacity to wait it out and have that thing happen. So yeah, that's what I would add to what Stephen was saying.</text:p>
      <text:p text:style-name="P32"/>
      <text:p text:style-name="P32">29:40 Speaker D:</text:p>
      <text:p text:style-name="P32">Okay, yes, I'll say a couple of things. I was looking at just now, the difference between a Christian, like what is a frustrated blanket? And I came across a paper that we are going to have to discuss. It's called Scientific Realism about Friston blanket without literalism and it's by Kirsten and Kirchhoff. So someday we're going to have to have that.</text:p>
      <text:p text:style-name="P32"><text:soft-page-break/>It's a preprint up on philosophical active. Now apparently having a real boundary can be like literal, like there's like a literal interpretation or a realist interpretation. Just like I'm still trying to narrow down what is this realist interpretation of a Friston blanket and also a very real sense. What is the real boundary of a living thing? Like I can't find my real boundary.</text:p>
      <text:p text:style-name="P32">30:41 Like where do I stop and something else begins. There are hundreds of trillions, I don't even know more nonhuman cells in my body than there are human cells. So I always have to come back to this. So what would I do without all of those non human things? Are those non human things also me?</text:p>
      <text:p text:style-name="P32">But then I'm constantly like ingesting new ones and excreting old ones and they're coming into my skin and leaving my skin. So where is my boundary? Do I have to have this boundary in order? Active Inference Lab and like the Markov blanket interpretation to apply? I don't know that that's necessarily true.</text:p>
      <text:p text:style-name="P32">I can just get off of it. I love this paper and I love the semiotic interpretation in the active sense, but does it even really matter?</text:p>
      <text:p text:style-name="P32">The realist interpretation to someone who doesn't believe in a shared objective reality is never going to work.</text:p>
      <text:p text:style-name="P32">31:44 Or like can you find the boundary? Like what is this line between self and other? Or like between like I can't find the boundary. For me, it's all a modeling perspective that doesn't lessen the impact of this action active Inference Lab paper for me at all.</text:p>
      <text:p text:style-name="P32">I really thought it was a great paper and has a lot of really cool things to say about cognition and perception. So why are we hung up on this still? I don't know.</text:p>
      <text:p text:style-name="P32"/>
      <text:p text:style-name="P32">32:17 Daniel:</text:p>
      <text:p text:style-name="P32">If both of you go for it and then I'll add some notes.</text:p>
      <text:p text:style-name="P32"/>
      <text:p text:style-name="P32">32:21 Speaker C:</text:p>
      <text:p text:style-name="P32">Can I just add one more thing? I think I agree totally with Dean on this bottom up phenomenon that's going to be there in the background. Maybe it's always going to be unknowable apart from some of these simulations giving us insights. But I think also what Bleu is saying there is for me, this whole boundary question is where there's the problem with the systems discussion in terms of that being kind of naturalized and I think that because you end up with because systems are defined that way, what's inside, what's outside.</text:p>
      <text:p text:style-name="P32">And for me the big revelation and I think for a lot of people maybe in the biological sciences it's not so unusual to think this way but to think about agentbased modeling, to think about where's the agent, where's the agency, the telelogy. And that agency doesn't necessarily sit on a boundary in the same way that systems tend to.</text:p>
      <text:p text:style-name="P32">33:28 I mean someone can argue that it doesn't have to and I'm sure it doesn't but it nearly always ends up there, right in reality in terms of discourse. So we want that discourse to be clear. We're doing this work with systems engineering to have it where we want these clear divisions for the purpose of ontological discourse so we know what we're talking about and why.</text:p>
      <text:p text:style-name="P32">However which is where maybe there's a challenge. This agency telelogy, biological dynamics are something else than that. I'll pass that to Daniel and maybe his answer will come in somewhere, I'm not sure.</text:p>
      <text:p text:style-name="P32"><text:soft-page-break/></text:p>
      <text:p text:style-name="P32">34:06 Daniel:</text:p>
      <text:p text:style-name="P32">Yeah, Dean first, then I'll go for it.</text:p>
      <text:p text:style-name="P32"/>
      <text:p text:style-name="P32">34:08 Speaker B:</text:p>
      <text:p text:style-name="P32">I'll be real quick here.</text:p>
      <text:p text:style-name="P32">So in some of the diagrams Daniel, you're really good at this some of the diagrams the Markov blanket is literally an oval with the word discrepancy in it. And so all I would to and on to what Bleu was saying is that if you want a hard physical boundary and you want to discover what that is I think you're looking at it gain. Where does one thing end and another thing start as a activity question. What I'm suggesting is if you're looking at the bottom up having the top down as relationship, not as a which is which is more powerful or holds more influence over the other. If you're looking at that as a relationship then it's that relationship holds as a discrepancy zone.</text:p>
      <text:p text:style-name="P32">It's not necessarily something that has a physical beginning and end.</text:p>
      <text:p text:style-name="P32">35:08 It's kind of fluid. And this is not to say we shouldn't look at the relativity piece at all. It is to say let's have one eye on the relativity piece and the other eye on the relationship piece. The discrepancy between it doesn't blend itself to hard stops.</text:p>
      <text:p text:style-name="P32">It's discrepancy. If that's all that is, that's just what it is. It means we're not sure about anything other than their difference. We don't know where the separation boundary is. But that's kind of where this whole let's bring these two papers together thing came from because if we're actively inferring we can bound around that discrepancy.</text:p>
      <text:p text:style-name="P32">It doesn't always have to be a partition. That's what the affordance is here. Potentially if we can have two things being held simultaneously.</text:p>
      <text:p text:style-name="P32"/>
      <text:p text:style-name="P32">36:12 Daniel:</text:p>
      <text:p text:style-name="P32">All right, wow. Well a lot there. Well, first of all the discrepancies textbook figure two three discrepancy not a blanket or discrepancy as blanket of blanket, etc. And that can be a continuous or discrete value but in non idealized like non singular path of least action settings aka real settings there's always a non zero value. So that's one way to leave the door always a little open in a way that just having 2ft on zero or one or any rapid switching strategies of zeros and ones doesn't really capture that in the same way then.</text:p>
      <text:p text:style-name="P32">Bleu great question. Like we asked a little bit about at the beginning why? What is leading someone to consider something like a blanket in a realist or an instrumentalist light and pointed to factors like the persistence of the organism and the reality of the action in flow with its environment?</text:p>
      <text:p text:style-name="P32">37:19 So it kind of forces somebody to say well, if the environment is real then the entity and the actions and the semiosis of their actions are real. If stop signs are real and stopping at a stop sign is real and they're all part of a nonquilibrium steady state, what further realism does one want to know than that?</text:p>
      <text:p text:style-name="P32">Like there is a territory and then this is the maps of the territory so someone gain to go all the way into territory skepticism or how will they then reframe their stance then on the just a few other random pieces. This was in live stream three when we read about communication active inference lab and they are which is a lot of in the social action setting that we're bringing this abductive light to the social and <text:soft-page-break/>active setting that's really like expounded upon in Ines Hipolito and Van s paper that goes into a lot of the scientific and philosophical aspects of social.</text:p>
      <text:p text:style-name="P32">38:24 So here they're borrowing from the framework of Tin Bergen's four questions and providing multiple scales of analysis that are all like the four YS. And these four YS are kind of like a two by two quadrant. And so then that allows in biology parallel research agendas and integration because the fact that brain regions are connected to each other up here on the mechanism side is part of the picture but it's a yes.</text:p>
      <text:p text:style-name="P32">And with the pattern of DNA divergence times like you could imagine situations where they're correlated or not and they could be causing or not and it could be either way of causation or a confounding factor or any other number of things and then neither of those have a direct closed door on what the birdsong sounds like. So without even going Hinton what the birdsong is interpreted as there still is space within that interpretive or semiotic scientific approach that is hopefully as we can explore considering the research and the application in a different way than it's been partitioned in certain specific analyses in the past.</text:p>
      <text:p text:style-name="P32">39:57 Dean.</text:p>
      <text:p text:style-name="P32"/>
      <text:p text:style-name="P32">40:02 Speaker B:</text:p>
      <text:p text:style-name="P32">I'll throw something out there knowing that I have not really thought about it more than what I was listening to you talking. So if it's completely wrong, somebody can coherent me really quickly. I think it's really interesting that both of these papers provide what I. Would consider to be a stabilizing effect on what we might describe as something resembling strategy for the potential for strategy. What I'm always thinking about is that strategy is not behavior.</text:p>
      <text:p text:style-name="P32">Behavior usually given the label tactics, but strategy does include the anticipation and the logic that is applied. And I think that's where we're not in conflict when we say there's a triadic and there's a co conversation of the social scene because I think both of those things provide the stability of the platform then to strategize and minimize those prediction errors.</text:p>
      <text:p text:style-name="P32">41:10 So again, we can still we can still build off of strategy and do and we can still build off a strategy and eliminate bad consequential decisions. So, again, that's the relationship as opposed to which one of these two approaches, these two topdown approaches is the thing that holds the most sway. Because at any given time, one or the other or both as long as you don't get trapped in one would actually be the most I would think would be the most option generating, not option selecting.</text:p>
      <text:p text:style-name="P32">Because they talk in the abduction paper about the different types of abduction. But they do heavily emphasize also that in the end both of those types of generating and the selecting are essentially you can't have one without the other.</text:p>
      <text:p text:style-name="P32">42:14 So that's an interesting thing to incorporate here as well or ant least consider you have to take it up. But if you did, what would that look like?</text:p>
      <text:p text:style-name="P32"/>
      <text:p text:style-name="P32">42:27 Daniel:</text:p>
      <text:p text:style-name="P32">I'll just directly respond to a few pieces there then Stephen and then anyone else. So very interesting connection with multiscale prediction errors or free energy minimization, uncertainty reduction surprisable bounding in multiscale systems and then in the social and active setting that Hipolito ven s brought to the forefront. That is our gripper and gripped in a way that a little experiment on a fixed <text:soft-page-break/>mirror active inference system or a system described by any of the conventional mechanics, classical physics mechanics. Statistical, thermodynamics quantum kind of just going off on a prelude to upcoming discussions with Dalton. But I think that we'll pull out an aspects which is that the Bayesian mechanics broadens that discussion into the cognitive dynamics of active particles.</text:p>
      <text:p text:style-name="P32">43:33 And so in that way, a ball falling becomes like a special case of active particles falling that could take various paths based upon their embodied affordances, even if just described, as if like the baseball's not following the parabola equation. But that's how the real environment and active particle interact, which is to say, semiotically, which is why they both papers mention abduction in the social context. And then you mentioned like these two top down perspectives and how when we have the divergence between among like multi three body problem we have multiple ideas, minimum of two, hopefully more. And then there are strange attractors, there's Livestream 32, there's live stream 26. Everything happens in that space from the top down because there's always going to be a plurality from the bottom up.</text:p>
      <text:p text:style-name="P32">So the one error that wouldn't just be the right course graining for sure is a singular eye of mordor laser.</text:p>
      <text:p text:style-name="P32">44:45 And that leads to basically the unexpected unexpected with the reality of the bottom up. And then when there's divergences and continuous state spaces and paths in between top down, then there's a bidirectional relationship with the top down and the bottom up or the inside out and the outside in because you could even move amongst those without feeling like we Beren like violating a system to sometimes use a left to right for time, and then we could use right to left for time. And so seeing those kinds of cognitive moves as accessible in a social setting and then cue tie that course. Lastly, to you said that the two stroke engine of abduction with the generative and selecting because the laser is not a generator.</text:p>
      <text:p text:style-name="P32">And that's the analogy of attention in a top down system like we've seen models and mental action several times.</text:p>
      <text:p text:style-name="P32"/>
      <text:p text:style-name="P32">45:46 Speaker C:</text:p>
      <text:p text:style-name="P32">Esteves yeah, thanks. Daniel, would you be able to go back to that four x four that you had there with the ultimate? Yeah, and I think that this is really important because there's also this implicit enlightenment assumption that was always sitting in the background where up is good. And I think it's really interesting there.</text:p>
      <text:p text:style-name="P32">And I think you're absolutely right. It talks about ultimate, which I think is really curious. And it talks about, you know, we talk about those interactions. There's this kind of interaction. This is the ultimate set of interactions, the Robin.</text:p>
      <text:p text:style-name="P32">And that is what the truth is seen as. What's the rational truth when we go up and we get enlightened, so then we can project down on what's there. And the idea of that what's coming up is interactions. That's the general way of thought. And there was this magic box called emergence to sort of get around the fact that really we didn't know.</text:p>
      <text:p text:style-name="P32">46:50 But I would challenge that. Dot two say that that's not true in terms of how it's perceived. But there's another way that bottom up can be explored and that is another way that truth can be explored. There's rational truth and there's which I thought ultimate is quite high. I get the sense that that is very much looking out as this it's in Bull into those words, right, this assumption of enlightenment.</text:p>
      <text:p text:style-name="P32">But there's also intimate truth. Intimate truth is different to rational truth. An intimate truth is not about <text:soft-page-break/>interactions. It's about knowing, okay? It's about a deeper kind of knowing.</text:p>
      <text:p text:style-name="P32">So when I go down, it's not what's coming up in a bottom up, it's what am I going well, my only way to engage it is to go down into it. Does that make sense? And that going down into it is also valuable, is not more primitive than enlightenment.</text:p>
      <text:p text:style-name="P32">47:57 And I think that goes to sort of a very foundational assumption, which we don't even notice it's there about science, that everything's trying to be enlightened, but that is only partially true. And I think biology sort of knows that but maybe can't speak to it anyway.</text:p>
      <text:p text:style-name="P32">That's my little piece there.</text:p>
      <text:p text:style-name="P32"/>
      <text:p text:style-name="P32">48:20 Daniel:</text:p>
      <text:p text:style-name="P32">To try to connect that one layer closer to, I think, some academic traditions, but by no Dean norm ones. But thanks, everybody, for sharing those. It reminds me of the direction taken in one of the biographies I'll paste in the title here. This is Evelyn Fox keller's biography of Barbara McClintock. And the title is A Feeling for the Organism.</text:p>
      <text:p text:style-name="P32">And that takes a history and philosophy of science informed view. Like, what is the feeling for the organism? How does one have a feeling for the chromosomes? Like this belief that there were jumping genes from certain psychological observations? And then how does that really play out when somebody is in a concept of professionalism and expectations around different people who look different and so on?</text:p>
      <text:p text:style-name="P32">49:23 So that takes a holistic look. And I think there is that on every or many cases that kind of story to tell. And so that is one bridge of connection. Bleu.</text:p>
      <text:p text:style-name="P32"/>
      <text:p text:style-name="P32">49:42 Speaker D:</text:p>
      <text:p text:style-name="P32">From the evolution standpoint and I think Parr of the question that Esteves asked earlier. Can we take multiple trajectories, be it like top down, bottom up, to arrive at the same conclusion or the same end point?</text:p>
      <text:p text:style-name="P32">And this is something like in evolution, there's like convergence evolution where, you know, completely different genetically unrelated species will arrive at the same trait or develop a very similar appearance that makes people think, like, before we had DNA relationships, we had species lumped together because of their similar appearance that were actually completely, like, unrelated. Like we're very distant on the phylogenetic scale. So, like, it's an adaptation that we converge on the same feature or we converge to the same agreement or the same, like, place in some kind of space. And this is something that I think about a lot.</text:p>
      <text:p text:style-name="P32">50:43 And just going to like the quantum perspective.</text:p>
      <text:p text:style-name="P32">Can we all go from point A to point Z, like traversing a different trajectory, but like, if everything is time reversible, then that's not really possible. Like we ant converge to the same point. Like we have to follow a specific path if time reversibility holds true.</text:p>
      <text:p text:style-name="P32">So I had to just throw that in there.</text:p>
      <text:p text:style-name="P32"/>
      <text:p text:style-name="P32">51:15 Daniel:</text:p>
      <text:p text:style-name="P32">Interesting note. Let's kind of return to some of our earlier framework. But fun stuff. I guess we knew we wanted to COVID Hae Park on Blanket.</text:p>
      <text:p text:style-name="P32"><text:soft-page-break/>We have explored some of the threads that justify the realist or even further stance. Though we still have a lot of questions from the last 20 minutes or whatever about, like, what leads somebody and what the implications are for being different stances. Causes and consequences of different stances. Why does that matter in general, studying crystallography? Why does that matter for the social setting, like decision making and governance or organization?</text:p>
      <text:p text:style-name="P32">That was a justification broadly for abductions capacity to be compatible with active inference and form a type of probably valuable relationship both directions because active inference gains these cognitive features that were described before Bayes graphs were invented.</text:p>
      <text:p text:style-name="P32">52:24 Analogous to kind of blue's suggestion that there was classifications that were some were really insightful, others were false clumpings or lumpings or whatever before there was a way to look at it differently. That is some of what grounds a realist interpretation. So again, we're still not fully closed on what it means to be realist or why it matters. But now let's go to the Markov blanket in action concept and similarly break down their angle on the blanket and understand maybe what leaves them and what their suggested implications are for that stance.</text:p>
      <text:p text:style-name="P32">What kind of a person do they think they're being by taking this cognitive social position which could be asking both favors and all speech action and then where's the beef?</text:p>
      <text:p text:style-name="P32">53:24 What is the between there so anyone can go for it? What is something to bring in about in action blanket states or how everything is brought together in Hipolito and Venice? 21 yes, Dean Go, take your time.</text:p>
      <text:p text:style-name="P32"/>
      <text:p text:style-name="P32">53:55 Speaker B:</text:p>
      <text:p text:style-name="P32">So, one of the things that I really like about this paper is again the time it takes and that they heavily emphasize that as part of this co construction that enables people to gain some sense of what it means to be in a now social situation. In fact, they talk about and I'm not sure where it is in the paper, but they talk about the fact that people that are new to a cultural setting, it requires of them some time in order for them to be able to pick up on the non linguistic, non Verbelen, non expressed information that's being passed within that social realm and that they're not picking up on.</text:p>
      <text:p text:style-name="P32">So what enables that? And they spend a little bit of time sort of talking out why that could only be then considered a coconstruction.</text:p>
      <text:p text:style-name="P32">55:02 The more you do within that condition, the more you pick up. You can't simply be watching. In fact, the transition is going from spectator to actual doer.</text:p>
      <text:p text:style-name="P32">And so that's a heavy burden to put on the statistical landscape because you don't sort of sit there and go okay, so what's the probability that this person I can't really understand because I don't even know what they're saying because they're speaking a different language? What's the probability you don't sit there and kind of do those kind of calculations? Or maybe you do, but you're just not aware of it and you're not spending a whole lot of time with your calculator out trying to figure out what the distribution is while you are trying to co construct or coordinate your active involvement in this new thing that you're now trying to be a part of.</text:p>
      <text:p text:style-name="P32">56:11 So that's one of the arguments that I really like about their paper. They basically say in order for this to work first thing we have to appreciate is that there is a temporal commitment to making anything happen going forward.</text:p>
      <text:p text:style-name="P32">If you don't have that temporal commitment, if you check out before you've even checked in, nothing <text:soft-page-break/>changes, nothing happens. So from a Markov blanket standpoint, that essentially goes back to the discrepancy question is it a hard boundary? Well, you can perceive it that way. There's this limitation now because I don't speak their language. Or you can look at it as now what is this evolving discrepancy and how does it change, how does it shift, how does it deviate and then reconform, eventually oscillating down to some sort of agreement?</text:p>
      <text:p text:style-name="P32">That is the instrumental piece.</text:p>
      <text:p text:style-name="P32">57:12 I'm just saying most people agent sitting there calculating that out as it's as it's happening, they're basically just trying to figure out what is olay Dean.</text:p>
      <text:p text:style-name="P32"/>
      <text:p text:style-name="P32">57:27 Daniel:</text:p>
      <text:p text:style-name="P32">Bleu want to bring in anything on in action blankets, instrumentalism and then we can, after that look at what the inactive writers say.</text:p>
      <text:p text:style-name="P32"/>
      <text:p text:style-name="P32">57:43 Speaker D:</text:p>
      <text:p text:style-name="P32">I think it's been Sajid like in the Enactivism and Instruments list blanket perspective.</text:p>
      <text:p text:style-name="P32"/>
      <text:p text:style-name="P32">57:52 Speaker B:</text:p>
      <text:p text:style-name="P32">I don't know.</text:p>
      <text:p text:style-name="P32"/>
      <text:p text:style-name="P32">57:53 Speaker D:</text:p>
      <text:p text:style-name="P32">That's always tends to be like the classic way that I think about it. But let's see what the authors say.</text:p>
      <text:p text:style-name="P32"/>
      <text:p text:style-name="P32">57:59 Daniel:</text:p>
      <text:p text:style-name="P32">Alright, let's see in the first half how they set up this question and then we'll end with a fork in the road that we can discuss.</text:p>
      <text:p text:style-name="P32">All right, so they start with similarly defining blanket. We could look at the word overlap in the future, but it's a scale free tool. Don't know if scale free was Seth in the other situation, it's introduced as a statistical tool that allows us to interpret and then again we see allow for interpreting. So the language has already conveyed certain flexibilities if one is to take a charitable, though narrow reading. So this isn't the only way to read, but just in terms of how below the surface an argument is framed as in addition to the direct rhetoric immediately moving to the relationship with the physical boundary.</text:p>
      <text:p text:style-name="P32">59:05 In the Abductive case, we saw highlighting of the reality of the closure of the action and influence loop, but there wasn't a justification of a physical boundary. And so I do think it is interesting the earlier discussion with how does the multiagent or agentbased model perspective as a scientific tool help us model blurry systems as like swarms that are a certain resolution or density away? Then going straight to the Friston variant of the Markov blanket where there are already active and sensory states rather than introduction it first in the general case like that, it's about statistical insulating sets that can then under perhaps some situations be partitioned to like an incoming representing sense and then an outgoing representing action aspect. And so those are the blanket states, sense and action, s and A here and then B in their figure.</text:p>
      <text:p text:style-name="P32">1:00:07 One is the box around S and A and then the ETA and the murder like kind of like flips of each other.</text:p>
      <text:p text:style-name="P32"><text:soft-page-break/>I don't think that's the only reason why they're those letters. And they don't have to be those letters. None of them actually have to be those letters. But this is the connectedness structure or sparsity of what both the authors are describing. Alright then here's the fork.</text:p>
      <text:p text:style-name="P32">It is possible to understand active coherence in two ways. I think we each had a few ways just today. A realist view that the properties of the model should be expected to exist as an ontological property. In ontological being like not in the use of using active coherence lab ontology importantly differently enough, but rather describing the philosophical ontological or real basis. That's why it's associated with realism.</text:p>
      <text:p text:style-name="P32">Then the second way is the nonrealist view that the model is simply an instrumental tool.</text:p>
      <text:p text:style-name="P32">1:01:13 So we're at the fork of these two directions. What is the move, Dean?</text:p>
      <text:p text:style-name="P32"/>
      <text:p text:style-name="P32">1:01:24 Speaker B:</text:p>
      <text:p text:style-name="P32">My sense the move is that so does that not make up a whole? And I'm not saying that in the biological sense. I'm saying if we're actively inferring, as opposed to looking at a topic that's titled active inference, don't we want to incorporate the entirety, the complexity, or for the sake of being able to understand an action? Is active inference kind of my question would be, how is active inference actually being used in each of these papers?</text:p>
      <text:p text:style-name="P32">Is it founding the argument that we don't want to fit conflation around theory through other minds? Or is it sitting on top of that kind of icing kind of the way it can make sure that we don't go too far off the ribs?</text:p>
      <text:p text:style-name="P32">1:02:30 My argument is that it's both if we're actively inferring.</text:p>
      <text:p text:style-name="P32"/>
      <text:p text:style-name="P32">1:02:40 Daniel:</text:p>
      <text:p text:style-name="P32">Bleu. Any thoughts?</text:p>
      <text:p text:style-name="P32"/>
      <text:p text:style-name="P32">1:02:51 Speaker D:</text:p>
      <text:p text:style-name="P32">I don't know how is active inference being used in each paper? I just agent to go like look, what is the drive home message? I Dean, maybe that's something that we can leave for the dot two, where's.</text:p>
      <text:p text:style-name="P32"/>
      <text:p text:style-name="P32">1:03:05 Daniel:</text:p>
      <text:p text:style-name="P32">The graphical abstract right for all of these strings?</text:p>
      <text:p text:style-name="P32"/>
      <text:p text:style-name="P32">1:03:11 Speaker D:</text:p>
      <text:p text:style-name="P32">It is hard to fish stuff out of the abduction paper due to the lack of figures.</text:p>
      <text:p text:style-name="P32">I had to go find my own figures for the pretty picture.</text:p>
      <text:p text:style-name="P32"/>
      <text:p text:style-name="P32">1:03:22 Daniel:</text:p>
      <text:p text:style-name="P32">Okay, let's look one layer deeper at the three ways that they suggest that one can be a nonrealist about Markov blanket. It'd be a whole nother intersection map with where's non realist, anti realist pro instrumentalist just we could do political compasses all over the map and there would be even second level questions about how things are defined and what periods of times and it's all good. And so we try to follow these again. I like Heins the way that you've brought it back to like Navigating in this <text:soft-page-break/>continuum space between two ferns, between two poles at minimum. And then that stays in a kind of dynamic navigational setting.</text:p>
      <text:p text:style-name="P32">And then if you're the moth, you can't go too close to the lantern either lantern.</text:p>
      <text:p text:style-name="P32">1:04:26 If you hit one, then you die, though your flight stops there.</text:p>
      <text:p text:style-name="P32">That I think puts a very meaningful interpretive layer because just like mentioned, the figures help with interpretation and shorter lists help. There's three reasons why I'm against this. Here they are one, two and three. Those are important structures, yet also there's a reason that people don't communicate through outlines outside of certain situations. Okay, site tangent, but what are the three ways that they're suggesting?</text:p>
      <text:p text:style-name="P32">One can be a nonrealist about Markov blanket, one meaningless semantic tools. This is going to be, I think, very interesting. They do not hold semantic value, interpretive value, linguistic or otherwise, other than that constructed by using them to understand or predict behavior.</text:p>
      <text:p text:style-name="P32">1:05:35 In the situation where the scientist is studying the stop sign, they could say, yet the statistical edge for me at Mine is being used instrumentally and there would be a valid stance. But especially when we take this semiotic. View, which is very similar to semantic and they have similar seed but the semiosis with a stop sign and the actual stopping and the social and action of stopping and the development of the agent that led to them having that belief in that context that isn't just setting it up in terms of merely propositional logic, which we hinted towards in the dot zero and many, many of the pearson the Commons.org articles Sajid it out much deeper. But abduction is not a static set of rules alone. The generating selection cycle include at the very least structured novelty arising from internal, external and everything in between and a continuous type attention distribution and strategy on attention and so on.</text:p>
      <text:p text:style-name="P32">1:06:51 So it's a much richer setting than potentially semantic, which can mean in certain settings symbolic, which is to say the kind of symbolic logic carried out by like a Turing machine, which can still be extensive. So even a generous interpretation is still very plausible. But there's something different about Semiosis and the biosemiotic that was mentioned in the other paper that is not one and the same as the researchers modeling of and that was also explored well by yellow burnburg in the 2016 paper The Anticipating Brain is not a Scientist, which contrasted a scientific analysis modality with the cognitive system as cognizant and distinguishing cognitive science in a way from that through ecological psychology.</text:p>
      <text:p text:style-name="P32"/>
      <text:p text:style-name="P32">1:07:47 Speaker B:</text:p>
      <text:p text:style-name="P32">Dean yeah, I'm just going to tag onto that in order for this to happen. I think in theory it's easy to say we don't place a waiting on our prior.</text:p>
      <text:p text:style-name="P32">I simply don't. I remain objective throughout all of this. But I don't think that most of us Beren, when we take that really strict scientific stance, are aware of the priorities and the weights that we have even subconsciously applied. So again, I think you can say there's no value add to this. I've removed myself from it and I'm just a passive observer of it.</text:p>
      <text:p text:style-name="P32">But I'm not sure how long we remain passive before we start applying weights and values to what it is that we're analyzing, especially in a situation, especially in situational analyses that are personal and the consequences fall back on us.</text:p>
      <text:p text:style-name="P32">1:08:55 So now if you're simply watching something and there is no consequence upon you as the <text:soft-page-break/>observer, maybe that's easier to do. But if you get to a place where the scientist is part of the experiment wow, show me how that switch gets turned off. And you don't place a waiting on something.</text:p>
      <text:p text:style-name="P32"/>
      <text:p text:style-name="P32">1:09:17 Daniel:</text:p>
      <text:p text:style-name="P32">Very powerful and true. And in many ways, implicitly and explicitly, the kind of messaging sometimes that I see in the information environment is about getting people to update their prior, to believe that they're included in a larger problem, which is an absolutely valid communication and perspective and the how of the path and the homeostasis and the multi level system and the critical path it has to follow, including reflexivity and narrative and anticipation and this bottom up, top down aspect that is social in action. Like people can argue that there's different social structures in different settings and it doesn't have to be a top bottom, it doesn't have to be any specific metaphor or psychoanalytic like lens basically. But the one shortcut to collapsing all of that complexity into a data point.</text:p>
      <text:p text:style-name="P32">1:10:24 This one trick is to approach it like an experiment because that is what the experiment is.</text:p>
      <text:p text:style-name="P32">In a way, it is about finding a manifold. Where it's like this tube has this strand of DNA and this set of things and then that allows the ant on the wall and all these other factors of the true context to be isolated from that's kind of like the partial information encapsulation or just any other type of system. And then potentially we see. Like with quantum yes. Some persistent anomalies that suggested things were not always as they seemed.</text:p>
      <text:p text:style-name="P32">However, the real case study is not the quantum mechanics but is the Bayesian mechanics with the psychological study and the neuroimaging study and the behavioral study by all kinds of people in all social and action settings.</text:p>
      <text:p text:style-name="P32">1:11:30 And that really does point towards some of the deeper implication of interactionism formal modeling of social and cognitive systems. One could step out of that real life and enter into another and situate themselves from a third person perspective and look back on to this single path plane and see that as an experimenter. And that is in many ways associated with metacognition. However, can that observer claim realism versus instrumentalism?</text:p>
      <text:p text:style-name="P32">Where are people speaking from in terms of that view? I don't know, I'm just bringing up that sort of like are you, where are you? And that really relates to the self concept of Bleu brought up and like the kind of situated this with the self concept and then realist instrumentalist.</text:p>
      <text:p text:style-name="P32">1:12:34 But let's move on through these points. Second reason why one could be a non realist about Markov blanket.</text:p>
      <text:p text:style-name="P32">One could merely view them as valuable fictions yes, okay, that allow abstracting certain features of a phenomena but a valuable fiction won't get us? Are all of the generated interpretations fictions, valuable or not?</text:p>
      <text:p text:style-name="P32">Saying it's a fiction and saying everything is a fiction, is that in what ways is that instrumental or in what ways is that realist? Making a real claim that that is the stuff which all things are, though it's not of the stuff that potentially somebody was taught about atoms in a certain classroom. So that persistent emergence can lead some to think that one of those is scientifically grounded and another is metaphysically grounded and or open to preference faith or other preferences and concerns entering that discussion.</text:p>
      <text:p text:style-name="P32">1:13:42 Okay. The third one is you could be a nonrealist about Markov blankets because just because <text:soft-page-break/>the success of the use of the Markov blanket justifies the acceptance of the epistemic value of the model without necessarily making ontological claims.</text:p>
      <text:p text:style-name="P32">In other words, just because the epicycle model is fitting well doesn't mean it's really an epicycle. Just cue the circular orbit model is fitting well how well? 99% until somebody comes along and goes 99 9% with a totally different model structure. So it's kind of like saying how sure could you be about a realist interpretation of the structure of the model when as part of one's commitment to the scientific process, they might leave the door open to some future model with higher explanatory, predictive power, design and control, et cetera?</text:p>
      <text:p text:style-name="P32"/>
      <text:p text:style-name="P32">1:14:43 Speaker B:</text:p>
      <text:p text:style-name="P32">Dean yeah, and I don't know where it is we actually had it because I was looking at the slides from the 470 this morning and there's a part that's highlighted in the other paper, the talks where Pierce says leave the Noor open.</text:p>
      <text:p text:style-name="P32">That's what abduction is about. It's simply the Noor is ajar. You don't have the certainty, but you have enough information to make a hypothesis, not an explanation to best or not something rather to best explanation. But you now have something to move off of, to leverage off of and that's because the door was left open. So again, you can come at it from you can come to this conclusion that the third one, the success of the Markov blanket through the instrumentalist lens.</text:p>
      <text:p text:style-name="P32">But there's people on the realist side that are saying the same thing the more open, the more likely it is that you'll actually get to the specifics sooner.</text:p>
      <text:p text:style-name="P32"/>
      <text:p text:style-name="P32">1:15:49 Daniel:</text:p>
      <text:p text:style-name="P32">Here's the fun ant example analogy to kind of bring it back to Stephen's earlier request. There's a faster is slower or slower is faster. One can just imagine both ways. But the empirical finding in ants is that during certain escape evacuation situations, like leaving a room where alarm pheromone has been spread, that when there's like a conversation in the exits. So the morphology of the nest that they've constructed when there's a conversation that situation in car traffic jams and in people crowd situations can be very deadly and that can be associated with a crush situation or a liquid to solid like jammed in and then a fracture which can have all kinds of issues on the center of where it happens.</text:p>
      <text:p text:style-name="P32">Whereas in the ants they slowed down their individual movements.</text:p>
      <text:p text:style-name="P32">1:16:49 So it wasn't like some orderly queue, everybody get in line and now we're going to wait for number so and so to be called. This was like their response in the situation to the biosemiotics and the niche construction of escape was a slower and faster response such that yes, their morphology as and estimate helps them like by having legs that are wide out, they're physically insulating. So it's not to say that that is the single thing for a human to semantically keep in mind in a physical escape setting. But active inference lets us pull back to those different settings and look at the ants and their view from the inside the endosymiosis, like the pheromone perception, the neurobiology of the nest mate.</text:p>
      <text:p text:style-name="P32">And then there's the exosmiosis with the scientist and then there are instruments in play.</text:p>
      <text:p text:style-name="P32"/>
      <text:p text:style-name="P32">1:17:55 Speaker B:</text:p>
      <text:p text:style-name="P32">Dean so you're not thinking through ant minds. That would be T-T-A-M instead of ttom. However, there is a sense that there is a hive mind at work, even though you cannot necessarily share that hive <text:soft-page-break/>mind. There is no blending, there is an autonomy. And there is a sense that if I am a believer in the top down version which is enabled by an activism, if I'm a believer in that, I can also understand without thinking through the mind of a realist, what that realist perspective is.</text:p>
      <text:p text:style-name="P32">So you're not I would say that what Thomas Ines wrote from a biological standpoint makes a lot of sense.</text:p>
      <text:p text:style-name="P32">1:18:57 But that doesn't disqualify from my thinking and this other way of thinking from coexisting and having I don't know if the answer watching Daniel or not. Maybe they are. I mean, maybe there's another generative that Daniel will share with us about when the ants became aware of him. But I'll just tell you a quick story.</text:p>
      <text:p text:style-name="P32">I feed magpies, I feed orbits. And what the Corbett realized is it's me, because they're very quick to recognize faces and what they do is they return the favor. I get little little I get bones from Dean things that they've eaten. I get the bones set on the same rock that I place the dog food on because they love this fish flavored dog food. They actually return things and contribute back because they want me to continue that cycle.</text:p>
      <text:p text:style-name="P32">1:20:01 So I don't know if ants do that, but I do know do know that other species, whether they would describe it as knowing my mind, certainly want to influence my behavior from a strategy standpoint.</text:p>
      <text:p text:style-name="P32"/>
      <text:p text:style-name="P32">1:20:19 Daniel:</text:p>
      <text:p text:style-name="P32">Awesome. A lot of points there. So that's in contrast with a framework like pan psychism or like the absence of psychism. So just totally putting aside many of those questions you describe like a pan intentional stance ism a pan strategism that allows for complexity, holobio's microbiome as well as the human dog supply chain crow setting. Allowing for those to exist and be modeled by like decision making, control theory, game theory, etc.</text:p>
      <text:p text:style-name="P32">Because of the pragmatism of the game. It is like a doorway into considering all these situations as something to play some games, to signal through some games to win at in this way or to have this outcome. So that's pretty interesting. Then there's thinking through other species.</text:p>
      <text:p text:style-name="P32">1:21:23 That's a very interesting idea.</text:p>
      <text:p text:style-name="P32">And it'd be cool to design experiences like through games or art that could allow for different kinds of communication. And then on the point in the abducted paper about the economy of science, which we can return to that discussion of Pearson's concept, it's like thinking through reviewers minds. And so just seeing also facets or thinking through my chess opponents mind, it's not a total emulation, but being able to generate interfaces, affordance policies, there's so much in a partial information situation that the entity has to generate. And the generative model means that there has to be a strong selection mechanism too. And those are the Cycles of temporal active logic which Brea us out of the inductive deductive, static conceptual dialectic.</text:p>
      <text:p text:style-name="P32">1:22:32 And this brings pragmatism, action, ecological psychology and so on. So it's really fascinating to see what is flowing within that space of forward model of perception, cognition and action which are thousands of years old. And it will be important to understand so many of these different threads because they're not all quantitative. And the Abductive paper and the social and active paper are demonstrating two of the most important areas where that's the case.</text:p>
      <text:p text:style-name="P32"/>
      <text:p text:style-name="P32">1:23:04 Speaker B:</text:p>
      <text:p text:style-name="P32"><text:soft-page-break/>Dean yeah, just gone real quick on that.</text:p>
      <text:p text:style-name="P32">So it wouldn't matter if I decided that I wanted to do a situational analysis and base that on the very real gifting exercise that's going on, or at least I'm interpreting it as a gifting exercise. That would be one approach that I could take. The other approach I could take would be a very instrumentalist one in terms of token exchange, either one of those things would work. Putting them together might be even more active. I'm not sure.</text:p>
      <text:p text:style-name="P32">I don't think it would be confusing. I think it would just provide two lenses on the same process.</text:p>
      <text:p text:style-name="P32"/>
      <text:p text:style-name="P32">1:23:53 Daniel:</text:p>
      <text:p text:style-name="P32">Looking Ines Hipolito and Venice figure two and three. So here is a perspective on social conversation that they're pulling from non inactivist or non active inference perspectives. The difference with figure three is the social action in figure two under active inference lab framework is the coupling. And so there doesn't seem like there'd be even one kind of thing that would be captured by this gray box in the middle of figure three. So play it safe, take an instrumentalist perspective on this gray box, it's one very important node and interpretation and then pass that through the tubes to the abductive reviewer who looks at it and says yes, and the social actors are engaging in active logic.</text:p>
      <text:p text:style-name="P32">1:25:01 My background in Pearce suggests that abduction primacy of the generation selection and the time dynamics and the flow of action with the environment from Pierce's work. Abduction can be interpreted in a realist framework. So this can be held instrumentally with this view, with this eye. And one can then ask whether the abduction that you're modeling it doing, abductive logic, may even be able to hold an instrumental stance. But is it instrumental for the social actor, for the endosmiosis instead of the exosmiosis?</text:p>
      <text:p text:style-name="P32">Bleu?</text:p>
      <text:p text:style-name="P32"/>
      <text:p text:style-name="P32">1:25:50 Speaker D:</text:p>
      <text:p text:style-name="P32">So you kind of took the words right out of my mouth there. Good job. So, like, is this gray box, this sociocultural meanings and model based reasoning, can those be subsumed under exosmiosis?</text:p>
      <text:p text:style-name="P32"/>
      <text:p text:style-name="P32">1:26:10 Speaker B:</text:p>
      <text:p text:style-name="P32">Are you asking if can it be a filter?</text:p>
      <text:p text:style-name="P32"/>
      <text:p text:style-name="P32">1:26:13 Speaker D:</text:p>
      <text:p text:style-name="P32">Like, is exosmiosis like the imputation of socio cultural meanings and model based reasoning? Is that exosmiosis.</text:p>
      <text:p text:style-name="P32"/>
      <text:p text:style-name="P32">1:26:28 Daniel:</text:p>
      <text:p text:style-name="P32">From the definitions that I've Beren in the usages I've seen it EXO means from the outside, endo means inside. In general, in scientific words, semiosis is the meaning conversation process. So exosomeiosis is a view from the outside. For example, looking ant, that stop sign situation unfolds, looking at that ant pheromone situation unfold. Whereas the endosmiosis is the interpretive semiotic process by which something comes to have an internal meaning, which then could be asked whether it's in a symbolic or a cognitive or an attention way, all these different aspects.</text:p>
      <text:p text:style-name="P32"><text:soft-page-break/>But I hope that that's an accurate distinctions.</text:p>
      <text:p text:style-name="P32"/>
      <text:p text:style-name="P32">1:27:18 Speaker B:</text:p>
      <text:p text:style-name="P32">I'm trying to make this simple for my little brain. Are you asking whether or not the person can take a third person perspective?</text:p>
      <text:p text:style-name="P32"/>
      <text:p text:style-name="P32">1:27:28 Speaker D:</text:p>
      <text:p text:style-name="P32">So I'm just trying to understand very clear to me.</text:p>
      <text:p text:style-name="P32">But like this exosmiosis, when I look it up, right, endosymiosis is like the signal transmission into the interior. That's like endosmiosis, right? Like the interpretation of signs into the inside. Like this exosmiosis is like between organisms like design interpretation and signal transmission between organisms of the same species or of different species. Like for example, the ant pheromone.</text:p>
      <text:p text:style-name="P32">That's what I read as exosmiosis. So when you look at that figure three, is that not exosmiosis? I mean, it looks like model representation. And what was the other thing in there? Sorry, I'm looking for that.</text:p>
      <text:p text:style-name="P32"/>
      <text:p text:style-name="P32">1:28:31 Daniel:</text:p>
      <text:p text:style-name="P32">Here's a fun view, I think, on the XO. So, yes, I think we're in agreement here. Endosymosis is like the signaling within the organism or the view from the inside. But that right there is the heart of also the boundary as a physical versus boundary as a functional. So there's a whole complexity with the biosmiotics, which is usually, I think, why people talk about the bio semiotics and just recognize the complexity rather than take a chance too early on that partitioning.</text:p>
      <text:p text:style-name="P32">But then this one is the exosomatic perspective, constructing messages to alleged extraterrestrials.</text:p>
      <text:p text:style-name="P32">So if we're looking force, who are.</text:p>
      <text:p text:style-name="P32"/>
      <text:p text:style-name="P32">1:29:09 Speaker D:</text:p>
      <text:p text:style-name="P32">The authors of that paper?</text:p>
      <text:p text:style-name="P32"/>
      <text:p text:style-name="P32">1:29:11 Daniel:</text:p>
      <text:p text:style-name="P32">They're listed here? Douglas a coach, but yeah.</text:p>
      <text:p text:style-name="P32"/>
      <text:p text:style-name="P32">1:29:19 Speaker D:</text:p>
      <text:p text:style-name="P32">Well, so just this like sociocultural meaning imputation. And like in the mean paper that Daniel and I just put out, with RJ and Ridgelove. This semiotic representation is culturally relative. I mean, there's no a stop sign isn't going to be a stop sign to someone in the Aboriginal very native primitive lifestyle. Right?</text:p>
      <text:p text:style-name="P32">So the exosmiotic is like a transmission between organisms of the same species but also like the same culture. I would say Hohwy do you and even I don't know if that's true in pheromones. Like if pheromones in different ant species mean different things, like the same pheromone can have more than one meaning. Is that also true or the same kind of molecular compound? I mean, I think we probably don't know enough.</text:p>
      <text:p text:style-name="P32"/>
      <text:p text:style-name="P32">1:30:24 Speaker B:</text:p>
      <text:p text:style-name="P32"><text:soft-page-break/>I think I Andersen what you're asking now is there an assumed sense that some type of form of entanglement has to be present for any of that to make sense? To make sense implies that something has existed that didn't maybe exist in the distant past.</text:p>
      <text:p text:style-name="P32"/>
      <text:p text:style-name="P32">1:30:51 Speaker D:</text:p>
      <text:p text:style-name="P32">It wouldn't exist in a different context. Also. That's why the socio cultural meanings I think of that as like exosomenosis.</text:p>
      <text:p text:style-name="P32"/>
      <text:p text:style-name="P32">1:31:00 Speaker B:</text:p>
      <text:p text:style-name="P32">I got you. Thank you.</text:p>
      <text:p text:style-name="P32"/>
      <text:p text:style-name="P32">1:31:06 Daniel:</text:p>
      <text:p text:style-name="P32">I mean, it kind of goes without saying that there's just different closenesses along different axes. Like people who are speaking the same language but different vocabularies or the situation matters so much. Body language, then the more distal or different the cognitive structure is relative to what it becomes harder to quote, put yourself in their shoes and so on. And I feel like that's a big question with the multi scale system phenomena, whether they're dissipative or persistent diverse intelligence. Understanding what the water we swim in is cognitive and linguistically because the water we swim in, some of it is going to be the signal force something else.</text:p>
      <text:p text:style-name="P32">It could be active inference signal, like the B matrix in ant influencing causal relationships in the world as part of the water you swim in.</text:p>
      <text:p text:style-name="P32">1:32:13 It also could be like modifications through stigma, g niche modification, like your physical influences, which might be the water you swim in the sense that you don't notice them. Like many things that come up and through us, we don't direct awareness of. So they're like the paint on the walls in that PCR experiment, amplifying the DNA because it's the parts that, whether we like it or not, they get condensed down to a dot or a path and then that becomes our sense making from local partial information. As if a lot of the invisible part we could just disregard.</text:p>
      <text:p text:style-name="P32">And we do cognitive niche we talked about like the exhaust heat with chaos Fields and quantum. You have to Beren information to pay attention and you have to pay attention to deal with a real complex niche. So there's a lot of tensions in that path and especially with this Dayan and I'm sure so much other related work.</text:p>
      <text:p text:style-name="P32">1:33:17 But with this Dyad and I think with the lens that Dean you helped approach it to with it is putting some of those threads into a different light. And especially for those who in this semiotic way had some Bayesian surprise some cognitive state updating from any number of different things that's like proof of concept social action but not in a corroded or in a performance art.</text:p>
      <text:p text:style-name="P32">Although you could say it's not performance art but still way that brings the realism into the social through the formal and other doors. Dean Bleu I think I see both.</text:p>
      <text:p text:style-name="P32"/>
      <text:p text:style-name="P32">1:34:15 Speaker B:</text:p>
      <text:p text:style-name="P32">Of these papers as pillars. I see them as really stabilizing for different reasons and I would rather stand on both of my feet and have something stable under both of them than try to stand on one or have both feet standing on one cylinder because I find that just based on my form, more difficult. But as De Vries <text:soft-page-break/>to take up this new season of live streams and bringing two papers together, that felt like a frontier moment.</text:p>
      <text:p text:style-name="P32">And I think that one of the things that I hope we have conveyed is that looking at two things at once is by nature more complicated, not necessarily complex. The complexity exists in each of the papers but to look at two things at once is more complicated and therefore is more fraught with the error of the trial and error relationship. I'm not saying that we've made a bunch of mistakes but I think the first rule of generation is you won't get it right away.</text:p>
      <text:p text:style-name="P32">1:35:24 You will have to again have that temporal commitment in order to be able to get wherever the heck you think you're going. And I didn't really know where this was going to go other than I wonder what happens if we don't narrow our regime of attention and necessarily know we were widening it.</text:p>
      <text:p text:style-name="P32">But I did know that at some point we might get the authors coming on and asking us, asking us why pick these two? I don't think it has to necessarily be these two papers it's just that both of these papers create a nice synchrony, right? So it could be any set of papers.</text:p>
      <text:p text:style-name="P32"/>
      <text:p text:style-name="P32">1:36:10 Daniel:</text:p>
      <text:p text:style-name="P32">It takes a chocolatier or a wine connoisseur to really make the pairing special yet there's other situations where any pairing can be potentially fruitful and insightful. Sometimes I think about that in a community context like you're always going to share between zero and one context and wherever you are on that continuum, the parts where you're sharing is awesome and the parts where you're different we can also respect as great or the overlap between two papers.</text:p>
      <text:p text:style-name="P32">Wow. The word use was opposite or it was like contrary in some other way. Okay and then with the chance. So then I thought of the kind of like games where people have to stand on a single pole in a tropical beautiful location and try out the fall. So I thought when you have both feet, like you said, on one position narrow, then buffets of wind are assaults on your nonquilibrium steady state especially when it's like which one of these one person is going to be a professor, just as an examples.</text:p>
      <text:p text:style-name="P32">1:37:17 So why not resist and return to a fixed mode? Because that's like sort of the mode seeking that we heard about in some of Dalton and Maxwell's recent work. The fixed mode is the center of gravity. And then another way that you describe with kind of having a nonzero divergence and the space between is like in basketball, the triple threat stance, because you could dribble or pass or shoot by going for the basket. And yeah, that's a different stance.</text:p>
      <text:p text:style-name="P32">And it's also in a field of affordance. So it's not just that they're in a different position. The feet here are not much wider than the feet here, but this is the investigand mood, as Pierce would have maybe alluded to it. That in a concept with an action, ecological psychology, all of that in a context with an instrument and a game and something outside the game that supported the game.</text:p>
      <text:p text:style-name="P32">1:38:30 All those levels are in the triple threat.</text:p>
      <text:p text:style-name="P32">But how did I get here? Why am I on the green one? Is a limited context.</text:p>
      <text:p text:style-name="P32"/>
      <text:p text:style-name="P32">1:38:46 Speaker B:</text:p>
      <text:p text:style-name="P32">Yes, it's still highly skilled. Nobody is questioning Hohwy much energy is being poured into doing that thing.</text:p>
      <text:p text:style-name="P32"/>
      <text:p text:style-name="P32">1:38:53 Daniel:</text:p>
      <text:p text:style-name="P32"><text:soft-page-break/>That's hard work, and there's a huge reward for doing it. Well, I totally agree and didn't even intend that people could have trained a lot for this one. This could be someone who doesn't play basketball.</text:p>
      <text:p text:style-name="P32">And so that's why it has to be a little dynamics and situational, but just seeing them as kind of like extreme modes of paper interpretation. In an extended paper interpretive metaphor, one could see different modes of receiving semiosis from literature or discourse. And then what is the role of participation and feedback? And then that multi agent setting that we mentioned.</text:p>
      <text:p text:style-name="P32">Hope that's not too random in our last Bleu. Go for it.</text:p>
      <text:p text:style-name="P32"/>
      <text:p text:style-name="P32">1:39:49 Speaker D:</text:p>
      <text:p text:style-name="P32">So one like pairing of papers that I would have liked to have done is this Abductive Reasoning paper with the Chrisfield Quantum paper, the one from the 40? Because I was just reminded of it so much as I was reading through the paper. And just, like, learning about Abductive Reasoning and what does that look like and how in active reasoning, you don't have complete information.</text:p>
      <text:p text:style-name="P32">It's like partially observable. And so, like, you just make your best prediction from like, a partial observation. And it made me think of the overlapping quantum reference frames where you can't get full overlap with someone else's quantum reference frame. Even with perfect learning, there's still going to be some noise or some overlap between the quantum coherence or some incongruence between the quantum reference frames, some area that's not overlapping. So I don't know those two things.</text:p>
      <text:p text:style-name="P32">1:40:50 That's like one pairing that I would have liked to see.</text:p>
      <text:p text:style-name="P32"/>
      <text:p text:style-name="P32">1:40:57 Daniel:</text:p>
      <text:p text:style-name="P32">That's really interesting. As alluded to earlier, the quantum broke the glass on the reflexivity question in philosophy of science. I hope that's not too overstated to say, and it wasn't the only piece in the building or the weakening of the glass, but the earlier mentioned persistent anomaly regarding experimental context expanded the scope of certain questions in science beyond discourse in certain cultural circles during the last like 500 years that Stephen alluded to parts of. So quantum is where this abductive temporal relationality it's there when you see it now it's not protoactive particle. Oh, if the electron were just a pebble, this wouldn't be happening.</text:p>
      <text:p text:style-name="P32">1:41:57 Or if the electron were a pebble that were bigger, this wouldn't be happening. But would it not be happening or would it not be happening because we could measure it better. All of those questions about points and particles and waves under Bayesian mechanics as a mechanics for cognitive particles, the reflexivity now can flow in not just from electron scale. But I feel like there are multiple contact services with reflexivity at the semiotic narrative ecological the real scales outside of the experiment. And I think that is what partially speaks to the way that we entered this dot one discussion too.</text:p>
      <text:p text:style-name="P32">So in our last five or ten minutes, what would we like to have or note four dot two just to the authors if they listen to this in the time between or not.</text:p>
      <text:p text:style-name="P32">1:43:06 We're looking forward to talking to anybody who ants to whether it's for the dot two or any point in the future. There's always a three affordance. So we hope to continue this discussion with those who have authored and those who haven't not yet authored because there's so much to build on this vector. So both of you though, feel free to, as long as you would like, just mention any points that you want to discuss for next week.</text:p>
      <text:p text:style-name="P32"><text:soft-page-break/></text:p>
      <text:p text:style-name="P32">1:43:38 Speaker D:</text:p>
      <text:p text:style-name="P32">Dean had brought up earlier where active inference lab is it the basis? Is it like resting on top of is there some kind of duality there? I think that's something that I would like to kind of look back at each paper and figure out where I want to put active inference in that pillar or on that pillar or is it the pillar? I don't know.</text:p>
      <text:p text:style-name="P32"/>
      <text:p text:style-name="P32">1:44:03 Daniel:</text:p>
      <text:p text:style-name="P32">Yeah.</text:p>
      <text:p text:style-name="P32">Are we gain to be able to go with our active inference colored highlighter and say okay, these two words? Yep. Or this clause? Yup. This paragraph with this paper or this interaction of the paper, this tool developed by the paper.</text:p>
      <text:p text:style-name="P32">Where would one be looking to highlight how I saw the paper, Dean?</text:p>
      <text:p text:style-name="P32"/>
      <text:p text:style-name="P32">1:44:32 Speaker B:</text:p>
      <text:p text:style-name="P32">Because I know Esteves would have completely agree with Luke and I just get you to put behind where in brackets when Heins active entrance because again, I think that matters so much if we're talking about adaptive logic and retroduction. The other thing is that I hope that Blues thinking about what if we pulled other papers and entangled them what agent back. I hope that's an opening. I will say this, it takes an incredible amount of preparation to pull two papers together and not do the proper respect for the amount of work that the authors, the originators of that work have done.</text:p>
      <text:p text:style-name="P32">So whatever the preparation is in terms of quantifying it for a single paper to do it justice, it's many multiples of that to Bull two papers. But I think if we are going to be active coherence lab, just subject matter experts on active inference, that exercise is difficult and as time consuming as it is, it literally chance that game.</text:p>
      <text:p text:style-name="P32">1:45:48 Because we talked about the game here quite a bit today, which again, I didn't think that was going to come up, but thank goodness it did because it's not computational. The game can be everybody gets in the canoe and works together to arrive at the Hawaiian island. That can literally be the game, right?</text:p>
      <text:p text:style-name="P32">It doesn't have to be a competition, it's not a race, it's do we survive? Given the limited amount of information that we need to glean here as important to our ability to continue on, I think that's what being an active infer is. That's where the shift from a subject matter expert to a prediction matter expert actually transitions. So I want to thank people again for what feels like hanging yourself out there in a real risky way. Because it is risky.</text:p>
      <text:p text:style-name="P32">That's what it is.</text:p>
      <text:p text:style-name="P32"/>
      <text:p text:style-name="P32">1:46:51 Daniel:</text:p>
      <text:p text:style-name="P32">Thanks again. There's so much to say. I hope that it's an honor and a privilege to be in epistemic spaces and have one's homeostatic variables secured so that opens up an amazing space and approach. The temporal aspect of abduction sounds so great to return to because I think another one of those points of contact communication is the dynamic what were the only formalisms in either paper in terms of like equations and mathematical symbols. It was three representations of dynamical systems of Hipolito and <text:soft-page-break/>Vanesse to connect and ground a contact point from where they were taking a stance and a skilled performance into the mathematical, symbolic, scientific.</text:p>
      <text:p text:style-name="P32">Someone says this paper is a philosophy paper. Yes, but it has equations so that is going to come to be something different and then you thought reading a paper would change the game, but reading multiple papers changes the game and it is in a way true.</text:p>
      <text:p text:style-name="P32">1:48:05 It is more reds to keep in mind because at least under some norms and preferences for paper discussions like personally I prefer and find myself at home when people don't extensively speak from what a person thought and take the endosymiotic perspective from them or from a whole culture which seems implausible to me but situates the exosmiosis of themselves in relationship with a non trivial endosmiosis? And where do those two threads meet? In the blanket, which is in potentially the most elegant course granting represented by the gray box here.</text:p>
      <text:p text:style-name="P32">And why would we want to delimit or even grip? Maybe the grippers that we have at this point are like car pliers and this is something very different and or something active.</text:p>
      <text:p text:style-name="P32">1:49:16 So at this ant any point in time, it seems absolutely valid to look at the structure of figure two and three and hold so many stances at once or in rapid navigation. So wow, what a fun discussion. Thanks, Esteves, for joining in Bleu and Dean and we will look forward to some interesting times in the dot two and beyond.</text:p>
      <text:p text:style-name="P33">So, Peace out!</text:p>
      <text:p text:style-name="P34"/>
      <text:h text:style-name="P4" text:outline-level="1"><text:span text:style-name="T23">ActInf </text:span><text:span text:style-name="T13">Session </text:span>0<text:span text:style-name="T23">47</text:span>.<text:span text:style-name="T14">2</text:span><text:span text:style-name="T13">, </text:span><text:span text:style-name="T23">August 17</text:span><text:span text:style-name="T13">, 2022</text:span></text:h>
      <text:p text:style-name="P23"/>
      <text:p text:style-name="P23"><text:a xlink:type="simple" xlink:href="https://www.youtube.com/watch?v=riJYh87FPx4" text:style-name="Internet_20_link" text:visited-style-name="Visited_20_Internet_20_Link">https://www.youtube.com/watch?v=riJYh87FPx4</text:a></text:p>
      <text:p text:style-name="P23"/>
      <text:p text:style-name="P28"/>
      <text:p text:style-name="P19"><text:span text:style-name="T5">Second</text:span><text:span text:style-name="T4"> participatory group discussion </text:span><text:span text:style-name="T5">with an author,</text:span><text:span text:style-name="T4"> on the 2021 papers “Enactive-Dynamic Social Cognition and Active Inference” &amp; “Active Inference and Abduction.”</text:span></text:p>
      <text:p text:style-name="P14"/>
      <text:p text:style-name="P16"/>
      <text:p text:style-name="P15"/>
      <text:h text:style-name="P5" text:outline-level="2">S<text:span text:style-name="T23">ESSION S</text:span>PEAKERS</text:h>
      <text:p text:style-name="P37">Majid D Beni, Daniel Friedman, Dean Tickles, Stephen Sillett</text:p>
      <text:p text:style-name="P15"/>
      <text:p text:style-name="P16"/>
      <text:h text:style-name="P5" text:outline-level="2">CONTENTS</text:h>
      <table:table table:name="Table3" table:style-name="Table3">
        <table:table-column table:style-name="Table3.A"/>
        <table:table-column table:style-name="Table3.B"/>
        <table:table-row table:style-name="Table3.1">
          <table:table-cell table:style-name="Table3.A1" office:value-type="string">
            <text:p text:style-name="P22">00:18</text:p>
          </table:table-cell>
          <table:table-cell table:style-name="Table3.A1" office:value-type="string">
            <text:p text:style-name="P10">Actinf Livestream #047.2.</text:p>
          </table:table-cell>
        </table:table-row>
        <table:table-row table:style-name="Table3.1">
          <table:table-cell table:style-name="Table3.A1" office:value-type="string">
            <text:p text:style-name="P22">02:02</text:p>
          </table:table-cell>
          <table:table-cell table:style-name="Table3.A1" office:value-type="string">
            <text:p text:style-name="P10">A Conversation with the Authors.</text:p>
          </table:table-cell>
        </table:table-row>
        <table:table-row table:style-name="Table3.1">
          <table:table-cell table:style-name="Table3.A1" office:value-type="string">
            <text:p text:style-name="P22">06:54</text:p>
          </table:table-cell>
          <table:table-cell table:style-name="Table3.A1" office:value-type="string">
            <text:p text:style-name="P10">Semiotics in Nature.</text:p>
          </table:table-cell>
        </table:table-row>
        <table:table-row table:style-name="Table3.1">
          <table:table-cell table:style-name="Table3.A1" office:value-type="string">
            <text:p text:style-name="P22">10:47</text:p>
          </table:table-cell>
          <table:table-cell table:style-name="Table3.A1" office:value-type="string">
            <text:p text:style-name="P10">Adam Levine: More Advanced Semantic Forms.</text:p>
          </table:table-cell>
        </table:table-row>
        <table:table-row table:style-name="Table3.1">
          <table:table-cell table:style-name="Table3.A1" office:value-type="string">
            <text:p text:style-name="P22">17:42</text:p>
          </table:table-cell>
          <table:table-cell table:style-name="Table3.A1" office:value-type="string">
            <text:p text:style-name="P10">Philosophy of Science and complexity.</text:p>
          </table:table-cell>
        </table:table-row>
        <table:table-row table:style-name="Table3.1">
          <table:table-cell table:style-name="Table3.A1" office:value-type="string">
            <text:p text:style-name="P22">22:48</text:p>
          </table:table-cell>
          <table:table-cell table:style-name="Table3.A1" office:value-type="string">
            <text:p text:style-name="P10">Semantic Time and Active Inference.</text:p>
          </table:table-cell>
        </table:table-row>
        <table:table-row table:style-name="Table3.1">
          <table:table-cell table:style-name="Table3.A1" office:value-type="string">
            <text:p text:style-name="P22">24:45</text:p>
          </table:table-cell>
          <table:table-cell table:style-name="Table3.A1" office:value-type="string">
            <text:p text:style-name="P10">Semantic Time and Abduction.</text:p>
          </table:table-cell>
        </table:table-row>
        <table:table-row table:style-name="Table3.1">
          <table:table-cell table:style-name="Table3.A1" office:value-type="string">
            <text:p text:style-name="P22">28:30</text:p>
          </table:table-cell>
          <table:table-cell table:style-name="Table3.A1" office:value-type="string">
            <text:p text:style-name="P10">Enactive Inference and Its Temporal Depth.</text:p>
          </table:table-cell>
        </table:table-row>
        <table:table-row table:style-name="Table3.1">
          <table:table-cell table:style-name="Table3.A1" office:value-type="string">
            <text:p text:style-name="P22">33:44</text:p>
          </table:table-cell>
          <table:table-cell table:style-name="Table3.A1" office:value-type="string">
            <text:p text:style-name="P10">Abduction and the logic of science.</text:p>
          </table:table-cell>
        </table:table-row>
        <table:table-row table:style-name="Table3.1">
          <table:table-cell table:style-name="Table3.A1" office:value-type="string">
            <text:p text:style-name="P22">37:00</text:p>
          </table:table-cell>
          <table:table-cell table:style-name="Table3.A1" office:value-type="string">
            <text:p text:style-name="P10">Antinominalism and Realism.</text:p>
          </table:table-cell>
        </table:table-row>
        <table:table-row table:style-name="Table3.1">
          <table:table-cell table:style-name="Table3.A1" office:value-type="string">
            <text:p text:style-name="P22">38:06</text:p>
          </table:table-cell>
          <table:table-cell table:style-name="Table3.A1" office:value-type="string">
            <text:p text:style-name="P10">Realism in Semiotics.</text:p>
          </table:table-cell>
        </table:table-row>
        <table:table-row table:style-name="Table3.1">
          <table:table-cell table:style-name="Table3.A1" office:value-type="string">
            <text:p text:style-name="P22">42:37</text:p>
          </table:table-cell>
          <table:table-cell table:style-name="Table3.A1" office:value-type="string">
            <text:p text:style-name="P10">Give some agency to models in science.</text:p>
          </table:table-cell>
        </table:table-row>
        <table:table-row table:style-name="Table3.1">
          <table:table-cell table:style-name="Table3.A1" office:value-type="string">
            <text:p text:style-name="P22">53:28</text:p>
          </table:table-cell>
          <table:table-cell table:style-name="Table3.A1" office:value-type="string">
            <text:p text:style-name="P10">Enactive Inference and Scientific Realism.</text:p>
          </table:table-cell>
        </table:table-row>
        <table:table-row table:style-name="Table3.1">
          <table:table-cell table:style-name="Table3.A1" office:value-type="string">
            <text:p text:style-name="P22">58:04</text:p>
          </table:table-cell>
          <table:table-cell table:style-name="Table3.A1" office:value-type="string">
            <text:p text:style-name="P10">Active Inference Could Ground Model Selection.</text:p>
          </table:table-cell>
        </table:table-row>
        <table:table-row table:style-name="Table3.1">
          <table:table-cell table:style-name="Table3.A1" office:value-type="string">
            <text:p text:style-name="P22">1:01:51</text:p>
          </table:table-cell>
          <table:table-cell table:style-name="Table3.A1" office:value-type="string">
            <text:p text:style-name="P10">Interaction between ActInf and Realism.</text:p>
          </table:table-cell>
        </table:table-row>
        <table:table-row table:style-name="Table3.1">
          <table:table-cell table:style-name="Table3.A1" office:value-type="string">
            <text:p text:style-name="P22">1:06:39</text:p>
          </table:table-cell>
          <table:table-cell table:style-name="Table3.A1" office:value-type="string">
            <text:p text:style-name="P10">Active Inference and the Cognition Problem.</text:p>
          </table:table-cell>
        </table:table-row>
        <table:table-row table:style-name="Table3.1">
          <table:table-cell table:style-name="Table3.A1" office:value-type="string">
            <text:p text:style-name="P22">1:08:29</text:p>
          </table:table-cell>
          <table:table-cell table:style-name="Table3.A1" office:value-type="string">
            <text:p text:style-name="P10">Moving Through the Abductive Semiotic Journey.</text:p>
          </table:table-cell>
        </table:table-row>
        <table:table-row table:style-name="Table3.1">
          <table:table-cell table:style-name="Table3.A1" office:value-type="string">
            <text:p text:style-name="P22">1:11:51</text:p>
          </table:table-cell>
          <table:table-cell table:style-name="Table3.A1" office:value-type="string">
            <text:p text:style-name="P10">Signposts and the road and path.</text:p>
          </table:table-cell>
        </table:table-row>
        <table:table-row table:style-name="Table3.1">
          <table:table-cell table:style-name="Table3.A1" office:value-type="string">
            <text:p text:style-name="P22">1:13:26</text:p>
          </table:table-cell>
          <table:table-cell table:style-name="Table3.A1" office:value-type="string">
            <text:p text:style-name="P10">Neuroscience and the edges of semiosis.</text:p>
          </table:table-cell>
        </table:table-row>
        <table:table-row table:style-name="Table3.1">
          <table:table-cell table:style-name="Table3.A1" office:value-type="string">
            <text:p text:style-name="P22">1:15:32</text:p>
          </table:table-cell>
          <table:table-cell table:style-name="Table3.A1" office:value-type="string">
            <text:p text:style-name="P10">Enactive Inference and the Product Process.</text:p>
          </table:table-cell>
        </table:table-row>
        <table:table-row table:style-name="Table3.1">
          <table:table-cell table:style-name="Table3.A1" office:value-type="string">
            <text:p text:style-name="P22">1:25:41</text:p>
          </table:table-cell>
          <table:table-cell table:style-name="Table3.A1" office:value-type="string">
            <text:p text:style-name="P10">Enactive Inference in Complex Systems Modeling.</text:p>
          </table:table-cell>
        </table:table-row>
        <table:table-row table:style-name="Table3.1">
          <table:table-cell table:style-name="Table3.A1" office:value-type="string">
            <text:p text:style-name="P22">1:42:30</text:p>
          </table:table-cell>
          <table:table-cell table:style-name="Table3.A1" office:value-type="string">
            <text:p text:style-name="P10">Instrumentalism and the Clay Pot Creation.</text:p>
          </table:table-cell>
        </table:table-row>
        <table:table-row table:style-name="Table3.1">
          <table:table-cell table:style-name="Table3.A1" office:value-type="string">
            <text:p text:style-name="P22">1:48:45</text:p>
          </table:table-cell>
          <table:table-cell table:style-name="Table3.A1" office:value-type="string">
            <text:p text:style-name="P10">Reflection on 47.2.</text:p>
          </table:table-cell>
        </table:table-row>
        <table:table-row table:style-name="Table3.1">
          <table:table-cell table:style-name="Table3.A1" office:value-type="string">
            <text:p text:style-name="P22">1:51:42</text:p>
          </table:table-cell>
          <table:table-cell table:style-name="Table3.A1" office:value-type="string">
            <text:p text:style-name="P10">Experiencing the World.</text:p>
          </table:table-cell>
        </table:table-row>
        <table:table-row table:style-name="Table3.1">
          <table:table-cell table:style-name="Table3.A1" office:value-type="string">
            <text:p text:style-name="P22">1:52:55</text:p>
          </table:table-cell>
          <table:table-cell table:style-name="Table3.A1" office:value-type="string">
            <text:p text:style-name="P10">A Safe Space for Taking Risk.</text:p>
          </table:table-cell>
        </table:table-row>
      </table:table>
      <text:p text:style-name="P27"/>
      <text:p text:style-name="P23"/>
      <text:p text:style-name="P29"/>
      <text:h text:style-name="P6" text:outline-level="2">TRANSCRIPT</text:h>
      <text:p text:style-name="P29">00:18 Daniel:</text:p>
      <text:p text:style-name="P29">Hello everyone. Welcome to ActInf Livestream number 47.2. It is August 17, 2022, and I'll just quickly update the video. Now it's really August 17. We're having our third discussion of the set of papers in <text:soft-page-break/>active dynamics, social cognition, active inference, lab and active inference and abduction.</text:p>
      <text:p text:style-name="P29">Welcome to the active inference institute. We're a participatory online institute that is communicating, learning, and practicing applied to Active inference. You can find us at links here. This is recorded in an archived Livestream, so please provide feedback so we can improve our work. All backgrounds and perspectives are welcome and will be following video etiquette for live streams at Active Inference.org, you can find out more about participating in projects like the Livestream and also a lot of other learning groups and projects ongoing.</text:p>
      <text:p text:style-name="P29">01:30 We're here today in our third discussion around this dyad of papers, both from 2021, active Inference and Abduction and Inactive Dynamics, Social Cognition, and Active Inference. So check out 47.0 and 47.1 for more background and to kind of get up to where we are now. Let's go to the introductions and then we're going to take it where it goes. So, I'm Daniel, I'm a researcher in California and I'll pass it to Dean and then to Stephen.</text:p>
      <text:p text:style-name="P29"/>
      <text:p text:style-name="P29">02:11 Daniel:</text:p>
      <text:p text:style-name="P29">Hi Sam, I'm Dean.</text:p>
      <text:p text:style-name="P29">I'm here in Calgary. I guess I'm still a researcher, although I'm a retired one.</text:p>
      <text:p text:style-name="P29">Basically, this is an opportunity to have one of the authors with us, which I think is fantastic, and essentially sort of take this from all the things that we've set up now and get an opportunity to sort of be it through the lens of the authors. And so I'm really excited about that.</text:p>
      <text:p text:style-name="P29"/>
      <text:p text:style-name="P29">02:47 Speaker C:</text:p>
      <text:p text:style-name="P29">Thanks, Dean. So. Yeah, I'm Steven. I'm based in Toronto. I work a lot with spatial meaning making, participation, theater and dialogue approaches.</text:p>
      <text:p text:style-name="P29">And yeah, I'm really pleased to have the author here today, one of the authors. And also for me, I'm really interested in what we're doing here because of the ability to get beyond what's often just called emergence. Emergence through the mind body or emergence through some sort of loop that's being explained in action, or emergence that people just talk about when things interact and something happens. Well, I see this work with abduction or the work with abduction as being a way to make a much Jorge tractable way for living things that start to make things happen, be thought of, and not just called everything emergence. So I see both these two as being big kind of black boxes that we can maybe shine some light on and that would help a lot of people.</text:p>
      <text:p text:style-name="P29">03:56 So, yeah, I pass it back. Should I pass it to you, Daniel, first?</text:p>
      <text:p text:style-name="P29"/>
      <text:p text:style-name="P29">04:01 Speaker B:</text:p>
      <text:p text:style-name="P29">Well, Sajid go for it and just say anything you'd like to any context on the paper.</text:p>
      <text:p text:style-name="P29"/>
      <text:p text:style-name="P29">04:08 Speaker D:</text:p>
      <text:p text:style-name="P29">I'm Magic. I'm a philosopher of science based in anchor of middle states called University, and I thank the organizer for this wonderful event and for the good and graceful discussion of the ideas and themes of the papers.</text:p>
      <text:p text:style-name="P29">I do not know if I can add anything that has not Beren discussed already in the past couple of sessions. So I think that this is well, there has been for the past few years. I'm the second author of one of the <text:soft-page-break/>papers action Prediction active Inference lab and the other out. Or Austin is renowned Charles Parr schooler. So I mainly can take credit only for active inference lab.</text:p>
      <text:p text:style-name="P29">I'm not an expert in person ideas, or in semiautics for that matter, but I also have been doubling from time to time in Biosmutics, and I was searching for a way to be able to ground semantics in nature.</text:p>
      <text:p text:style-name="P29">05:16 To be able to grown semantics in natural war, which is very tricky because it seems that to the extent that we are engaging in natural processes, we can see mechanisms, we can see processes. But meaning is something that emergence at some point, something that has not been there before in the nature itself. But which doesn't complexity sound right? Because well, it seems that everything has to be come from nature at some stage, but it is not like continuum.</text:p>
      <text:p text:style-name="P29">So I was thinking of finding a way for an actionoriented way for being able to speak about meaning and representation and well, the enactivism embodied approaches in cochic science and philosophy of science are very well established. No. But to be able to grow semantics semiotics in action, we came to a conclusion that active coherence may provide a nice way.</text:p>
      <text:p text:style-name="P29">06:20 A nice way that is well supported by what we know in the sense of computational neuroscience and biology, to be able to explain Hohwy some linguistic concepts, some semiotic concepts can be explicated in natural terms. I don't know if any of that makes sense to you, but it was what we were trying to do in this paper and a couple of other papers that we're composing altering together.</text:p>
      <text:p text:style-name="P29"/>
      <text:p text:style-name="P29">06:49 Speaker B:</text:p>
      <text:p text:style-name="P29">Excellent. Thanks for that context, Dean Machine, I.</text:p>
      <text:p text:style-name="P29"/>
      <text:p text:style-name="P29">06:54 Daniel:</text:p>
      <text:p text:style-name="P29">Dot two ask you a question. So lots of times when we're talking about semantics, we tend to see them written down on pieces of paper as an example, right? But when you say semantics in nature, one of the questions that we've danced around, but not sort of spoken to directly is sort of semantics as nature.</text:p>
      <text:p text:style-name="P29">Maybe semantics surrounding us and the abduction paper really helps us understand maybe the perspective that instead of us moving towards and seeing semantics or generating semantics, us being available to that information around us. What's your sense after sort of I don't know if you embraced Pierce's philosophy, but after at least engaging with it, what is your sense of what semantics are as nature as opposed to sort of embedded in nature?</text:p>
      <text:p text:style-name="P29"/>
      <text:p text:style-name="P29">07:59 Speaker D:</text:p>
      <text:p text:style-name="P29">Well, that's a very good question and also a difficult one.</text:p>
      <text:p text:style-name="P29">Well, look, I actually didn't what I was trying to speak about was grounding semantic in nature, saying that sometimes I also think of our environment, our informational tradeoff with environment in semantical term. But some other times I think that perhaps we are reading what we think about the word into the world. Perhaps there are no meanings in the world itself. I think that if we want to be radically naturalist about the war, the natural world doesn't contain semiautic in the sense that, for example, artificial languages, human made languages contain semiotics. That much is, I think, more or less obvious.</text:p>
      <text:p text:style-name="P29">I think that we can treat Semitic into the nature, the same kind of Semitic that we can find in humanmade languages into the nature.</text:p>
      <text:p text:style-name="P29"><text:soft-page-break/>09:02 I think that that's obvious too. On the other hand, the things that are made by human beings are in a sense natural because human beings are natural entities and they have this kind of natural capacities to be able to communicate with other and with their environment. So there should be some sort of natural it doesn't just come from nothing. It should be some sort of natural basis for that, which is basically I like to think of that in terms of human beings or the communication of human beings action oriented interaction with one another and with nature.</text:p>
      <text:p text:style-name="P29">So if you think of semantic in this sense, thinking of being in semantics or being surging in semantic or enveloped in semantic in this sense, I completely agree with you. Because I think that even though it is not precisely as well as stated semantics that we can find in an artificial language. There's some sort of trade off of information between human beings, between organisms self organizing complex system with either biotic self organizing complex system with either and with their environment, either individually or collectively.</text:p>
      <text:p text:style-name="P29">10:21 I think that this provides a good natural basis for also understanding Semitics in the sense of the evidence that we interpreted, evidence that we use in writing books or, I don't know, different source of communication, the more advanced ways of communication.</text:p>
      <text:p text:style-name="P29"/>
      <text:p text:style-name="P29">10:43 Speaker B:</text:p>
      <text:p text:style-name="P29">Thank you, Esteves.</text:p>
      <text:p text:style-name="P29"/>
      <text:p text:style-name="P29">10:45 Speaker C:</text:p>
      <text:p text:style-name="P29">Yeah. Thanks, Sajid. I was wondering when you're talking about these more advanced forms of communication or biological ways of having semantics, whether that's far more entropic, far more dispersive than what would happen when we think of it in our traditional literature of words and ways that we would have ontologies and computers. So is there kind of some other is it a completely different process or is it like another flavor of what's your thoughts on that?</text:p>
      <text:p text:style-name="P29"/>
      <text:p text:style-name="P29">11:28 Speaker D:</text:p>
      <text:p text:style-name="P29">I'm sorry, I wasn't quite clear what I was trying to say. What I was trying to say is this by speaking of the advanced forms of communication I was intend to refer to advanced form in comparison with the rudimentary natural form. So for example, the way that we are speaking together, right, or the way that Danny is just writing down the ideas on the screen and that sort of stuff. I think that these are advanced ways of doing some sort of conducting some sort of semantic enterprise because we can communicate. And by speaking of that in terms of advanced I just wanted to say that it is more advanced that I don't know the very basic cases, for example, very basic cases that we can see in the natural world.</text:p>
      <text:p text:style-name="P29">So for example, how the signaling processes in terms of biological terrestrial biologists, cellular biology, that sort of a stuff.</text:p>
      <text:p text:style-name="P29">12:28 So I think that I'm seeing that in terms of some sort of theory of evolution how creatures or how self organizing systems start to communicate and with their environment even ant the cell level or at the level of population of cells or neuros or whatever. So there are the rudimentary ways but at the same time there are more advanced ways of communication, meaningful communication such as what we do in human societies whether in terms of individual or what we do in libraries, institutes and recently in terms of human artifacts, generative. I think that this story, the main story, what persuaded <text:soft-page-break/>us, what motivated us to look into active coherence was that we wanted to find some sort of natural basis for that. And you are completely right.</text:p>
      <text:p text:style-name="P29">Again, we were thinking of that in terms of in terms of the entropy of system keeping the entropy of this information, entropy of the system within the bones like everything else that has been constructed around the notion active inference lab and free energy principle.</text:p>
      <text:p text:style-name="P29">13:40 The core of the story is that in order to be able to maximize the chance of their survival the biotic self organizing systems have to be able to keep their entropy or their surprise within the bones. In order to be able to do that they have to be able to find ways to optimize their moods of communication. I think that this provides a basis for the generation of semantics. So in order to be able to maximize the chance of survey wall we need to be able to get to some level of competence and reaching that level of coherence seems to be impossible.</text:p>
      <text:p text:style-name="P29">So I think that to the extent that this story is action oriented, to the extent that it tries to grown semantics in nature or semantics in nature, I think that this is completely faithful to the pragmatist, to the Persian origins. But then again, I'm not an expert in that field.</text:p>
      <text:p text:style-name="P29"/>
      <text:p text:style-name="P29">14:44 Speaker B:</text:p>
      <text:p text:style-name="P29">Yeah, thanks. Like what I heard there is that active inference helps us find patterns across systems by framing them within a common lens of keeping their entropy or their surprisal boundary in engagement with their environment, which can include other entities like themselves or just a niche more generally and maintaining that survivable bound homeostasis. And all of the variants that we've discussed in other times.</text:p>
      <text:p text:style-name="P29">It's going to have different features in cells, bodies, computer programs. Like a computer program is a specifically constructed entity where one extra parentheses or period is going to lead to a halt. But this continuum, embodied and inactive nature of the biological engagement, the biosmiosis, which is what is pointed to in the formalisms that we saw Ines Hipolito and Venice paper.</text:p>
      <text:p text:style-name="P29">15:44 Again, the only formalisms they brought in the paper, rather than citing out to, were about things changing through time continuously. And so, yes, for sure, maintaining the bounds of computer programs in a digital and in a fragile setting is different than maintaining the bounds of survivability for, like, a cell or for a linguistic entity.</text:p>
      <text:p text:style-name="P29">And they are different, but they can't even be said to be different unless we have some ways of juxtaposing and contrasting them. So, Stephen and then anyone else?</text:p>
      <text:p text:style-name="P29"/>
      <text:p text:style-name="P29">16:21 Speaker C:</text:p>
      <text:p text:style-name="P29">Yeah, thanks for that clarity there, Sajid. It's one thing that I think also this ties to, and I think having this move from semiotics into this broader kind of unified theory of active inference lab is really interesting. And it speaks to some extent as well to the when you say advanced communication, it speaks to what we often think of in complexity work around complex and complicated.</text:p>
      <text:p text:style-name="P29">So it's like organisms and life has this complex, adaptive, nonlinear processing. And then there's these kind of simple to more complicated ways of engaging the niche, to do things, to have sort of systems of performative action using objects, using in the case of words that can also be seen as objects. So there's this kind of parallel evolution between complicated things being manipulated and simple processes of things being manipulated and the complex sort of nonlinear abducted processes of the that's all going <text:soft-page-break/>on underneath all of that.</text:p>
      <text:p text:style-name="P29"/>
      <text:p text:style-name="P29">17:42 Speaker D:</text:p>
      <text:p text:style-name="P29">All right, very well. Look, there are a bunch of technical notions such as complexity. And I try to speak of this in terms of the basic ideas that I have in terms of philosophy, of science, because I'm basically a philosopher of science. So when I speak of more advanced form and what I have in mind in terms of sophistication of ideas, I don't know whether it could be translated into the technical notion of complexity. But I'm saying that like that.</text:p>
      <text:p text:style-name="P29">Look, so there is interaction between organisms. So take the individual fish in a school of fish or take the monkeys in a Jorge of monkeys or bears and Clark or anything of that sort. And they have to be able to communicate. They have to be able to try to make sense.</text:p>
      <text:p text:style-name="P29">18:42 Take two bears that are trying to perform and do it to sing from the same human shit.</text:p>
      <text:p text:style-name="P29">It seems that they are engaging in some sort of harmonious activity. In order to be able to do that, they have to be able to communicate in a successful way that altogether minimizes the overall entropy of the system information. Entropy of the system. By speaking of more advanced form, I'm not only thinking of these simple forms of communication between birds and other kinds of organisms, but in terms of the sophisticated cultural forms of communication that we use. Poetry, songs, I don't know scientific theories which usually come, especially in case of science, come with very sophisticated theoretical and mathematical, sometimes formulation notation and you're completely right again, they demand the right amount of manipulation because you need to always test the theories and confirm them or falsify them.</text:p>
      <text:p text:style-name="P29">19:51 So this kind of engagement between human beings also mandate a great amount of manipulation because it is not just on the basis of transfer of pure information that it takes place but most of the time through manipulation of the environment which is also engages artifacts other than other agents. And this is how I think of the sophistication or complexity of the situation by thinking of this in terms of the advanced force of culture practices such as what we observe in mathematics, literature and science which are still meaningful, which are still involving a great amount of semiautic enterprise, semantic enterprise. But we need to be able to explicit them in simple natural forms of communication like what we observe in the natural form and what we hope to be able to be explicit in terms of minimization of free energy and inclination and keeping the information through the system within bonds.</text:p>
      <text:p text:style-name="P29"/>
      <text:p text:style-name="P29">21:01 Speaker B:</text:p>
      <text:p text:style-name="P29">It's a different thing to maintain the not better or worse but merely different to maintain the survivability of a biofilm than a data center yet we want to approach them in a first principles grounded compatible interoperable scientific lens and so that is what perhaps brings in active inference. So Dean and then we'll continue.</text:p>
      <text:p text:style-name="P29"/>
      <text:p text:style-name="P29">21:32 Speaker D:</text:p>
      <text:p text:style-name="P29">Yes. Just with regard to the last thing that Dan says, there is another collaboration. There is another coauthor paper that is by me and Austin published in, I think, the European Journal of Philosophy of Science.</text:p>
      <text:p text:style-name="P29">And it is about the explicating methodology of science, which also includes abduction and inferences <text:soft-page-break/>based explanation and other sorts of stuff on the basis active inference lab. So yeah, you're completely right. And in many ways this project to be able to explicit methodology of evidence at the individual and social level on the basis of this first principle given all of the skepticism that there exist about trying to encoding first principles in life sciences it sounds to be a very ambitious project. But it seems that where we are now, I think that this is a project worth pursuing.</text:p>
      <text:p text:style-name="P29">22:41 But if there is time, I will come back to that later.</text:p>
      <text:p text:style-name="P29"/>
      <text:p text:style-name="P29">22:48 Speaker B:</text:p>
      <text:p text:style-name="P29">Excellent.</text:p>
      <text:p text:style-name="P29"/>
      <text:p text:style-name="P29">22:50 Daniel:</text:p>
      <text:p text:style-name="P29">Dean this is awesome. I got a question for you because I think you could probably answer this better than I could. I'm still wrestling with this one. So if I'm a person who's trying to perform some kind of a situational analysis try to determine what the functions and the purposes are in the setting in which I exist, I can look at that in terms of semantic space but what abduction I think introduces is the idea of semantic time.</text:p>
      <text:p text:style-name="P29">And I'm so glad that you sort of pointed to the fact that Daniel's typing stuff out right now this is semantics time for him. He's actually generating some semantics even as we're talking. So I guess what I'm wondering is if we're going to look through the lens of active inference as the situational analysis Heins do we separate out what Daniel is doing when he's typing from the nature of what we're doing right now?</text:p>
      <text:p text:style-name="P29">23:58 Or do we see them as sort of Conor compatibility? I don't know the answer to that.</text:p>
      <text:p text:style-name="P29">I'm leaning in the dimension that they're kind of inseparable. They orchestrate something that doesn't happen if we only have one or the other. What are your thoughts?</text:p>
      <text:p text:style-name="P29"/>
      <text:p text:style-name="P29">24:21 Speaker D:</text:p>
      <text:p text:style-name="P29">To tell the truth, I'm not well, sorry, my phone was ringing and I lost focus for a moment and I do apologize for this. It was one of the reasons that I was hesitating to join again, I apologize for that. But could you elaborate a bit on the last part? I hear the price. What I want to get more familiar with the last part.</text:p>
      <text:p text:style-name="P29"/>
      <text:p text:style-name="P29">24:52 Daniel:</text:p>
      <text:p text:style-name="P29">Well, the semantic spaces stuff I think is really material. Like you can see Daniel typing things out across that slide. But what I think Curse asks us to contemplate is the actual semantics time, the actual change or shift of what's actually happening in that moment. And so I was wondering if we are not just looking at active inference as the object of our attention, but we're actually inferring what is going to happen next. Do we have to include the idea of what's happening not just semantically as a product of what's typed out on the page, but as a process?</text:p>
      <text:p text:style-name="P29">And what does that then imply in terms of what we might be able to pick up quicker, in terms of our embedding in these different contexts that we otherwise wouldn't be able to pick up if we only had one or the other?</text:p>
      <text:p text:style-name="P29">25:58 It kind of starts moving us towards this realism, anti realism debate, which I'm still not sure it <text:soft-page-break/>should even be a debate, but that's me and my activity.</text:p>
      <text:p text:style-name="P29"/>
      <text:p text:style-name="P29">26:11 Speaker B:</text:p>
      <text:p text:style-name="P29">Shortly. What I heard there on mute is semantic spaces have been extremely characterized, not completely, but before active inference, long before people have done embeddings of sentences and meaning concepts in semantic spaces without a temporal aspect. And so I heard a question about abduction as providing a framework for semantic or semiotic time, whether with the two stroke engine of generating and selecting hypotheses or the action perception loop or a few other ways.</text:p>
      <text:p text:style-name="P29"/>
      <text:p text:style-name="P29">26:46 Speaker D:</text:p>
      <text:p text:style-name="P29">Very well. Look very well. I think that that's a very good question. I put only in order to Dean one's own trumpet. I put the paper that we wrote in the chat box.</text:p>
      <text:p text:style-name="P29">And I think that this is precisely about this point because it is about selecting hypotheses, the process of selecting hypotheses. Look, and I do not know how to relate that directly to introduction or abduction. But what I try to do is to say this, that at least in the so called advanced forms of communication or abduction that's a total. What's important is not only what we are doing in the moment, but what's important is our estimation of what's going to happen later next. And this is I think that it is very important in terms of Charles Sanders logic of not only logic of science but also economics of science when he says that we have to try to find a way to invest in theories, in hypotheses that have a chance to being a winner in a long time.</text:p>
      <text:p text:style-name="P29">27:52 So in a way, time enters the process because we have to be able to have a long time view on how the abductions that we are going to construct lead to fruitful results not only at the moment, but in future, possibly long future. Especially if you are engaging in some sort of sophisticated process such as scientific practice or such as hypothesis construction or hypothesis testing. Times plays an important factor. And what's important to those active inferences, especially the forms of active inferences that could be appealed to. So when we speak of active inference, perhaps you didn't elaborate that much on the abduction active inference lab paper, although we referred to that, but in the other paper I think that we have been referring to that quite a lot.</text:p>
      <text:p text:style-name="P29">The thing is that the kind active inference lab that are useful in this context active inference lab that are taking place on the basis of temporarily rich models what Christian and others mentioned as models that have some sort of temporal depth or temporal richness which basically allow the organism to have a perspective, have some insight not only on prediction of free energy or minimization of free energy or minimization of information entropy, but also have some insight Hinton the efficiency of its processes, its practices for minimizing free energy in the long time.</text:p>
      <text:p text:style-name="P29">29:27 So I think that it comes back to the issue of temporal depth and temporal richness which also is related in a very interesting way to the issues of consciousness and self and other topics that I'm interested in. So this is the thing. There are some biotic self organizing systems that can engage in some sort of social activity. And the self organizing systems happen to also have this wonderful capacity to form abductions that take the temporal aspect into account at the same time, the same group of bific self organizing systems that are capable of making these kind of active coherence lab, also capable of having self food and consciousness and self consciousness and that sort of stuff.</text:p>
      <text:p text:style-name="P29">So in a way, it comes together the ability to be able to form this kind of abduction that allows to choose <text:soft-page-break/>the hypothesis that have a better chance to be in good hypotheses in the long run, and the ability to have self or selfconsciousness at the same time.</text:p>
      <text:p text:style-name="P29">30:37 The ability to form generative model models that have some temporal Seth or temporal richness. So I think the temporal depth is at the root of that's all because it allows us to make policies and it allows us to have some strategies that basically enable what we can think of in terms of scientific methodology, in terms of philosophy, of science that I'm interested in.</text:p>
      <text:p text:style-name="P29"/>
      <text:p text:style-name="P29">31:05 Speaker B:</text:p>
      <text:p text:style-name="P29">If I could add a note there then pass back to Dean in thinking about the similarities and the contrast with different biosemiotic systems. So a signaling protein or a signaling molecule might have a tremendously rich and contextual biosemiosis.</text:p>
      <text:p text:style-name="P29">Like a hormone in a certain way might do various different things relationship with the cellular context. So what I'm hearing with the more rudimentary forms or the nonabductive forms of communication and the relationship with their temporal depth is that while there is a conditionality to the way that hormone is received and there's an instantaneous complexity or complicatedness, it doesn't necessarily have a temporal depth in the semiosis. It might play a role in a temporal depth like the hormone could play a role in development. But the interpretation of that hormone is instantaneous in control with linguistic communication.</text:p>
      <text:p text:style-name="P29">32:15 Even before we get to this level of like speaking to the distant future or invoking the distant past or different timelines and metacognitive awareness, there's a space of interpretation between the heard sound or the scene symbol itself and the way that it triggers internal cascades which must involve temporal depth. Like a word alone, a phoneme alone is not conveying that same impact of meaning as the hormone finding. And so the increased cognitive complexity of like a linguistic entity opens up a space of interpretation for the words that brings in the temporal depth and differences in acculturation and differences in what people have learned, whether they even know that word at all, whether they know about how it's being used by that person.</text:p>
      <text:p text:style-name="P29">33:18 And so in the linguistic semiosis, we can see how it has analogy to other forms, yet also contains a space where also active inference can be used to start to disambiguate and to build models of Dean, thanks.</text:p>
      <text:p text:style-name="P29"/>
      <text:p text:style-name="P29">33:44 Daniel:</text:p>
      <text:p text:style-name="P29">First of all, you almost grabbed what I was about to say, but I'm going to say it in different words.</text:p>
      <text:p text:style-name="P29">Here's a question again around the abduction paper. I don't have the exact quote up here. So paraphrasing one of the things in the paper that you point out is that Pierce understands that if you don't see the triadic, if you don't see the three kinds of logic as taken together, the deductive, the inductive and the abductive, you're kind of missing what he was trying to alert us to. My question is so when we break it down further from that, if we reduce it to deductive, inductive and active, we don't leave it as a whole as the way of looking at all of the logic working in concept.</text:p>
      <text:p text:style-name="P29">Is that looking down at logic as a tool, is it looking at it as instrumentalism?</text:p>
      <text:p text:style-name="P29">34:45 If we take it down to that reductionist place. I know that if we leave it up ant all three together, working in concert, that's realist. And that's the part that I very much agree with in your paper. But then my question was, you guys never really talked about this.</text:p>
      <text:p text:style-name="P29"><text:soft-page-break/>If it's taken down to those more simple relative logic over time, are each one of those logics, then could we see them as actually being instrumental?</text:p>
      <text:p text:style-name="P29"/>
      <text:p text:style-name="P29">35:18 Speaker D:</text:p>
      <text:p text:style-name="P29">Well, I'm not sure that I can answer that question, because, as I say, I'm not an expert on Parr, but I can't say my own perspective.</text:p>
      <text:p text:style-name="P29"/>
      <text:p text:style-name="P29">35:30 Daniel:</text:p>
      <text:p text:style-name="P29">Sure.</text:p>
      <text:p text:style-name="P29"/>
      <text:p text:style-name="P29">35:32 Speaker D:</text:p>
      <text:p text:style-name="P29">What I was genuinely interested in was engaging with Parr ideas was the part that was about abduction. So perhaps I was. I don't know that I think of this.</text:p>
      <text:p text:style-name="P29">I do not know why I was so interested in abduction, but not in deduction or introduction, but perhaps because inference is the best explanation. Abductions do seem to play an important rule in philosophy of science, but well, it seems that philosophers of science just take deduction and induction for granted. And perhaps it is because I can't defend that decision. I don't know whether I had to at least spend more time to say deduction and deduction, but about these logics, or at least these kinds of inferences being in sternuments, I don't see why they couldn't be in sterile. In a way, if I want to stick to the jargon of attributes, cognition and embodiment and enactivism the things that I'm pursuing.</text:p>
      <text:p text:style-name="P29">36:41 No, I think that we can think of them in terms of culture tools, like many other kinds of cultural tools that we can use in order to pursue intellectual quest, whatever that intellectual quest is there to be pursued. So I think that we can think of them as instruments. So the main question, I think that because you also mentioned realism and ants realism, the question is that if we think of these things as instruments, would there be any room for being realist about this kind of approach? Is that related to the question of realism? What do you want to say?</text:p>
      <text:p text:style-name="P29">Do you want to relate that to the question of realism?</text:p>
      <text:p text:style-name="P29"/>
      <text:p text:style-name="P29">37:25 Daniel:</text:p>
      <text:p text:style-name="P29">Yeah, I actually do. I think, as I said when I read the paper, I think the argument that says that if we look at Pierce's work as antinaminalism non nominalism, I believe when it's in its complexity state and the relationship between those logics, it's the relationship between those logics that it's examined. Yes, I very much agree. You can't describe that as anything other than realist.</text:p>
      <text:p text:style-name="P29">My question is, if we reduce below that, is that when the instrumentalism percolates? That's my question.</text:p>
      <text:p text:style-name="P29"/>
      <text:p text:style-name="P29">38:06 Speaker D:</text:p>
      <text:p text:style-name="P29">All right, very well. Look, so my perspective on realism in this context is this. Look, so we are speaking about Semitics and we are speaking about the semantic aspects of language and interpretation and that sort of stuff.</text:p>
      <text:p text:style-name="P29">The question is that where this kind of interpretation, where this kind of semantical interaction with. The world is coming from. I think that if we can see that it is not something arbitrary, that this is <text:soft-page-break/>something that is not developed or chosen on the basis of conversation, not only conventions, but conventions that are feeding on lantern and whimsical elements, if there is some objective elements on that, in that it is not instrumentalism, it will provide some basis for realism. And there are Semitic and semantic aspects in, for example, constructing scientific hypotheses or theories or scientific practice and that sort of a stuff, right?</text:p>
      <text:p text:style-name="P29">39:11 I think that to the extent that we are able to grow in this semantic and semiotic aspects in nature, to the extent that we can provide some sort of DownToEarth natural explanation for the emergence of this semantic and semitic element, we could defend some sort of realism then gain you may ask what sort of realism is that?</text:p>
      <text:p text:style-name="P29">And I can say that this is the source of realism that is informed by the best scientific theories. So it is some sort of radically naturalist take or realism that I think would be kind of compatible with Pragmatist and Persian ideas. So I think that the realist take comes from the fact that we try to grown Semitic and semantic, the logic of action, prediction, deduction, all of that. We try to find natural processes that enable those kind of inferences.</text:p>
      <text:p text:style-name="P29">40:15 And to the extent that we can find natural processes that are explicit in terms of scientific theories, there remain some room for defending a version of realism that Willard van Norman Kai used to call robust realism.</text:p>
      <text:p text:style-name="P29">It is robust in the sense that it depends, instead of trying to latch onto mind independent science, independent realities into the objective world, this kind of realism draws its force from our best scientific theories. And I think that it is realistic in the sense that we can provide a naturalist story, we can threshold some naturalist story, some scientific story of the psychological grown mechanisms that enable this kind of inferences.</text:p>
      <text:p text:style-name="P29"/>
      <text:p text:style-name="P29">41:10 Daniel:</text:p>
      <text:p text:style-name="P29">Awesome. Thank you.</text:p>
      <text:p text:style-name="P29"/>
      <text:p text:style-name="P29">41:11 Speaker B:</text:p>
      <text:p text:style-name="P29">Thank you, Stephen.</text:p>
      <text:p text:style-name="P29">And then I'll add a note.</text:p>
      <text:p text:style-name="P29"/>
      <text:p text:style-name="P29">41:16 Speaker C:</text:p>
      <text:p text:style-name="P29">Thank you. When you mention so you mentioned the scientific process and almost the deductions, the inductions that can occur with a model, a scientific model that's been created. So it's just slightly different to say what's real for me at the scale at which I can perceive as a human and see things. My model might be able to see things slightly beyond what my senseorum can perceive in my experiential ecosystem.</text:p>
      <text:p text:style-name="P29">I like to use the term experiential ecosystem of being alive. So when that's the case, is it almost that these models are given some sort of agency, some sort of sentience? That what's real for the model in a way.</text:p>
      <text:p text:style-name="P29"/>
      <text:p text:style-name="P29">42:11 Speaker D:</text:p>
      <text:p text:style-name="P29">All right, very well.</text:p>
      <text:p text:style-name="P29"><text:soft-page-break/>That's a very good question. In order to try my best to provide an answer to that, I may need to drift away a bit from the scientific context and engage in some sort of philosophical discussions that might be a bit boring for the audience. I'm not sure about that, but I will give you a try.</text:p>
      <text:p text:style-name="P29"/>
      <text:p text:style-name="P29">42:37 Speaker B:</text:p>
      <text:p text:style-name="P29">Try.</text:p>
      <text:p text:style-name="P29"/>
      <text:p text:style-name="P29">42:37 Speaker D:</text:p>
      <text:p text:style-name="P29">All right.</text:p>
      <text:p text:style-name="P29">Well, giving some sort of agency to models is an interesting question. A question, as it happens, I think it's worth taking seriously. But it might not be directly related to look, in order to be able to defend some sort of in order to advocate some sort of modelbased version of reality, you do not necessarily need to give agency to models. Because in order to be realist. The thing is this the nature and the structure of scientific theories is so complicated that we cannot defend realism on the basis of some sort of perceptual or sense perception evidence.</text:p>
      <text:p text:style-name="P29">So the evidence for science security theories, if we think of that in terms of model based science, doesn't come in terms of sense perception because the construction of scientific cue is much more complicated than that.</text:p>
      <text:p text:style-name="P29">43:43 There are different kinds of there are different kinds of expectation, manipulation, theoretical distortion, idealization, you name it. So when we speak of models, there are different kind of things that make it very hard to think of the model based representation as some sort of direct relation. So we cannot defend realism, both models, in terms of relating sense perception or sense data or something directly to the models. There are other kinds of virtues that we may want to depend on.</text:p>
      <text:p text:style-name="P29">And most of the time philosophers of science do not agree on a specific set of virtues that could be. They usually speak of considerations of simplicity, fruitfulness, personally, that sort of stuff, efficiency. But usually they do not agree on a specific Seth of virtues. But one thing that they agree about is that models do not receive conversation on the basis of their feet with sense experiences.</text:p>
      <text:p text:style-name="P29">44:48 Because it seems that Modern science or Modern think of that in terms of quantum mechanics.</text:p>
      <text:p text:style-name="P29">Not only that, but different sorts of sciences is becoming so taritically complicated, or scientific models are becoming so idealized and Attial entities that feature in these models are sometimes so sophisticated that it would be futile to try to find some sort of perceptual or sensory evidence for that. So well.</text:p>
      <text:p text:style-name="P29">And again, when we speak of action and when we speak of inference, the best explanation, I still think that coherence I still think that active inference.</text:p>
      <text:p text:style-name="P29"/>
      <text:p text:style-name="P29">45:38 Daniel:</text:p>
      <text:p text:style-name="P29">Could.</text:p>
      <text:p text:style-name="P29"/>
      <text:p text:style-name="P29">45:39 Speaker D:</text:p>
      <text:p text:style-name="P29">Eventually, or could at some point lead to at least grown some methodology of model selection that allow us to, on the same basis, more or less on the same basis that Charles Sanders perhaps speaks of logic of science or economics of science can lead to some sort of methodology of science that could <text:soft-page-break/>allow us to select scientifically fulfilled models, models that deserve to be given a chance by realist as things that are providing a more or less reliable image of the universe without depending directly on sense experiences.</text:p>
      <text:p text:style-name="P29"/>
      <text:p text:style-name="P29">46:25 Speaker C:</text:p>
      <text:p text:style-name="P29">Thanks.</text:p>
      <text:p text:style-name="P29"/>
      <text:p text:style-name="P29">46:25 Speaker B:</text:p>
      <text:p text:style-name="P29">There's a lot there. One of the most key pieces of, I think, the juxtaposition of these papers and how we're seeing the discussion around science and realism and exploration, progress in 2022 is that and to connect us also to this area of the semantic spaces and semantic time which abduction requires, it's at least two phasic. So it can't both be happening in the same instant, in the same unit. So the question of realism and especially on specific constructs within the broader apparatus of free energy principle like focusing on the blanket construct Markov blanket, frist and blanket, etc.</text:p>
      <text:p text:style-name="P29">It's often been approached in terms of a question of compositionality of space as you put it, like mind independent.</text:p>
      <text:p text:style-name="P29">47:29 Does this exist physically? Well, what do you mean by the table exist physically? I mean it's there when I'm not looking or if I don't believe it's there. It could still hit me in the mind independent situation.</text:p>
      <text:p text:style-name="P29">First off, there's a massive challenge in re minding that system the whole hard problem of consciousness or even just simply hard problem of cognition or semiosis. And so in that setting it's very defensible to take and instrumental perspective on the meaning of semantic spaces. When we turn from compositionality of independent physical space into a compositionality of meaning as enacted in the pragmatic sense what's real is action, then the commitment to mind independence being lifted. We have actually a multi perspective cognitive scenario that naturally embodies questions of semiosis because meaning as enacted is model dependent.</text:p>
      <text:p text:style-name="P29">48:44 And so I'm sure there's a lot of loose threads or other ways to go, but again, it's a large turn for me to see the discussion evolve from being about mine independent physical interpretations as being the crux of realism and the Pragmatic shift, as opposed to the materialist or the reductionist stance and the Pragmatic shift reintroduces mind or really just removes the kind of filter or the dam and just lets mind rush back in.</text:p>
      <text:p text:style-name="P29">So there's really a lot there. And then you connect that all the way to active inference, grounding methodologies of model selection. And I think in that domain, it inherits greatly on a huge amount of statistics and machine learning.</text:p>
      <text:p text:style-name="P29">49:44 Work on policy selection. For example like using a free energy functional and minimizing it to scan and evaluate and make a decision upon a space of affordances and policies is what has been happening in control theory, cybernetics and so on, even down to the evidence lower bound and the forms of the free energy functionals that are used are broadly related to exactly model selection processes.</text:p>
      <text:p text:style-name="P29">So just like if we were doing a linear regression we might want to fit the least squares errors and if we were doing a Bayesian model selection we might want to use like a Bayesian factor or a BIC or AIC criterion. Here we're in the space of mind based cognitive entities, active particles and so active <text:soft-page-break/>inference provides a process theory that is able to make all of that come together and make sense.</text:p>
      <text:p text:style-name="P29">50:52 And then this paper connected it to the qualitative, though rigorous and structured framework of abduction and kind of fit like abduction into the ignition instead of the inductive deductive, which can be limiting in certain concepts. Esteves.</text:p>
      <text:p text:style-name="P29"/>
      <text:p text:style-name="P29">51:18 Speaker C:</text:p>
      <text:p text:style-name="P29">Just wanted to pick up back on when you mentioned about model selection.</text:p>
      <text:p text:style-name="P29">So that's interesting in the sense that there's policy selection in active inference. Okay, what policy? I'm going to take on my action. I suppose you can look at what regime of attention will I use and will capitulate my internal model. But I think a lot of times and I don't think this is often thought about in active inference, but really, the model selection may well be the external artifact or the Majesty was talking about.</text:p>
      <text:p text:style-name="P29">The scientific model is different to, say, the model selection that's happening in terms of maybe the types of generative models that we might think of in the brain and can have its own. It can exist. Someone could write a paper like Pierce and it wasn't published and people pick it up 50 years later and it's recapitulated into a system of meaning making.</text:p>
      <text:p text:style-name="P29">52:30 So I think the ways that models get selected and then how they can be used and maybe couched in a system I think is really interesting. And maybe that system is also we've talked about this before when that system doesn't need to be alive anymore to function.</text:p>
      <text:p text:style-name="P29">Like can there be a dead system by a computer system that can then or how Dutch of it becomes not dependent on the living? So that's just one point that I think comes back to that question of where is it ultimately rounded?</text:p>
      <text:p text:style-name="P29"/>
      <text:p text:style-name="P29">53:14 Speaker B:</text:p>
      <text:p text:style-name="P29">Thank you, Esteves yes, Sajid.</text:p>
      <text:p text:style-name="P29"/>
      <text:p text:style-name="P29">53:21 Speaker D:</text:p>
      <text:p text:style-name="P29">I think that unfortunately I have to start to leave and I do not want to open as a kind of war before doing that. But I want to briefly speak about what Stephen mentioned right about, for example, and I want to save the example that you provided for examples, the person being dead charged and their spouse being dead, but the ideas of being picked up. When I was starting to think of scientific practice in terms of active inference in the book that I wrote in 2019, people started to make very significant criticism and meaningful that active coherence is a theory of individual brains. But scientific practice is not an individual activity. It is not something that science is not taking place in the brain of individual people.</text:p>
      <text:p text:style-name="P29">It is some sort of social activity and it's distributed in science groups and scientific communities.</text:p>
      <text:p text:style-name="P29">54:24 And then I get more deeply engaged with this literature on distributed scientific cognition in terms of works of Ronald Gear and some other people. And I found it very interesting. So look, the model selection, scientific model selection as some sort of advanced form of cognition, form of cognitive niche, grounded I still think that it's grown as active inference lab but it doesn't need to take place at the level of individual scientists. It could be distributed to the community of scientists and then the issue of inclination of entropy could be understood in terms of minimization of collective entropy <text:soft-page-break/>of scientists or even minimization of the collective entropy of the couple committee of scientists and their environment.</text:p>
      <text:p text:style-name="P29">And I think that it leads to some sort of revolutionary understanding of the nature of science function theories.</text:p>
      <text:p text:style-name="P29">55:28 Because we usually think of science fictional as a class of propositions or set of model theoretics or set theoretic models in terms of mathematics. But if we broaden the scopes of it to think of theories as pieces of information, pieces of knowledge that are dispersed and distributed in scientific community or things that emerge through the interaction between scientific community or scientific group and their environment, I think that it may lead to very interesting perspective on the nature of scientific theories as well. So in a way, I was hijacking this discussion of active inference because being trained and and as a philosopher of science, I made interested in some internal issues in philosophy of science science. And when I speak of scientific realism, I think of that in classical terms in philosophy of science being realist about the target system of theories and scientific models.</text:p>
      <text:p text:style-name="P29">56:34 But I think that it still leaves amperel room for also being heuristic about active inference itself, but for different reasons and for reasons that are much more sophisticated and complicated that could be unpacked directly with relation to mind independent reality, active inference lab, or whether there are such things as first principles in mind independent board. So I think that of course there are no such things as first principle, mathematical first principles. If you open up brain and nervous system, you ant find first principle, mathematical first principle, you will find different kinds of tissues and mechanisms and other kinds of things. But I think that these two concept about realism, about active coherence and free energy principle and my own concern about scientific realism, about targets of scientific theories that could be selected on the basis active inference lab could be related together at some point. But I have to apologize this is a joy to participate in this discussion.</text:p>
      <text:p text:style-name="P29">57:37 I have to apologize for being pushed to leave abruptly.</text:p>
      <text:p text:style-name="P29"/>
      <text:p text:style-name="P29">57:44 Speaker B:</text:p>
      <text:p text:style-name="P29">It's excellent Majid, we appreciate it. And the dot three is yours when the time is right.</text:p>
      <text:p text:style-name="P29"/>
      <text:p text:style-name="P29">57:49 Speaker D:</text:p>
      <text:p text:style-name="P29">Thank you very much. It's also very nice to meet all of you.</text:p>
      <text:p text:style-name="P29">I'm going to leave.</text:p>
      <text:p text:style-name="P29"/>
      <text:p text:style-name="P29">57:53 Speaker C:</text:p>
      <text:p text:style-name="P29">Yes, take care.</text:p>
      <text:p text:style-name="P29"/>
      <text:p text:style-name="P29">57:56 Speaker B:</text:p>
      <text:p text:style-name="P29">Wow. Okay, we'll take a deep breath and then we'll continue. Or maybe you don't even need to breathe, Dean, go for it.</text:p>
      <text:p text:style-name="P29"/>
      <text:p text:style-name="P29">58:04 Daniel:</text:p>
      <text:p text:style-name="P29">Well, I just love the fact that the term hijacking was introduced not by me, because one of my biggest fears around this dot two too was hijacking something. And I think I understand what he means by that <text:soft-page-break/>because it actually feels that way. If you look at what we were just talking about which is active inference could ground a methodology of model selection. Let's just assume for a second abductively that it does. It can and it does.</text:p>
      <text:p text:style-name="P29">Well what would that mean? Well what that would mean is literally changing the directionality of what we typically perceive. And as you pointed out, we can't let our perceptions conflate what we are perceiving with whatever reality is. And I think we've all agreed that that's a dangerous thing to do. However, in the spirit of what could active coherence lab ground in terms of methodology and then in terms of model selection, my question is typically, typically in the outside world as we're using scientific principles we start with an idea, a hypothesis, a process and we turn that into a product, some kind of a materialization.</text:p>
      <text:p text:style-name="P29">59:32 Stephen and I were actually chatting about this before we came on the live stream today that's what we see. That's what we sometimes label the reality. What active inference as active coherence suggests is hae Parr of blanket stays in the middle between the generative model and the generative process. However, if we were to actually contemplate that active coherence could ground a methodology and does we would actually say that the generative model is the product or is the materialization. And as we pass through the Markov blanket we actually move to two different versions of process.</text:p>
      <text:p text:style-name="P29">One is relativity, the other is relationship and together that forms a new absolutism.</text:p>
      <text:p text:style-name="P29">1:00:33 So that is literally the emergence. And that's kind of where I started in this. I haven't sort of been that explicit and hung my backside out there to have a whole bunch of people take a bite out of it. But if we I think are courageous enough and take the risk and we look at that differently than how we traditionally looked at it, that process leads to product.</text:p>
      <text:p text:style-name="P29">Another way of describing that is product in process but we actually look at it as process in product. Meaning we start with whatever our hard evidence is as a generative model as product. And then from that we gain insights and intangibles and things that we call structure because we understand now relationship in the relativity and those new absolutisms. That would be the condition under which active coherence actually does ground model selection.</text:p>
      <text:p text:style-name="P29">1:01:35 What do you guys think about that?</text:p>
      <text:p text:style-name="P29"/>
      <text:p text:style-name="P29">1:01:40 Speaker B:</text:p>
      <text:p text:style-name="P29">It's a nice angle. I'd like to move to the images that you've prepared and see where that comes back. So let's return to the initial juxtaposition slide that we looked at in the dot zero yup with the iceberg.</text:p>
      <text:p text:style-name="P29"/>
      <text:p text:style-name="P29">1:02:01 Speaker C:</text:p>
      <text:p text:style-name="P29">Okay.</text:p>
      <text:p text:style-name="P29"/>
      <text:p text:style-name="P29">1:02:01 Speaker B:</text:p>
      <text:p text:style-name="P29">So again I'll put our video chat as the tip of the iceberg.</text:p>
      <text:p text:style-name="P29">We raised many points of contact between these two papers and then you've provided a graphical abstract we could say that we're going to go through now. And then from that graphical abstract we're going to enter into one or more of these comparisons and see how they are structured. In relationship with the general abstract which we'll see now. So here we are. What is happening on this slide?</text:p>
      <text:p text:style-name="P29"><text:soft-page-break/></text:p>
      <text:p text:style-name="P29">1:02:47 Daniel:</text:p>
      <text:p text:style-name="P29">Okay, so Ines recently had there was a YouTube clip where she was talking I think the topic of the conversation was the free free energy principle, the edge of chaos. And one of the quotes that I pulled was she made the statement making this bridge logically sound because what she was looking ant was some of the debate that's Beren going on between realism and attributes. And of course, in order to be able to talk about those things, she spent a lot of time looking at free energy principle and how that works. And she did a really brilliant job of sort of trying to make a case for why the debate was taking place, why she and some of the authors that she works with have taken the position that they've taken.</text:p>
      <text:p text:style-name="P29">What I think that us bringing two topics like that that's been focused on in action and social cognition and action.</text:p>
      <text:p text:style-name="P29">1:03:55 If we bring those things together, approximately, which is what we've done in this live stream series, we could actually show how potentially you can move from a place that says, well, if I'm all about the realism, then I can't be antirealist, and vice versa. I think if you're in a position where you're trying to help people understand not what they see outside of themselves as a product going through an assembly line, like somebody who's learning and then they come out the other end. And they're now all assembled because they've gone through a process. If you actually start out as seeing this human living system as a product that is made up of things that are already present, prior and posteriors and all of these actions that it can take as an agent.</text:p>
      <text:p text:style-name="P29">1:04:57 And you actually move from the left of that bottom left corner diagram to the right. You can actually use the inaction and the abduction and the Ants realism and the realism as placeholders within a Markov blanket setting. And as you move through time and as I passing through time, as in depth field some of those memory traces that you are pushing through your working memory and pulling out from your longterm memory as well as literally the river of time flowing. You could move from an idea of this is sort of the platform product or stability the grounding from which I start. And as I become more and more familiar with what I'm analyzing situationally, I can actually pick up the relationships, the entailments and the relationships as relativity and the relationships as entanglements.</text:p>
      <text:p text:style-name="P29">1:06:07 And so that is ActInf as an active coherence lab opposed to looking at and through active coherence Heins. So that's what I was trying to Bull together here because as it says in the middle of this slide, as active inference lab predictionary reducers across all processes, not just subject matter, one of them could be active inference as a tool or as a non tool? When is active? And this is we've already talked about the windows of semiotics. When is active inference both a partitioner and a framer, and when is it also a filter?</text:p>
      <text:p text:style-name="P29">So looking back through time and then pulling from the memorial and projecting out into the future, how do we keep the complexity? How do we keep the triadics? How do we avoid the trap of reducing down, but then not being able to build back up to the complexity scale where the reality actually exists?</text:p>
      <text:p text:style-name="P29">1:07:17 Because I think if you cross a certain threshold and you get to the operations level, of course it's got to be tools, of course it's got to be instrumentalism, but then it's dot two come back to. And I think, Daniel, you mentioned this earlier, it's got to come back to so what about that table that I bump into?</text:p>
      <text:p text:style-name="P29">Is that not real? And so I think it's the ability to sort of go below the threshold and then resurface back above it's, being able to understand what the actual computer boundaries are and what the rows and <text:soft-page-break/>columns and their ambiguity to differentiate are. And I think if we wanted to as I said, I don't want to hijack. But if we wanted to, we could show how both the inaction and the logic application requires us, at a minimum, at least gives us the complexity state from which active inference which was it's kind of the one thread that holds all of this together retains that sense of, okay, it's both anti real and real at the same time.</text:p>
      <text:p text:style-name="P29"/>
      <text:p text:style-name="P29">1:08:29 Speaker D:</text:p>
      <text:p text:style-name="P29">Thank you, Dean.</text:p>
      <text:p text:style-name="P29"/>
      <text:p text:style-name="P29">1:08:30 Speaker B:</text:p>
      <text:p text:style-name="P29">Stephen, first?</text:p>
      <text:p text:style-name="P29"/>
      <text:p text:style-name="P29">1:08:34 Speaker C:</text:p>
      <text:p text:style-name="P29">Yeah, deep breath.</text:p>
      <text:p text:style-name="P29">There's a lot here, and this is really powerful. And I think the idea of moving through these ways, of interpreting ants real, realist. Moving through or moving through in action prediction, I think that's helpful. And the idea of how that passing through happens. What we're trying to do is pass through almost the trough a bit between the two.</text:p>
      <text:p text:style-name="P29">And there's this idea that there's maybe a couple of roads. We traditionally have this high road, low road, but it can be. I see. It's also the way that we structure that understanding of abduction, of inaction, of realism, is shown up in our idioms. It shows up in the way we structure our language.</text:p>
      <text:p text:style-name="P29">1:09:34 So to what extent? If we're passing through the middle here, right through the middle, and if I was to go and on my left, there's a road, on my right, there's a road, and the road that's left to be explored, the road that's forever giving and revealing the left field is the inaction, the abduction. And what's right is my anti real real? I mean, it's either anti real or it's real, right? That's right, as they say in North America, a lot.</text:p>
      <text:p text:style-name="P29">So I think there's this way that we're sort of trying to engage with these ideas as practitioners and researchers and interdisciplinary concepts which starts to become itself structured.</text:p>
      <text:p text:style-name="P29">1:10:35 So I think this diagram is quite helpful to start to tease out some of that in gain, maybe a kind of an inactive way.</text:p>
      <text:p text:style-name="P29"/>
      <text:p text:style-name="P29">1:10:47 Speaker B:</text:p>
      <text:p text:style-name="P29">Thanks. I'll make a few comments, then let's jump into the comparisons and see how this image is applied. So the epistemic foraging, the journey learning journey, all of these have a temporality and so just wanted to quickly note that that connects very much to our discussion on semantic space and semantic time.</text:p>
      <text:p text:style-name="P29">Okay, if there's a space to be semantically exploring but we're taking a path in it, then first off, Dalton and Maxwell et al's. Path formulation of active inference is a natural fit and we need to consider the when this and as we've talked about, when there's clock time with Kronos and then there's the timeliness with Kyros. And so that epistemic journey, we don't need to deny or even take a realism or not stance on the chronology. We do need to take a reality of that journey in the Abductive semiotic space with time.</text:p>
      <text:p text:style-name="P29"><text:soft-page-break/>1:11:51 Then Stephen, you brought in this road and path metaphor.</text:p>
      <text:p text:style-name="P29">And so one thought there was these are like signposts, like they're labeling the quadrant, but we kind of have a cultural norm that actually that quadrant is all labeled. It's not only labeled underneath the word. And so when we have a signpost and we say we're going along this road, that doesn't mean you just gravitate and collide with the signpost. In fact, we're always like moving between and among signposts. And then I just thought of someone saying like, I'm in the city, I'm as close as you can be to the one pin on Google Maps or something like that.</text:p>
      <text:p text:style-name="P29">But actually even these labelings have a diffusive aspect to them. So outside of important and clarifying scholarly debates where we are like with both feet on one label and trying to knock others off their perch with both feet on their label, which we looked at in the sort of survivor context previously, the people in the audience and in the crowd and the cocreators that Ines Hipolito and Venice paper.</text:p>
      <text:p text:style-name="P29">1:13:08 Really artfully focuses attention on it's. Like, what about the fact that social cognition is distributed and active and encultured? What about that?</text:p>
      <text:p text:style-name="P29">They're in that trough between the signposts. So those are a few aspects. And then one last one was like Dean, you mentioned relation as relativity and relation as entanglement. And it makes me think about as this legend helps us see, aspects of edges can mean different things. We look at a lot of Bayes graph representations where edges have a certain interpretation in a statistical framework, but even then with effective function and anatomic connectivity, we've also talked about different kinds of edges.</text:p>
      <text:p text:style-name="P29">And now here we are in the space time of semiosis, and there are edges. And some of those edges reflect relationships amongst nodes and others are entanglements.</text:p>
      <text:p text:style-name="P29">1:14:10 So the ankle bone and the knee bone might be like entangled in the physical, real world. Whether we know about that link or not, there's something to it that's real in the sense that Majid is using realism. And then there's also a relationship with a creative enough forger amongst everything.</text:p>
      <text:p text:style-name="P29">Because you can say the relationship between the ankle and the field of astronomy is they both start with letter A or you could do any other number, or this is just not that that's the simplest relationship is they're not the same thing or they both are related to the same thing. It's general. It's not always a useful statement to make. Well, forks are not spoons, okay? But utility is just one of the virtues or the criteria by which we might evaluate a certain epistemic path.</text:p>
      <text:p text:style-name="P29">And our harshness on grading or evaluating epistemic paths doesn't always have to be extreme and there doesn't have to be one rubric either.</text:p>
      <text:p text:style-name="P29">1:15:11 So there's so many connections in that space. Pragmatism and the productivity and the social setting where all productivity is ultimately embodied brings pieces in that are hopefully of epistemic and pragmatic value. Let's go to the comparisons. Or do you want to stay here, Dean?</text:p>
      <text:p text:style-name="P29"/>
      <text:p text:style-name="P29">1:15:35 Daniel:</text:p>
      <text:p text:style-name="P29">No, I just want to point something. In order for the comparisons to make sense, I have to kind of keep that context. So these arrows I want to just say quickly. The interdirectionalities results in limits or constraints. Things we've used, expressions, upper and lower boundary and bi directionalities result from parallel processing.</text:p>
      <text:p text:style-name="P29">Things like arbitrary parameterization, which Bleu and I and you talked about a lot last week, the arbitrariness of that. Then the question becomes, does a bridge as an idea remain a bridge as a materialization, as entailments? Things like the relatives part that Karl talks about, the parents and the <text:soft-page-break/>children and we've been talking about this a lot. And entanglements, meaning the relationship of same indifferent. So how does that play out?</text:p>
      <text:p text:style-name="P29">Typically from an academic way of producing that is, to start with, we've got to come up with a process.</text:p>
      <text:p text:style-name="P29">1:16:37 We've got to come up with a methodology to derive a product. What I'm suggesting active inference does is it starts with a whole bunch of products. It's like what And Thomas talked about in their paper. You co construct that social space.</text:p>
      <text:p text:style-name="P29">You start with a product and then you learn how to translate and interpret. One other quick thing. On the other side of this paper, it says a mark. A blanket is a scalefree statistical tool. Yes.</text:p>
      <text:p text:style-name="P29">Yes, it is. And in Masheed and Adi's paper, in order to stay in a nonequilibrium city, stay within its environment, an organism must regulate its internal entropy. The Markov blanket of a node consists of its parents, children and coparents. That's all true. So it depends on whether you start with a product and move to the process or whether you start with the process and move to the product.</text:p>
      <text:p text:style-name="P29">1:17:43 And that's where things. Really open up and optionality really becomes a thing with active inference, or at least that's what I'm trying to argue.</text:p>
      <text:p text:style-name="P29"/>
      <text:p text:style-name="P29">1:17:57 Speaker B:</text:p>
      <text:p text:style-name="P29">Also in that I saw a bridge not as just the thing that you drive on, but a bridge is a stance, it's a position like a backbend and it's a game. And in that interpretive space is the difference between the signaling molecule at the cellular level and human linguistic communication. So not to return only to that, but in that space we can respect whatever led that generative model of and S to say that and mean that.</text:p>
      <text:p text:style-name="P29">And it's always going to be a yes. And with our interpretation and to the extent that there are antivirus of model comparison speaking for another cognitive entity could be something like that because you're never going to escape the fact that it's your framing still of their intentionality. So how are we going to take that as a starting point rather than shut the door on discussion because of that being a real feature of social discourse?</text:p>
      <text:p text:style-name="P29">1:19:04 Esteves.</text:p>
      <text:p text:style-name="P29"/>
      <text:p text:style-name="P29">1:19:07 Speaker C:</text:p>
      <text:p text:style-name="P29">Yeah, and this further to that product process and how that fits and potential Bridges that gives. Can I just ask you, are you saying as well this links to the idea of the modeling? Again, we're coming back to the idea of modeling rather than the model.</text:p>
      <text:p text:style-name="P29">So with active coherence, you're not wheeling in the Trojan horse with a model that you're going to take out. We're bringing in a modeling process where the product can be retrointerpreted almost or reverse engineered or somehow then maybe there's something in that. Would that make sense to what your tool is?</text:p>
      <text:p text:style-name="P29"/>
      <text:p text:style-name="P29">1:19:58 Daniel:</text:p>
      <text:p text:style-name="P29">So again, it's easier to put down a critical path because people are familiar with that. Right?</text:p>
      <text:p text:style-name="P29">These are the steps. Check these boxes and this will be your result. All this is doing is showing the inversion of that and what the possibility is. So I'm agreeing with you, Stephen. How do we bring both into people's front of mind attention space?</text:p>
      <text:p text:style-name="P29"><text:soft-page-break/>Because I think it's both that are dancing with one another as we are figuring something out. If we want to follow that doesn't require both, but if we want to forage or stigmagically arrive at a place we don't know other than as an abstraction.</text:p>
      <text:p text:style-name="P29">Daniel, you're the expert at this, but I don't know what the abstraction is for an ant that has faith that whatever they are doing in terms of following that trail is what they were put on this good Earth to do.</text:p>
      <text:p text:style-name="P29"/>
      <text:p text:style-name="P29">1:21:09 Speaker B:</text:p>
      <text:p text:style-name="P29">The puns will come, but I might even say that that's how ants are. Let's go to the first comparison. Okay, we're talking about just describe all this.</text:p>
      <text:p text:style-name="P29"/>
      <text:p text:style-name="P29">1:21:22 Daniel:</text:p>
      <text:p text:style-name="P29">Basically she does is remove the limits. If you notice, all four of the red lines on the outside of the previous diagram have been removed because this was the active social cognition paper.</text:p>
      <text:p text:style-name="P29">And essentially what this does is divide up the space. It takes the generative model and allows it to now be categorized if that's what you want to do, if you want to move from the triadic of abductive, deductive and inductive this is how you actually create those different subcategories within the larger picture. So there's a quote from their paper, from Minnez and Thomas's paper it's possible to understand active inference in two ways. A realist view that the properties of the model constructed by applying active infants should also be expected to exist it's as an ontological property in the scientific phenomenon we're trying to explain. A nonrealist view that the model use is simply an instrumental tool once applied to some activity allows the scientists to draw interpretations and explanations.</text:p>
      <text:p text:style-name="P29">1:22:28 And then they go on to talk about why they use dynamical systems theory. So we already talked today about so what happens when you cross a threshold is that when complexity arises versus when you're below the threshold and that's when something different than complexity exists. And so my argument would be yes, you can have something that's complexity and then you can have something that's complicated. And tools and instruments are still complicated. Don't get me wrong, there's a huge technical investment that you have to make in terms of being able to make them function.</text:p>
      <text:p text:style-name="P29">But the note that I wanted to put down here was is causal order being explicated not as some generality as in I'm being imaginal now on some abstracted level but rather as a specific place in time. The relational causality patterns from which context and longevity and I love mashed without any prompting, talking about temporal depth we started down that path ActInf Livestream ago that can be gapped can actually be addressed as placed in that distribution.</text:p>
      <text:p text:style-name="P29">1:23:33 Right? Because we respect both difference and distance within the collective as a new scale, as relationally causal. Now active coherence which includes selection from within a distribution the counterfactual which if this goes right back to what Sajid said about we could use it as a grounding for the model selection.</text:p>
      <text:p text:style-name="P29">It's not only able to function as a tool, but of selection by the selector processing the action taker with the real realm via the free energy principle. So we must first deconstruct meaning if there's anything within this that needs categorization and separation, we can do that in order to coconstruct or choose choose how to move from a product to this is entailing that or this is entangled with that. All we have to do is see it without the bounds or the Harrison same image.</text:p>
      <text:p text:style-name="P29">1:24:35 One last thing.</text:p>
      <text:p text:style-name="P29"><text:soft-page-break/></text:p>
      <text:p text:style-name="P29">1:24:38 Speaker B:</text:p>
      <text:p text:style-name="P29">Let me contrast that with two slightly more technical notes.</text:p>
      <text:p text:style-name="P29">The first is Figure 9.1 in the March 2022 active inference textbook. This is what's described as the Meta Bayesian perspective. And so here the computer shell is the experimenter and the experimental context that they're providing in terms of stimuli and then the behavior that they're observing of the entity in system. And they are making a cognitive model of an entity. So this is cognitive modeling as a process.</text:p>
      <text:p text:style-name="P29">That's one aspect, and it can be an active inference process from the experimenter without falling into the all mines or scientist fallacy that yellow Brunberg has adequately sketched for us even in 2016. But we can still see an active inference framing of the outer experimental loop and use compatible frameworks for modeling the inner cognitive loop.</text:p>
      <text:p text:style-name="P29">1:25:41 And then one other note there with this last section of what you wrote is when we're using the active block force instance package, which is implementing active inference in Cadcad, a complex systems modeling framework. Cadcad enables parameter sweeps so you can have a parameter inside your simulation ant zero one, and then you can test and run a bunch of simulations concurrently or in series, like, what if it were 01234? We've also thought towards using active inference exactly in this metabasian way because the parameter sweep space can become vast if you have hundreds of parameters.</text:p>
      <text:p text:style-name="P29">The sweeping across 100 dimension spaces is massive. The space is large, which actually motivates an imperative for searches. And that brings timeliness back into the picture through the scientific modeling process in finite lives, finite resources, and so on, where we're using active inference and finding optimally informative experiments of parameters to test about the inner system.</text:p>
      <text:p text:style-name="P29">1:26:54 And so this is like a case where in the visual, graphical analytical framing shown here in figure nine one, or in the computational implementation with active block prints in both of those technical settings, mathematical and computational, and then this setting, whatever it is that's on this slide, all of those are showing, it's not even just like left eye open. Right eye open.</text:p>
      <text:p text:style-name="P29">This is binoculars. We're not just switching the monocle from one eye to another. It's actually able to be like wrapping and gripping itself in this way. Esteves.</text:p>
      <text:p text:style-name="P29"/>
      <text:p text:style-name="P29">1:27:38 Speaker C:</text:p>
      <text:p text:style-name="P29">Thanks. If you go back to that previous slide, the ties to this from the textbook, I don't know if you still got it there.</text:p>
      <text:p text:style-name="P29"/>
      <text:p text:style-name="P29">1:27:47 Speaker B:</text:p>
      <text:p text:style-name="P29">The texting image.</text:p>
      <text:p text:style-name="P29"/>
      <text:p text:style-name="P29">1:27:49 Speaker C:</text:p>
      <text:p text:style-name="P29">Yeah, where it says subjective model, I would imagine that itself could be called might be thought as an instrument of sorts or a modeling process. There's a question about how this can be interpreted.</text:p>
      <text:p text:style-name="P29">Maybe this is a sort of a bridge, because even within this, it's like, well, subjective is an interesting term where it's actually now being modeled out. Where is it objective?</text:p>
      <text:p text:style-name="P29"><text:soft-page-break/>Where would that then be in terms of is it a case of really getting a feel for these parameters as they sweep? You find the sweet spot, you find that scale friendliness that starts to emerge. Could be enough.</text:p>
      <text:p text:style-name="P29">1:28:49 I mean, that could be what a lot of organisms are doing as well, although it's refined, obviously, through evolution. But as you sweep, it is what pragmatically gets you where you need to be, as opposed to being real values that have been aimed for.</text:p>
      <text:p text:style-name="P29">So you agent into this interesting loop. I think that Dean was showing there between the realism, anti realism, there might even be times to break realism to get out of that hard lock and say, this is really what's going on now it's a sweep to find a scale. Friendliness Dean was going to say something. I'm gain to pass it over.</text:p>
      <text:p text:style-name="P29"/>
      <text:p text:style-name="P29">1:29:26 Daniel:</text:p>
      <text:p text:style-name="P29">No, no, I just love this because without any sort of prompting, that diagram that I put up, I don't know when Karl built that diagram.</text:p>
      <text:p text:style-name="P29">I know when I built mine and ported it over to this set of slides was many, many years ago. And the thing that I always said to people who I shared it with and I tried to unpack it and explain it was I want you to manipulate it. Well, the fantastic thing is many, many times Daniel, in his capacity as Costa and moderator of these live streams, he takes information and he manipulates it, which is exactly what I had participants in the programming that I was doing actually do. Because if it's left as a representation and the person isn't allowed to move things around and actually play with it, then they have to take I'm imposing on them where the person reading Carl's books and Carl's representation that process to product.</text:p>
      <text:p text:style-name="P29">1:30:31 Like, there's a product now in front of you that's already been established, and now you're interpreting that.</text:p>
      <text:p text:style-name="P29">But every time you manipulate it, you actually start by creating your own product first and then through the manipulation discover the relationship and the activity. So one of the things, whether it's Carl's representation or my much cruder one, it's still when the person picks it up and literally sweeps through it, Stephen, as you were describing it, that's when the inversion actually takes place. If you leave it static, if you leave it as a bridge and then you don't get a chance to move it around and manipulate it and rerepresent it through your own action, that's when we tend to get I mean, some of us are super bright. I'm not one of those people. That's why I had to give people like me the opportunity to say, don't just leave it on the page.</text:p>
      <text:p text:style-name="P29">Play with it, do something with it.</text:p>
      <text:p text:style-name="P29">1:31:33 Enact it into your own set of comprehensions.</text:p>
      <text:p text:style-name="P29"/>
      <text:p text:style-name="P29">1:31:38 Speaker B:</text:p>
      <text:p text:style-name="P29">So here's a little evocative image meme but let's complete the comparison. We discussed how we had the open edge quadrant model here and some quotes from the active dynamic paper. Now we're going to go to the next slide where the bounding of the red is on the outside of the visual and we're taking quotes from the abductive paper. So what quotes did you highlight from the paper and what does the change in the visualization represent?</text:p>
      <text:p text:style-name="P29"/>
      <text:p text:style-name="P29">1:32:14 Daniel:</text:p>
      <text:p text:style-name="P29"><text:soft-page-break/>Okay, so first thing they see is that the rows and the columns have disappeared and all we've done is made sure that there's those edges on the outside.</text:p>
      <text:p text:style-name="P29">So just to confirm that so remember, this is just comparison one. There were six comparisons between these two papers that I pulled, so I want to make that clear too. But on this first comparison, just to show what the difference is between an Edge list and an Axel Costa, this is especially the case this is a quote now from Adi and the Sheets paper. This is especially the case that we assume that the development of Markov Blanket by Friston now Eclapped Friston Blanket, unlike their original characterization works by Judea Pearl on probabilistic causal networks admit of a realist interpretation of the relationship. Between the organism and the environment, while the role it's variability retain the role of the concepts of the Markov blanket and pro blanket states many treatments of the free free free energy principle instrumentalist one, whereas in Pearson's even stronger terms can see to anomalous interpretation of meaning.</text:p>
      <text:p text:style-name="P29">1:33:23 For instance, blankets are realist not only in the non instrumentalist sense, but also in the sense of being nonnominalist entities. The modal terms of references are two real possibilities, such as what's conceivable or produced by imagination. anticipatorily related to the future states of affairs are used in making sense of the key aspects of the theory. We will argue in this paper the free energy principle has been put at the center of a viable picture of an organism's insight Hinton the consequences of its action and its ability to choose the best or most efficient strategies that attributes to the fulfillment of best possible consequences. So not just consequences now, but over a temporal field.</text:p>
      <text:p text:style-name="P29">And all I noted was realism is the philosophical position that posits that universals are just as real as physical, measurable material. Nominalism is the philosophical position that promotes that universal or abstract concepts. I just lost my place, sorry, I.</text:p>
      <text:p text:style-name="P29"/>
      <text:p text:style-name="P29">1:34:25 Speaker B:</text:p>
      <text:p text:style-name="P29">Just made a new line. Abstract concepts do not exist in the same way as physical, tangible material.</text:p>
      <text:p text:style-name="P29"/>
      <text:p text:style-name="P29">1:34:30 Daniel:</text:p>
      <text:p text:style-name="P29">From instrumentalism to insight and insight or minimum two. We talk about that all the time because we're talking about relational and not just relative to rule. We build categories, we generate hierarchies, and eventually we see patterns to model. We gain an insight, then the pattern is tested. From audi.</text:p>
      <text:p text:style-name="P29">There's another paper that I read about is fantastic, called The New Light on Pierce. And I quoted from that. This is what Pierce had in mind when he wrote Lady Welding. That's reasonable to adopt a given hypothesis. Reasonable, right.</text:p>
      <text:p text:style-name="P29">If it will be wise to go to some extent to put the hypothesis to test dependent upon the advantage that that would accrue from knowing the truth of the hypothesis. From that testing result of consistency, I, e. Repeatability comes universal things like laws, rules, actions, etc. That's the stuff that in my diagram is on the righthand side. This is the entirety of the pro.</text:p>
      <text:p text:style-name="P29">1:35:31 It is the entirety of the process real? Yes, because it's complex, a reality made up of processes, some of which have no basis in reality. Again, from The New Light on Pierce, again addy's paper the fourth memoir entitled Analysis of the Methods of Mathematical Demonstration, opened with the affirmation that his first real discovery about mathematical procedure was that there are two kinds of necessary reasoning the collateral and theorematic. These he explained as follows collateral deduction <text:soft-page-break/>is where it is only necessary to imagine any case in which the premises are true in order to perceive immediately that the conclusion holds. In that case, theoromatic deduction is a deduction in which it's necessary to experiment in the implication upon the image of the premise that in order from the result of which experiment to make sorry collateral deductions to the truth of the conclusion.</text:p>
      <text:p text:style-name="P29">1:36:33 So again, this kind of hints that if we remove too many things and reduce too far, we are left with nothing but instrumentalism. So within those bounded concepts that we've now arbitrarily parameterized, there's a whole bunch of things that we can pack into that silo and those things can move around and float around in there. They're not constrained to the upper right, in the lower left corner. Now all of a sudden those bidirectionalities are indicators of just how much fluidity is going on as we pass from product and sweep across to insight.</text:p>
      <text:p text:style-name="P29"/>
      <text:p text:style-name="P29">1:37:21 Speaker B:</text:p>
      <text:p text:style-name="P29">Thanks Dean. Let me add a thought here. So just a reminder and reference other resources you'll find so much more. But deduction is the inference of or about particular instances by referencing generalities laws and principles. Induction, in contrast, is where we go from what we've observed with the instances up towards forming generalities.</text:p>
      <text:p text:style-name="P29">So deduction going down in that kind of a top down foraging. It's very interesting that the deduction is split into two components here. You said collateral, I believe, and I think that may be totally valid, but I at least would read this as corollary of or related to a corollary. Well, what have we heard nowhere else but here and elsewhere? Active inference is a corollary process theory of the free energy principle.</text:p>
      <text:p text:style-name="P29">So from a more general principle in the definition, the corollarial deduction is a situation where a case is only needed to be imagined, really imagined, where the premises are true.</text:p>
      <text:p text:style-name="P29">1:38:38 Propose a blanket where there's a particular entity and the blanket is separating them from the generative process in such and such a way such that the entity is a generative models and the internal states are doing some kind of mode tracking or path tracking of external states in a cybernetic good regulator framework. The premise is merely a premise, it's not the culmination. So that's what we see in the corollarial deduction. All you have to do is consider the premise to proceed immediately that the conclusion holds in that case.</text:p>
      <text:p text:style-name="P29">Well, yes, if you propose setting up the Bayes graph to be truly just that way as a controller of the free energy principle, then that is already like a story arc that's been completed. No one's saying that you wrote the paper or that you had the startup that's profitable. But also no one can say that it's incorrect that you made a premise that kind of completed its arc.</text:p>
      <text:p text:style-name="P29">1:39:41 And then in the second case we're still within deduction. However, it's necessary to experiment in the imagination.</text:p>
      <text:p text:style-name="P29">So thought experiments which we can place into a setting of mental action and attention and counterfactuals counterfactual generation requires the generation of counterfactuals ergo it is abductive. It requires a generative phase and a selective phase. So we're going to generate and select that's the abductive loop that's happening with a when in a semantic space as part of this theorematic deduction and then the results of that experiment can be used to make corollarial deductions to the truth of the conclusion. So that's kind of counterfactuals on imagined premises and guess what, it's real. Esteves.</text:p>
      <text:p text:style-name="P29"/>
      <text:p text:style-name="P29">1:40:44 Speaker C:</text:p>
      <text:p text:style-name="P29"><text:soft-page-break/>Can I add one question in there?</text:p>
      <text:p text:style-name="P29">We have to make our deduction from a particular instance and we abduct the kind of best policy selection when we induce generally this induction. I see that as kind of a narrowing the gap. Often there's a generality and then a bit like reinforcement learning might try and do you're inducing between and that's often what we see is most visible. Someone is trying to reduce the gap in the physical world with the product that we've got that we're manipulating because that's kind of what we can see. I was speaking, I think earlier to Dean about this someone's making a pot and they have the piece of clay that goes wobbling and they're sort of making it into a pot.</text:p>
      <text:p text:style-name="P29">1:41:46 So it's kind of like they're inducing inductively trying to make it closer and closer to something that's more like the general idea of a pot. But that's what we see and at some point we might not know what they're even doing. Then suddenly we deduce it to pot because like you say, there's a particular evidence of being evoked. But behind all of that this active processes I don't know whether the word biosemiotics is the term actually I'm still not quite sure how to put that in there but I think that fits in with what you're saying. I wonder what your thoughts on that sort of inductive take.</text:p>
      <text:p text:style-name="P29"/>
      <text:p text:style-name="P29">1:42:30 Speaker B:</text:p>
      <text:p text:style-name="P29">If I can just highlight how this comparison one relates to the realism instrumentalism and the clay pot creation.</text:p>
      <text:p text:style-name="P29">So here we have the quadrant separated again totally speculating, working with Dean's graphical artistry in one totally defensible and absolutely scientific framing. The viewer of the pot construction could see their entire logical apparatus and inference about what is happening as an instrumental process happening. I'm not saying that they're really making a pot, I'm just saying that's a socially constructed term and it's totally contingent on my inclination, what I believe is a pot. Maybe they're making a piece of art. Who am I to say that it's not something else?</text:p>
      <text:p text:style-name="P29">Maybe it could be used as a hammer so that places the coherence about the system at the forefront and provides clarity as well as openness.</text:p>
      <text:p text:style-name="P29">1:43:38 The edges of the drawing are open because it does leave a lot of structuredness surrounding the origin point again, but also room to go off in many, many directions. What Majid returned our attention to was the nature of observations coming from the generative process, coming from the niche. If it's Whimsical, as I think he said, well, then yes, instrumentalism is fine in its totality. However, if it's not whimsical if there really is a table that you're going to get hit by, if that is really something that you're buying, if that is something with limited resources we're doing are we making a pot or we're making a pan?</text:p>
      <text:p text:style-name="P29">Then the boundedness is now moving to that scenario which includes the mindedness of all of the entities. One entity is not speaking for the other, but that entity is seeing the situation as real in that it is truly providing pragmatic implication for survival.</text:p>
      <text:p text:style-name="P29">1:44:51 And it's real meaning, it's really biosemiotic meaning. And so here the boundedness is more around the situation. And in that space, in that room, there are paths amongst the theory where if you go to a different situation, you cross the line.</text:p>
      <text:p text:style-name="P29">Now, crossing a line is not like always a bad thing, but all of a sudden if someone's daydreaming about a totally different topic, they've exited the situation. But within the situation, there are diversity of approaches. Here the situation is actually being used just as an experimental context for a theoretician <text:soft-page-break/>or a researcher in their removal to be able to consider different ways of modeling. So, not sure if this is consistent or, you know, Dean orthodoxy or heterodoxy, but I see the boundedness as allowing for that center of action to be approached in a pragmatic, not a theoretical but not academic approach.</text:p>
      <text:p text:style-name="P29">1:46:07 Whereas by making the divisions, cutting nature at the joints and like, oh wow, those joints correspond to long standing philosophical debates in academia.</text:p>
      <text:p text:style-name="P29">Who knew? And maybe they don't always correspond to those joints.</text:p>
      <text:p text:style-name="P29"/>
      <text:p text:style-name="P29">1:46:21 Daniel:</text:p>
      <text:p text:style-name="P29">Yes, Dean, I know we're getting close to the end here, so thank you for explaining that in your words. That helps me because I'm always curious to whether or not the things that I'm trying to share actually are making sense to other people. And it sounds like it maybe is gaining some traction.</text:p>
      <text:p text:style-name="P29">I want to say this one thing before we have to sign off here. Traditionally, in most academic settings, and I'm guilty of this as anybody, because I was a curriculum designer for Hae Park of my life. We start out trying to figure out how to construct a plan. And I think what active coherence affords is this idea that instead of reconstruct a plan and then others follow, it called the curriculum. What this potentiates in addition to that, this is not dismissing that or saying that that doesn't have its time in its place.</text:p>
      <text:p text:style-name="P29">What this does is ask us whether or not we could forage a plan, could we figure out how to fly, how to build the plane on the fly?</text:p>
      <text:p text:style-name="P29">1:47:31 That's all this is entertaining so that you actually have both. So when you're sully and Hudson River has never traditionally been a landing strip, it becomes one. But you need both. You need to think and the do.</text:p>
      <text:p text:style-name="P29">You need the action and the abduction. And so if you limit yourself to one or the other for the sake of not being cognitive overloaded, I get that that's the deconstruction piece. But if you are foraging for a plan, the plan falls out of a product, your prior meld with your priorities and then it becomes selfevident what the plan is, as opposed to somebody handing you a list and then you simply following. So I wanted to get that in before we have to call it a day. But I think that's important to sort of put that context both in grip and as gripper because it's no more complicated or simple than that.</text:p>
      <text:p text:style-name="P29"/>
      <text:p text:style-name="P29">1:48:45 Speaker B:</text:p>
      <text:p text:style-name="P29">Thanks. We are on our last slide now. We got through one of the six comparisons and the six were the tip of the iceberg of the tip. So we know that we can never linearize or vocalize everything that needs to occur, but we also carry on. So we can pause here, reflect on the last three videos in this series, 470, one and two.</text:p>
      <text:p text:style-name="P29">Where to now? How are we different after 47.2 than before 47 point double Dean.</text:p>
      <text:p text:style-name="P29"/>
      <text:p text:style-name="P29">1:49:34 Daniel:</text:p>
      <text:p text:style-name="P29">My suggestion is that when we reflect, we are literally abducing. We are literally looking back at the entire narrative or continuum or whatever you want to call it and trying to figure out what just happened.</text:p>
      <text:p text:style-name="P29">And I think that's when a lot of the stuff that's not instrumentalist turns real. I don't think people actually get a real sense of real until they do. The reflection.</text:p>
      <text:p text:style-name="P29"><text:soft-page-break/></text:p>
      <text:p text:style-name="P29">1:50:05 Speaker B:</text:p>
      <text:p text:style-name="P29">The classical scientific communication, public speaking advice which I look forward to seeing how what Majid shared about economy of research also reimagines the doing and the communication of science. Of course.</text:p>
      <text:p text:style-name="P29">But some of the classic advice is tell them what you're going to tell them. Tell them and then tell them what you've told them. We can turn that into a bit more of and active or a planning based framing. Like consider what is about to happen, abduction during the Livestream, think about what is happening attention. And then after the live stream, consider what happens reflection.</text:p>
      <text:p text:style-name="P29">All of those processes are happening in the dot. Zero, one and two of each sentence of each person speaking turn in the videos. And at all these different scales, that's as real as anything.</text:p>
      <text:p text:style-name="P29">1:51:08 So it's really a nice hopefully sequence that we've engaged on. And there may be more decimals to come on 47.</text:p>
      <text:p text:style-name="P29">Certainly 48 and beyond will also carry forward in this biological way in which when we talk about concepts beyond 47, we'll have the shared basis of bringing abduction in and so on. Esteves, any last thoughts?</text:p>
      <text:p text:style-name="P29"/>
      <text:p text:style-name="P29">1:51:45 Speaker C:</text:p>
      <text:p text:style-name="P29">Yeah, I'd like to thanks for going here. I think we've had enough traction to show that there's a lot of value in trying to wrestle between and there is as well as that idea of the scientific like Daniel, you mentioned the scientific communication where you have something that's quite clear to communication. There's also, when it's opening up a space for something that could go down multiple, different routes once it's contextualized.</text:p>
      <text:p text:style-name="P29">I think this speaks to contextuality situatedness and may require some I'm interested in how this may require some nonverbal kind.</text:p>
      <text:p text:style-name="P29"/>
      <text:p text:style-name="P29">1:52:33 Speaker D:</text:p>
      <text:p text:style-name="P29">Of more.</text:p>
      <text:p text:style-name="P29"/>
      <text:p text:style-name="P29">1:52:35 Speaker C:</text:p>
      <text:p text:style-name="P29">Experiential processing of certain cases to explore. So I think that might be open up the potential to sit in between and just take something from here and say, okay, what would that be like? Experientially and just grooving that.</text:p>
      <text:p text:style-name="P29">So that's why I'm going to explore what that might be like.</text:p>
      <text:p text:style-name="P29"/>
      <text:p text:style-name="P29">1:52:55 Speaker B:</text:p>
      <text:p text:style-name="P29">Dean, penultimate words.</text:p>
      <text:p text:style-name="P29"/>
      <text:p text:style-name="P29">1:52:57 Daniel:</text:p>
      <text:p text:style-name="P29">I want to thank the two of you again for creating a kind of Esteves’ point, a kind of a safe space to take these kind of risks. Because again, we're not just sticking to the script, we're kind of maybe triangulating off two scripts. And that doesn't mean that you're always going to be right.</text:p>
      <text:p text:style-name="P29"><text:soft-page-break/>I mean, if people come back and say, wow, we are wrong about this, I get to learn. But I think before that opportunity even rose, prior to that, there were two people that are now sitting on my desktop here who shared in that risk analysis effort. And I want to thank both of you for being so supportive around taking this kind of let's Chang Kim out there and see who salutes and who takes it down. Because if it's taken down, I'm okay with that too. But just being able to have the opportunity has been spectacular in terms of developing how I think ask not what.</text:p>
      <text:p text:style-name="P29"/>
      <text:p text:style-name="P29">1:53:59 Speaker B:</text:p>
      <text:p text:style-name="P29">You can do for your corollary process theory. See you fellows later. Thank you.</text:p>
      <text:p text:style-name="P29"/>
      <text:p text:style-name="P29">1:54:05 Daniel:</text:p>
      <text:p text:style-name="P38">Thank you.</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20:23:39.462000000</dc:date>
    <meta:editing-duration>PT1H12M39S</meta:editing-duration>
    <meta:editing-cycles>7</meta:editing-cycles>
    <meta:generator>LibreOffice/7.4.1.2$Windows_X86_64 LibreOffice_project/3c58a8f3a960df8bc8fd77b461821e42c061c5f0</meta:generator>
    <meta:document-statistic meta:table-count="3" meta:image-count="0" meta:object-count="0" meta:page-count="82" meta:paragraph-count="1209" meta:word-count="45884" meta:character-count="262371" meta:non-whitespace-character-count="217696"/>
  </office:meta>
</office:document-meta>
</file>